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office:automatic-styles>
  <office:body>
    <office:spreadsheet>
      <table:calculation-settings table:case-sensitive="false" table:automatic-find-labels="false" table:use-regular-expressions="false"/>
      <table:table table:name="Feuille1" table:style-name="ta1" table:print="false">
        <table:table-column table:style-name="co1" table:default-cell-style-name="_30__5f_EnTeteDate"/>
        <table:table-column table:style-name="co1" table:number-columns-repeated="5" table:default-cell-style-name="_30__5f_Style2"/>
        <table:table-column table:style-name="co1" table:default-cell-style-name="_30__5f_MesuresTHC"/>
        <table:table-column table:style-name="co1" table:number-columns-repeated="5" table:default-cell-style-name="_30__5f_Style1"/>
        <table:table-row table:style-name="ro1">
          <table:table-cell office:value-type="string">
            <text:p>Plage</text:p>
          </table:table-cell>
          <table:table-cell office:value-type="string">
            <text:p>Canal1</text:p>
          </table:table-cell>
          <table:table-cell office:value-type="string">
            <text:p>X</text:p>
          </table:table-cell>
          <table:table-cell office:value-type="string">
            <text:p>Y</text:p>
          </table:table-cell>
          <table:table-cell office:value-type="string">
            <text:p>Rocade</text:p>
          </table:table-cell>
          <table:table-cell office:value-type="float" office:value="666">
            <text:p>666</text:p>
          </table:table-cell>
          <table:table-cell office:value-type="string">
            <text:p>Eh merde</text:p>
          </table:table-cell>
          <table:table-cell office:value-type="string">
            <text:p>Blaireaux</text:p>
          </table:table-cell>
          <table:table-cell office:value-type="string">
            <text:p>Connasses</text:p>
          </table:table-cell>
          <table:table-cell office:value-type="string">
            <text:p>Cocus</text:p>
          </table:table-cell>
          <table:table-cell office:value-type="string">
            <text:p>Pétasses</text:p>
          </table:table-cell>
          <table:table-cell office:value-type="string">
            <text:p>Salopes</text:p>
          </table:table-cell>
        </table:table-row>
        <table:table-row table:style-name="ro1">
          <table:table-cell table:formula="of:=&quot;22:06:00&quot; &amp; T(ORG.OPENOFFICE.STYLE(&quot;0_EnTeteDate&quot;))" office:value-type="string" office:string-value="22:06:00">
            <text:p>22:06:00</text:p>
          </table:table-cell>
          <table:table-cell table:formula="of:=138 + ORG.OPENOFFICE.STYLE(&quot;0_Style2&quot;)" office:value-type="float" office:value="138">
            <text:p>138</text:p>
          </table:table-cell>
          <table:table-cell table:formula="of:=99 + ORG.OPENOFFICE.STYLE(&quot;0_Style2&quot;)" office:value-type="float" office:value="99">
            <text:p>99</text:p>
          </table:table-cell>
          <table:table-cell table:formula="of:=51 + ORG.OPENOFFICE.STYLE(&quot;0_Style2&quot;)" office:value-type="float" office:value="51">
            <text:p>51</text:p>
          </table:table-cell>
          <table:table-cell table:formula="of:=62 + ORG.OPENOFFICE.STYLE(&quot;0_Style2&quot;)" office:value-type="float" office:value="62">
            <text:p>62</text:p>
          </table:table-cell>
          <table:table-cell table:formula="of:=45 + ORG.OPENOFFICE.STYLE(&quot;0_Style2&quot;)" office:value-type="float" office:value="45">
            <text:p>45</text:p>
          </table:table-cell>
          <table:table-cell table:formula="of:=&quot;--&quot; &amp; T(ORG.OPENOFFICE.STYLE(&quot;0_MesuresTHC&quot;))" office:value-type="string" office:string-value="--">
            <text:p>--</text:p>
          </table:table-cell>
          <table:table-cell table:formula="of:=82 + ORG.OPENOFFICE.STYLE(&quot;0_Style1&quot;)" office:value-type="float" office:value="82">
            <text:p>82</text:p>
          </table:table-cell>
          <table:table-cell table:formula="of:=31 + ORG.OPENOFFICE.STYLE(&quot;0_Style1&quot;)" office:value-type="float" office:value="31">
            <text:p>31</text:p>
          </table:table-cell>
          <table:table-cell table:formula="of:=17 + ORG.OPENOFFICE.STYLE(&quot;0_Style1&quot;)" office:value-type="float" office:value="17">
            <text:p>17</text:p>
          </table:table-cell>
          <table:table-cell table:formula="of:=50 + ORG.OPENOFFICE.STYLE(&quot;0_Style1&quot;)" office:value-type="float" office:value="50">
            <text:p>50</text:p>
          </table:table-cell>
          <table:table-cell table:formula="of:=24 + ORG.OPENOFFICE.STYLE(&quot;0_Style1&quot;)" office:value-type="float" office:value="24">
            <text:p>24</text:p>
          </table:table-cell>
        </table:table-row>
        <table:table-row table:style-name="ro1">
          <table:table-cell table:formula="of:=&quot;22:12:00&quot; &amp; T(ORG.OPENOFFICE.STYLE(&quot;0_EnTeteDate&quot;))" office:value-type="string" office:string-value="22:12:00">
            <text:p>22:12:00</text:p>
          </table:table-cell>
          <table:table-cell table:formula="of:=131 + ORG.OPENOFFICE.STYLE(&quot;0_Style2&quot;)" office:value-type="float" office:value="131">
            <text:p>131</text:p>
          </table:table-cell>
          <table:table-cell table:formula="of:=91 + ORG.OPENOFFICE.STYLE(&quot;0_Style2&quot;)" office:value-type="float" office:value="91">
            <text:p>91</text:p>
          </table:table-cell>
          <table:table-cell table:formula="of:=54 + ORG.OPENOFFICE.STYLE(&quot;0_Style2&quot;)" office:value-type="float" office:value="54">
            <text:p>54</text:p>
          </table:table-cell>
          <table:table-cell table:formula="of:=64 + ORG.OPENOFFICE.STYLE(&quot;0_Style2&quot;)" office:value-type="float" office:value="64">
            <text:p>64</text:p>
          </table:table-cell>
          <table:table-cell table:formula="of:=47 + ORG.OPENOFFICE.STYLE(&quot;0_Style2&quot;)" office:value-type="float" office:value="47">
            <text:p>47</text:p>
          </table:table-cell>
          <table:table-cell table:formula="of:=&quot;--&quot; &amp; T(ORG.OPENOFFICE.STYLE(&quot;0_MesuresTHC&quot;))" office:value-type="string" office:string-value="--">
            <text:p>--</text:p>
          </table:table-cell>
          <table:table-cell table:formula="of:=83 + ORG.OPENOFFICE.STYLE(&quot;0_Style1&quot;)" office:value-type="float" office:value="83">
            <text:p>83</text:p>
          </table:table-cell>
          <table:table-cell table:style-name="_30__5f_Style2" table:formula="of:=32 + ORG.OPENOFFICE.STYLE(&quot;0_Style2&quot;)" office:value-type="float" office:value="32">
            <text:p>32</text:p>
          </table:table-cell>
          <table:table-cell table:formula="of:=18 + ORG.OPENOFFICE.STYLE(&quot;0_Style1&quot;)" office:value-type="float" office:value="18">
            <text:p>18</text:p>
          </table:table-cell>
          <table:table-cell table:style-name="_30__5f_Style2" table:formula="of:=52 + ORG.OPENOFFICE.STYLE(&quot;0_Style2&quot;)" office:value-type="float" office:value="52">
            <text:p>52</text:p>
          </table:table-cell>
          <table:table-cell table:formula="of:=25 + ORG.OPENOFFICE.STYLE(&quot;0_Style1&quot;)" office:value-type="float" office:value="25">
            <text:p>25</text:p>
          </table:table-cell>
        </table:table-row>
        <table:table-row table:style-name="ro1">
          <table:table-cell table:formula="of:=&quot;22:18:00&quot; &amp; T(ORG.OPENOFFICE.STYLE(&quot;0_EnTeteDate&quot;))" office:value-type="string" office:string-value="22:18:00">
            <text:p>22:18:00</text:p>
          </table:table-cell>
          <table:table-cell table:formula="of:=136 + ORG.OPENOFFICE.STYLE(&quot;0_Style2&quot;)" office:value-type="float" office:value="136">
            <text:p>136</text:p>
          </table:table-cell>
          <table:table-cell table:formula="of:=99 + ORG.OPENOFFICE.STYLE(&quot;0_Style2&quot;)" office:value-type="float" office:value="99">
            <text:p>99</text:p>
          </table:table-cell>
          <table:table-cell table:formula="of:=51 + ORG.OPENOFFICE.STYLE(&quot;0_Style2&quot;)" office:value-type="float" office:value="51">
            <text:p>51</text:p>
          </table:table-cell>
          <table:table-cell table:formula="of:=62 + ORG.OPENOFFICE.STYLE(&quot;0_Style2&quot;)" office:value-type="float" office:value="62">
            <text:p>62</text:p>
          </table:table-cell>
          <table:table-cell table:formula="of:=47 + ORG.OPENOFFICE.STYLE(&quot;0_Style2&quot;)" office:value-type="float" office:value="47">
            <text:p>47</text:p>
          </table:table-cell>
          <table:table-cell table:formula="of:=&quot;--&quot; &amp; T(ORG.OPENOFFICE.STYLE(&quot;0_MesuresTHC&quot;))" office:value-type="string" office:string-value="--">
            <text:p>--</text:p>
          </table:table-cell>
          <table:table-cell table:formula="of:=83 + ORG.OPENOFFICE.STYLE(&quot;0_Style1&quot;)" office:value-type="float" office:value="83">
            <text:p>83</text:p>
          </table:table-cell>
          <table:table-cell table:style-name="_30__5f_Style2" table:formula="of:=38 + ORG.OPENOFFICE.STYLE(&quot;0_Style2&quot;)" office:value-type="float" office:value="38">
            <text:p>38</text:p>
          </table:table-cell>
          <table:table-cell table:formula="of:=18 + ORG.OPENOFFICE.STYLE(&quot;0_Style1&quot;)" office:value-type="float" office:value="18">
            <text:p>18</text:p>
          </table:table-cell>
          <table:table-cell table:formula="of:=52 + ORG.OPENOFFICE.STYLE(&quot;0_Style1&quot;)" office:value-type="float" office:value="52">
            <text:p>52</text:p>
          </table:table-cell>
          <table:table-cell table:formula="of:=25 + ORG.OPENOFFICE.STYLE(&quot;0_Style1&quot;)" office:value-type="float" office:value="25">
            <text:p>25</text:p>
          </table:table-cell>
        </table:table-row>
        <table:table-row table:style-name="ro1">
          <table:table-cell table:formula="of:=&quot;22:24:00&quot; &amp; T(ORG.OPENOFFICE.STYLE(&quot;0_EnTeteDate&quot;))" office:value-type="string" office:string-value="22:24:00">
            <text:p>22:24:00</text:p>
          </table:table-cell>
          <table:table-cell table:formula="of:=130 + ORG.OPENOFFICE.STYLE(&quot;0_Style2&quot;)" office:value-type="float" office:value="130">
            <text:p>130</text:p>
          </table:table-cell>
          <table:table-cell table:formula="of:=94 + ORG.OPENOFFICE.STYLE(&quot;0_Style2&quot;)" office:value-type="float" office:value="94">
            <text:p>94</text:p>
          </table:table-cell>
          <table:table-cell table:formula="of:=53 + ORG.OPENOFFICE.STYLE(&quot;0_Style2&quot;)" office:value-type="float" office:value="53">
            <text:p>53</text:p>
          </table:table-cell>
          <table:table-cell table:formula="of:=63 + ORG.OPENOFFICE.STYLE(&quot;0_Style2&quot;)" office:value-type="float" office:value="63">
            <text:p>63</text:p>
          </table:table-cell>
          <table:table-cell table:formula="of:=47 + ORG.OPENOFFICE.STYLE(&quot;0_Style2&quot;)" office:value-type="float" office:value="47">
            <text:p>47</text:p>
          </table:table-cell>
          <table:table-cell table:formula="of:=&quot;--&quot; &amp; T(ORG.OPENOFFICE.STYLE(&quot;0_MesuresTHC&quot;))" office:value-type="string" office:string-value="--">
            <text:p>--</text:p>
          </table:table-cell>
          <table:table-cell table:formula="of:=87 + ORG.OPENOFFICE.STYLE(&quot;0_Style1&quot;)" office:value-type="float" office:value="87">
            <text:p>87</text:p>
          </table:table-cell>
          <table:table-cell table:formula="of:=32 + ORG.OPENOFFICE.STYLE(&quot;0_Style1&quot;)" office:value-type="float" office:value="32">
            <text:p>32</text:p>
          </table:table-cell>
          <table:table-cell table:formula="of:=17 + ORG.OPENOFFICE.STYLE(&quot;0_Style1&quot;)" office:value-type="float" office:value="17">
            <text:p>17</text:p>
          </table:table-cell>
          <table:table-cell table:formula="of:=52 + ORG.OPENOFFICE.STYLE(&quot;0_Style1&quot;)" office:value-type="float" office:value="52">
            <text:p>52</text:p>
          </table:table-cell>
          <table:table-cell table:formula="of:=25 + ORG.OPENOFFICE.STYLE(&quot;0_Style1&quot;)" office:value-type="float" office:value="25">
            <text:p>25</text:p>
          </table:table-cell>
        </table:table-row>
        <table:table-row table:style-name="ro1">
          <table:table-cell table:formula="of:=&quot;22:30:00&quot; &amp; T(ORG.OPENOFFICE.STYLE(&quot;0_EnTeteDate&quot;))" office:value-type="string" office:string-value="22:30:00">
            <text:p>22:30:00</text:p>
          </table:table-cell>
          <table:table-cell table:formula="of:=139 + ORG.OPENOFFICE.STYLE(&quot;0_Style2&quot;)" office:value-type="float" office:value="139">
            <text:p>139</text:p>
          </table:table-cell>
          <table:table-cell table:formula="of:=104 + ORG.OPENOFFICE.STYLE(&quot;0_Style2&quot;)" office:value-type="float" office:value="104">
            <text:p>104</text:p>
          </table:table-cell>
          <table:table-cell table:formula="of:=52 + ORG.OPENOFFICE.STYLE(&quot;0_Style2&quot;)" office:value-type="float" office:value="52">
            <text:p>52</text:p>
          </table:table-cell>
          <table:table-cell table:formula="of:=63 + ORG.OPENOFFICE.STYLE(&quot;0_Style2&quot;)" office:value-type="float" office:value="63">
            <text:p>63</text:p>
          </table:table-cell>
          <table:table-cell table:formula="of:=44 + ORG.OPENOFFICE.STYLE(&quot;0_Style2&quot;)" office:value-type="float" office:value="44">
            <text:p>44</text:p>
          </table:table-cell>
          <table:table-cell table:formula="of:=&quot;--&quot; &amp; T(ORG.OPENOFFICE.STYLE(&quot;0_MesuresTHC&quot;))" office:value-type="string" office:string-value="--">
            <text:p>--</text:p>
          </table:table-cell>
          <table:table-cell table:formula="of:=85 + ORG.OPENOFFICE.STYLE(&quot;0_Style1&quot;)" office:value-type="float" office:value="85">
            <text:p>85</text:p>
          </table:table-cell>
          <table:table-cell table:formula="of:=31 + ORG.OPENOFFICE.STYLE(&quot;0_Style1&quot;)" office:value-type="float" office:value="31">
            <text:p>31</text:p>
          </table:table-cell>
          <table:table-cell table:formula="of:=17 + ORG.OPENOFFICE.STYLE(&quot;0_Style1&quot;)" office:value-type="float" office:value="17">
            <text:p>17</text:p>
          </table:table-cell>
          <table:table-cell table:formula="of:=51 + ORG.OPENOFFICE.STYLE(&quot;0_Style1&quot;)" office:value-type="float" office:value="51">
            <text:p>51</text:p>
          </table:table-cell>
          <table:table-cell table:formula="of:=25 + ORG.OPENOFFICE.STYLE(&quot;0_Style1&quot;)" office:value-type="float" office:value="25">
            <text:p>25</text:p>
          </table:table-cell>
        </table:table-row>
        <table:table-row table:style-name="ro1">
          <table:table-cell table:formula="of:=&quot;22:36:00&quot; &amp; T(ORG.OPENOFFICE.STYLE(&quot;0_EnTeteDate&quot;))" office:value-type="string" office:string-value="22:36:00">
            <text:p>22:36:00</text:p>
          </table:table-cell>
          <table:table-cell table:formula="of:=131 + ORG.OPENOFFICE.STYLE(&quot;0_Style2&quot;)" office:value-type="float" office:value="131">
            <text:p>131</text:p>
          </table:table-cell>
          <table:table-cell table:formula="of:=94 + ORG.OPENOFFICE.STYLE(&quot;0_Style2&quot;)" office:value-type="float" office:value="94">
            <text:p>94</text:p>
          </table:table-cell>
          <table:table-cell table:formula="of:=52 + ORG.OPENOFFICE.STYLE(&quot;0_Style2&quot;)" office:value-type="float" office:value="52">
            <text:p>52</text:p>
          </table:table-cell>
          <table:table-cell table:formula="of:=62 + ORG.OPENOFFICE.STYLE(&quot;0_Style2&quot;)" office:value-type="float" office:value="62">
            <text:p>62</text:p>
          </table:table-cell>
          <table:table-cell table:formula="of:=47 + ORG.OPENOFFICE.STYLE(&quot;0_Style2&quot;)" office:value-type="float" office:value="47">
            <text:p>47</text:p>
          </table:table-cell>
          <table:table-cell table:formula="of:=&quot;--&quot; &amp; T(ORG.OPENOFFICE.STYLE(&quot;0_MesuresTHC&quot;))" office:value-type="string" office:string-value="--">
            <text:p>--</text:p>
          </table:table-cell>
          <table:table-cell table:formula="of:=87 + ORG.OPENOFFICE.STYLE(&quot;0_Style1&quot;)" office:value-type="float" office:value="87">
            <text:p>87</text:p>
          </table:table-cell>
          <table:table-cell table:formula="of:=31 + ORG.OPENOFFICE.STYLE(&quot;0_Style1&quot;)" office:value-type="float" office:value="31">
            <text:p>31</text:p>
          </table:table-cell>
          <table:table-cell table:formula="of:=17 + ORG.OPENOFFICE.STYLE(&quot;0_Style1&quot;)" office:value-type="float" office:value="17">
            <text:p>17</text:p>
          </table:table-cell>
          <table:table-cell table:formula="of:=51 + ORG.OPENOFFICE.STYLE(&quot;0_Style1&quot;)" office:value-type="float" office:value="51">
            <text:p>51</text:p>
          </table:table-cell>
          <table:table-cell table:formula="of:=24 + ORG.OPENOFFICE.STYLE(&quot;0_Style1&quot;)" office:value-type="float" office:value="24">
            <text:p>24</text:p>
          </table:table-cell>
        </table:table-row>
        <table:table-row table:style-name="ro1">
          <table:table-cell table:formula="of:=&quot;22:42:00&quot; &amp; T(ORG.OPENOFFICE.STYLE(&quot;0_EnTeteDate&quot;))" office:value-type="string" office:string-value="22:42:00">
            <text:p>22:42:00</text:p>
          </table:table-cell>
          <table:table-cell table:style-name="_30__5f_Style1" table:formula="of:=126 + ORG.OPENOFFICE.STYLE(&quot;0_Style1&quot;)" office:value-type="float" office:value="126">
            <text:p>126</text:p>
          </table:table-cell>
          <table:table-cell table:formula="of:=98 + ORG.OPENOFFICE.STYLE(&quot;0_Style2&quot;)" office:value-type="float" office:value="98">
            <text:p>98</text:p>
          </table:table-cell>
          <table:table-cell table:formula="of:=55 + ORG.OPENOFFICE.STYLE(&quot;0_Style2&quot;)" office:value-type="float" office:value="55">
            <text:p>55</text:p>
          </table:table-cell>
          <table:table-cell table:formula="of:=64 + ORG.OPENOFFICE.STYLE(&quot;0_Style2&quot;)" office:value-type="float" office:value="64">
            <text:p>64</text:p>
          </table:table-cell>
          <table:table-cell table:formula="of:=46 + ORG.OPENOFFICE.STYLE(&quot;0_Style2&quot;)" office:value-type="float" office:value="46">
            <text:p>46</text:p>
          </table:table-cell>
          <table:table-cell table:formula="of:=&quot;--&quot; &amp; T(ORG.OPENOFFICE.STYLE(&quot;0_MesuresTHC&quot;))" office:value-type="string" office:string-value="--">
            <text:p>--</text:p>
          </table:table-cell>
          <table:table-cell table:formula="of:=87 + ORG.OPENOFFICE.STYLE(&quot;0_Style1&quot;)" office:value-type="float" office:value="87">
            <text:p>87</text:p>
          </table:table-cell>
          <table:table-cell table:formula="of:=31 + ORG.OPENOFFICE.STYLE(&quot;0_Style1&quot;)" office:value-type="float" office:value="31">
            <text:p>31</text:p>
          </table:table-cell>
          <table:table-cell table:formula="of:=17 + ORG.OPENOFFICE.STYLE(&quot;0_Style1&quot;)" office:value-type="float" office:value="17">
            <text:p>17</text:p>
          </table:table-cell>
          <table:table-cell table:formula="of:=51 + ORG.OPENOFFICE.STYLE(&quot;0_Style1&quot;)" office:value-type="float" office:value="51">
            <text:p>51</text:p>
          </table:table-cell>
          <table:table-cell table:formula="of:=24 + ORG.OPENOFFICE.STYLE(&quot;0_Style1&quot;)" office:value-type="float" office:value="24">
            <text:p>24</text:p>
          </table:table-cell>
        </table:table-row>
        <table:table-row table:style-name="ro1">
          <table:table-cell table:formula="of:=&quot;22:48:00&quot; &amp; T(ORG.OPENOFFICE.STYLE(&quot;0_EnTeteDate&quot;))" office:value-type="string" office:string-value="22:48:00">
            <text:p>22:48:00</text:p>
          </table:table-cell>
          <table:table-cell table:formula="of:=132 + ORG.OPENOFFICE.STYLE(&quot;0_Style2&quot;)" office:value-type="float" office:value="132">
            <text:p>132</text:p>
          </table:table-cell>
          <table:table-cell table:formula="of:=94 + ORG.OPENOFFICE.STYLE(&quot;0_Style2&quot;)" office:value-type="float" office:value="94">
            <text:p>94</text:p>
          </table:table-cell>
          <table:table-cell table:formula="of:=52 + ORG.OPENOFFICE.STYLE(&quot;0_Style2&quot;)" office:value-type="float" office:value="52">
            <text:p>52</text:p>
          </table:table-cell>
          <table:table-cell table:formula="of:=62 + ORG.OPENOFFICE.STYLE(&quot;0_Style2&quot;)" office:value-type="float" office:value="62">
            <text:p>62</text:p>
          </table:table-cell>
          <table:table-cell table:formula="of:=45 + ORG.OPENOFFICE.STYLE(&quot;0_Style2&quot;)" office:value-type="float" office:value="45">
            <text:p>45</text:p>
          </table:table-cell>
          <table:table-cell table:formula="of:=&quot;--&quot; &amp; T(ORG.OPENOFFICE.STYLE(&quot;0_MesuresTHC&quot;))" office:value-type="string" office:string-value="--">
            <text:p>--</text:p>
          </table:table-cell>
          <table:table-cell table:formula="of:=93 + ORG.OPENOFFICE.STYLE(&quot;0_Style1&quot;)" office:value-type="float" office:value="93">
            <text:p>93</text:p>
          </table:table-cell>
          <table:table-cell table:formula="of:=31 + ORG.OPENOFFICE.STYLE(&quot;0_Style1&quot;)" office:value-type="float" office:value="31">
            <text:p>31</text:p>
          </table:table-cell>
          <table:table-cell table:formula="of:=17 + ORG.OPENOFFICE.STYLE(&quot;0_Style1&quot;)" office:value-type="float" office:value="17">
            <text:p>17</text:p>
          </table:table-cell>
          <table:table-cell table:formula="of:=52 + ORG.OPENOFFICE.STYLE(&quot;0_Style1&quot;)" office:value-type="float" office:value="52">
            <text:p>52</text:p>
          </table:table-cell>
          <table:table-cell table:formula="of:=25 + ORG.OPENOFFICE.STYLE(&quot;0_Style1&quot;)" office:value-type="float" office:value="25">
            <text:p>25</text:p>
          </table:table-cell>
        </table:table-row>
        <table:table-row table:style-name="ro1">
          <table:table-cell table:formula="of:=&quot;22:54:00&quot; &amp; T(ORG.OPENOFFICE.STYLE(&quot;0_EnTeteDate&quot;))" office:value-type="string" office:string-value="22:54:00">
            <text:p>22:54:00</text:p>
          </table:table-cell>
          <table:table-cell table:formula="of:=134 + ORG.OPENOFFICE.STYLE(&quot;0_Style2&quot;)" office:value-type="float" office:value="134">
            <text:p>134</text:p>
          </table:table-cell>
          <table:table-cell table:formula="of:=95 + ORG.OPENOFFICE.STYLE(&quot;0_Style2&quot;)" office:value-type="float" office:value="95">
            <text:p>95</text:p>
          </table:table-cell>
          <table:table-cell table:formula="of:=47 + ORG.OPENOFFICE.STYLE(&quot;0_Style2&quot;)" office:value-type="float" office:value="47">
            <text:p>47</text:p>
          </table:table-cell>
          <table:table-cell table:formula="of:=60 + ORG.OPENOFFICE.STYLE(&quot;0_Style2&quot;)" office:value-type="float" office:value="60">
            <text:p>60</text:p>
          </table:table-cell>
          <table:table-cell table:formula="of:=46 + ORG.OPENOFFICE.STYLE(&quot;0_Style2&quot;)" office:value-type="float" office:value="46">
            <text:p>46</text:p>
          </table:table-cell>
          <table:table-cell table:formula="of:=&quot;--&quot; &amp; T(ORG.OPENOFFICE.STYLE(&quot;0_MesuresTHC&quot;))" office:value-type="string" office:string-value="--">
            <text:p>--</text:p>
          </table:table-cell>
          <table:table-cell table:formula="of:=79 + ORG.OPENOFFICE.STYLE(&quot;0_Style1&quot;)" office:value-type="float" office:value="79">
            <text:p>79</text:p>
          </table:table-cell>
          <table:table-cell table:formula="of:=31 + ORG.OPENOFFICE.STYLE(&quot;0_Style1&quot;)" office:value-type="float" office:value="31">
            <text:p>31</text:p>
          </table:table-cell>
          <table:table-cell table:formula="of:=17 + ORG.OPENOFFICE.STYLE(&quot;0_Style1&quot;)" office:value-type="float" office:value="17">
            <text:p>17</text:p>
          </table:table-cell>
          <table:table-cell table:style-name="_30__5f_Style2" table:formula="of:=53 + ORG.OPENOFFICE.STYLE(&quot;0_Style2&quot;)" office:value-type="float" office:value="53">
            <text:p>53</text:p>
          </table:table-cell>
          <table:table-cell table:formula="of:=25 + ORG.OPENOFFICE.STYLE(&quot;0_Style1&quot;)" office:value-type="float" office:value="25">
            <text:p>25</text:p>
          </table:table-cell>
        </table:table-row>
        <table:table-row table:style-name="ro1">
          <table:table-cell table:formula="of:=&quot;23:00:00&quot; &amp; T(ORG.OPENOFFICE.STYLE(&quot;0_EnTeteDate&quot;))" office:value-type="string" office:string-value="23:00:00">
            <text:p>23:00:00</text:p>
          </table:table-cell>
          <table:table-cell table:formula="of:=131 + ORG.OPENOFFICE.STYLE(&quot;0_Style2&quot;)" office:value-type="float" office:value="131">
            <text:p>131</text:p>
          </table:table-cell>
          <table:table-cell table:formula="of:=98 + ORG.OPENOFFICE.STYLE(&quot;0_Style2&quot;)" office:value-type="float" office:value="98">
            <text:p>98</text:p>
          </table:table-cell>
          <table:table-cell table:formula="of:=54 + ORG.OPENOFFICE.STYLE(&quot;0_Style2&quot;)" office:value-type="float" office:value="54">
            <text:p>54</text:p>
          </table:table-cell>
          <table:table-cell table:formula="of:=63 + ORG.OPENOFFICE.STYLE(&quot;0_Style2&quot;)" office:value-type="float" office:value="63">
            <text:p>63</text:p>
          </table:table-cell>
          <table:table-cell table:formula="of:=49 + ORG.OPENOFFICE.STYLE(&quot;0_Style2&quot;)" office:value-type="float" office:value="49">
            <text:p>49</text:p>
          </table:table-cell>
          <table:table-cell table:formula="of:=&quot;--&quot; &amp; T(ORG.OPENOFFICE.STYLE(&quot;0_MesuresTHC&quot;))" office:value-type="string" office:string-value="--">
            <text:p>--</text:p>
          </table:table-cell>
          <table:table-cell table:formula="of:=85 + ORG.OPENOFFICE.STYLE(&quot;0_Style1&quot;)" office:value-type="float" office:value="85">
            <text:p>85</text:p>
          </table:table-cell>
          <table:table-cell table:formula="of:=31 + ORG.OPENOFFICE.STYLE(&quot;0_Style1&quot;)" office:value-type="float" office:value="31">
            <text:p>31</text:p>
          </table:table-cell>
          <table:table-cell table:formula="of:=17 + ORG.OPENOFFICE.STYLE(&quot;0_Style1&quot;)" office:value-type="float" office:value="17">
            <text:p>17</text:p>
          </table:table-cell>
          <table:table-cell table:formula="of:=51 + ORG.OPENOFFICE.STYLE(&quot;0_Style1&quot;)" office:value-type="float" office:value="51">
            <text:p>51</text:p>
          </table:table-cell>
          <table:table-cell table:formula="of:=25 + ORG.OPENOFFICE.STYLE(&quot;0_Style1&quot;)" office:value-type="float" office:value="25">
            <text:p>25</text:p>
          </table:table-cell>
        </table:table-row>
        <table:table-row table:style-name="ro1">
          <table:table-cell table:formula="of:=&quot;23:06:00&quot; &amp; T(ORG.OPENOFFICE.STYLE(&quot;0_EnTeteDate&quot;))" office:value-type="string" office:string-value="23:06:00">
            <text:p>23:06:00</text:p>
          </table:table-cell>
          <table:table-cell table:formula="of:=129 + ORG.OPENOFFICE.STYLE(&quot;0_Style2&quot;)" office:value-type="float" office:value="129">
            <text:p>129</text:p>
          </table:table-cell>
          <table:table-cell table:formula="of:=94 + ORG.OPENOFFICE.STYLE(&quot;0_Style2&quot;)" office:value-type="float" office:value="94">
            <text:p>94</text:p>
          </table:table-cell>
          <table:table-cell table:formula="of:=50 + ORG.OPENOFFICE.STYLE(&quot;0_Style2&quot;)" office:value-type="float" office:value="50">
            <text:p>50</text:p>
          </table:table-cell>
          <table:table-cell table:formula="of:=63 + ORG.OPENOFFICE.STYLE(&quot;0_Style2&quot;)" office:value-type="float" office:value="63">
            <text:p>63</text:p>
          </table:table-cell>
          <table:table-cell table:formula="of:=47 + ORG.OPENOFFICE.STYLE(&quot;0_Style2&quot;)" office:value-type="float" office:value="47">
            <text:p>47</text:p>
          </table:table-cell>
          <table:table-cell table:formula="of:=&quot;--&quot; &amp; T(ORG.OPENOFFICE.STYLE(&quot;0_MesuresTHC&quot;))" office:value-type="string" office:string-value="--">
            <text:p>--</text:p>
          </table:table-cell>
          <table:table-cell table:formula="of:=84 + ORG.OPENOFFICE.STYLE(&quot;0_Style1&quot;)" office:value-type="float" office:value="84">
            <text:p>84</text:p>
          </table:table-cell>
          <table:table-cell table:formula="of:=31 + ORG.OPENOFFICE.STYLE(&quot;0_Style1&quot;)" office:value-type="float" office:value="31">
            <text:p>31</text:p>
          </table:table-cell>
          <table:table-cell table:formula="of:=18 + ORG.OPENOFFICE.STYLE(&quot;0_Style1&quot;)" office:value-type="float" office:value="18">
            <text:p>18</text:p>
          </table:table-cell>
          <table:table-cell table:style-name="_30__5f_Style2" table:formula="of:=53 + ORG.OPENOFFICE.STYLE(&quot;0_Style2&quot;)" office:value-type="float" office:value="53">
            <text:p>53</text:p>
          </table:table-cell>
          <table:table-cell table:formula="of:=25 + ORG.OPENOFFICE.STYLE(&quot;0_Style1&quot;)" office:value-type="float" office:value="25">
            <text:p>25</text:p>
          </table:table-cell>
        </table:table-row>
      </table:table>
      <table:table table:name="Feuille2" table:style-name="ta1" table:print="false">
        <table:table-column table:style-name="co1" table:number-columns-repeated="18" table:default-cell-style-name="Default"/>
        <table:table-row table:style-name="ro1">
          <table:table-cell office:value-type="string">
            <text:p>IDInterne</text:p>
          </table:table-cell>
          <table:table-cell office:value-type="string">
            <text:p>IDMainCourante</text:p>
          </table:table-cell>
          <table:table-cell office:value-type="string">
            <text:p>Pupitreur</text:p>
          </table:table-cell>
          <table:table-cell office:value-type="string">
            <text:p>NumeroSituation</text:p>
          </table:table-cell>
          <table:table-cell office:value-type="string">
            <text:p>TypePerturbation</text:p>
          </table:table-cell>
          <table:table-cell office:value-type="string">
            <text:p>Axe</text:p>
          </table:table-cell>
          <table:table-cell office:value-type="string">
            <text:p>SensDeCirculation</text:p>
          </table:table-cell>
          <table:table-cell office:value-type="string">
            <text:p>Departement</text:p>
          </table:table-cell>
          <table:table-cell office:value-type="string">
            <text:p>PRDebut</text:p>
          </table:table-cell>
          <table:table-cell office:value-type="string">
            <text:p>PRFin</text:p>
          </table:table-cell>
          <table:table-cell office:value-type="string">
            <text:p>XLambert</text:p>
          </table:table-cell>
          <table:table-cell office:value-type="string">
            <text:p>YLambert</text:p>
          </table:table-cell>
          <table:table-cell office:value-type="string">
            <text:p>DateDebut</text:p>
          </table:table-cell>
          <table:table-cell office:value-type="string">
            <text:p>DateFin</text:p>
          </table:table-cell>
          <table:table-cell office:value-type="string">
            <text:p>Description</text:p>
          </table:table-cell>
          <table:table-cell office:value-type="string">
            <text:p>Commentaires</text:p>
          </table:table-cell>
          <table:table-cell table:number-columns-repeated="2"/>
        </table:table-row>
        <table:table-row table:style-name="ro1">
          <table:table-cell office:value-type="float" office:value="33">
            <text:p>33</text:p>
          </table:table-cell>
          <table:table-cell office:value-type="string">
            <text:p>MCIvandenberghe20110104073354</text:p>
          </table:table-cell>
          <table:table-cell office:value-type="string">
            <text:p>vandenberghe</text:p>
          </table:table-cell>
          <table:table-cell office:value-type="float" office:value="1.29404358900095E+016">
            <text:p>12940435890009500</text:p>
          </table:table-cell>
          <table:table-cell office:value-type="float" office:value="1">
            <text:p>1</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3.175</text:p>
          </table:table-cell>
          <table:table-cell office:value-type="string">
            <text:p>46.12</text:p>
          </table:table-cell>
          <table:table-cell office:value-type="float" office:value="479816">
            <text:p>479816</text:p>
          </table:table-cell>
          <table:table-cell office:value-type="float" office:value="6514409">
            <text:p>6514409</text:p>
          </table:table-cell>
          <table:table-cell office:value-type="string">
            <text:p>2011-01-04 09:00:00</text:p>
          </table:table-cell>
          <table:table-cell office:value-type="string">
            <text:p>2011-01-06 13:45:00</text:p>
          </table:table-cell>
          <table:table-cell office:value-type="string">
            <text:p>travaux de réparation de glissiéres</text:p>
          </table:table-cell>
          <table:table-cell office:value-type="string">
            <text:p>NEUTRALISATION DE VOIE PAR FLR</text:p>
          </table:table-cell>
          <table:table-cell table:number-columns-repeated="2"/>
        </table:table-row>
        <table:table-row table:style-name="ro1">
          <table:table-cell office:value-type="float" office:value="133">
            <text:p>133</text:p>
          </table:table-cell>
          <table:table-cell office:value-type="string">
            <text:p>MCIbreteau20110107134226</text:p>
          </table:table-cell>
          <table:table-cell office:value-type="string">
            <text:p>breteau</text:p>
          </table:table-cell>
          <table:table-cell office:value-type="float" office:value="1.29441731131252E+017">
            <text:p>129441731131252000</text:p>
          </table:table-cell>
          <table:table-cell office:value-type="float" office:value="2">
            <text:p>2</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0.794</text:p>
          </table:table-cell>
          <table:table-cell office:value-type="float" office:value="462702">
            <text:p>462702</text:p>
          </table:table-cell>
          <table:table-cell office:value-type="float" office:value="6498014">
            <text:p>6498014</text:p>
          </table:table-cell>
          <table:table-cell office:value-type="string">
            <text:p>2011-01-07 17:21:00</text:p>
          </table:table-cell>
          <table:table-cell office:value-type="string">
            <text:p>2011-01-07 18:13:00</text:p>
          </table:table-cell>
          <table:table-cell office:value-type="string">
            <text:p>accident(s)</text:p>
          </table:table-cell>
          <table:table-cell table:number-columns-repeated="3"/>
        </table:table-row>
        <table:table-row table:style-name="ro1">
          <table:table-cell office:value-type="float" office:value="186">
            <text:p>186</text:p>
          </table:table-cell>
          <table:table-cell office:value-type="string">
            <text:p>MCIvandenberghe20110111060053</text:p>
          </table:table-cell>
          <table:table-cell office:value-type="string">
            <text:p>vandenberghe</text:p>
          </table:table-cell>
          <table:table-cell office:value-type="float" office:value="1.29472626735972E+016">
            <text:p>12947262673597200</text:p>
          </table:table-cell>
          <table:table-cell office:value-type="float" office:value="2">
            <text:p>2</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7.117</text:p>
          </table:table-cell>
          <table:table-cell office:value-type="float" office:value="457838">
            <text:p>457838</text:p>
          </table:table-cell>
          <table:table-cell office:value-type="float" office:value="6495736">
            <text:p>6495736</text:p>
          </table:table-cell>
          <table:table-cell office:value-type="string">
            <text:p>2011-01-11 07:11:00</text:p>
          </table:table-cell>
          <table:table-cell office:value-type="string">
            <text:p>2011-01-11 10:09:00</text:p>
          </table:table-cell>
          <table:table-cell office:value-type="string">
            <text:p>accident impliquant poids lourds</text:p>
          </table:table-cell>
          <table:table-cell office:value-type="string">
            <text:p>REGULATION DE LA CIRCULATION PAR ALTERNAT.</text:p>
          </table:table-cell>
          <table:table-cell table:number-columns-repeated="2"/>
        </table:table-row>
        <table:table-row table:style-name="ro1">
          <table:table-cell office:value-type="float" office:value="188">
            <text:p>188</text:p>
          </table:table-cell>
          <table:table-cell office:value-type="string">
            <text:p>MCIeyraud20110112074350</text:p>
          </table:table-cell>
          <table:table-cell office:value-type="string">
            <text:p>eyraud</text:p>
          </table:table-cell>
          <table:table-cell office:value-type="float" office:value="1.2947289309533E+017">
            <text:p>129472893095330000</text:p>
          </table:table-cell>
          <table:table-cell office:value-type="float" office:value="1">
            <text:p>1</text:p>
          </table:table-cell>
          <table:table-cell office:value-type="string">
            <text:p>N10</text:p>
          </table:table-cell>
          <table:table-cell office:value-type="string">
            <text:p>dans les deux sens de circulation</text:p>
          </table:table-cell>
          <table:table-cell office:value-type="float" office:value="16">
            <text:p>16</text:p>
          </table:table-cell>
          <table:table-cell office:value-type="float" office:value="84">
            <text:p>84</text:p>
          </table:table-cell>
          <table:table-cell office:value-type="string">
            <text:p>84.5</text:p>
          </table:table-cell>
          <table:table-cell office:value-type="float" office:value="454845">
            <text:p>454845</text:p>
          </table:table-cell>
          <table:table-cell office:value-type="float" office:value="6489589">
            <text:p>6489589</text:p>
          </table:table-cell>
          <table:table-cell office:value-type="string">
            <text:p>2011-01-12 08:00:00</text:p>
          </table:table-cell>
          <table:table-cell office:value-type="string">
            <text:p>2011-01-13 15:31:00</text:p>
          </table:table-cell>
          <table:table-cell office:value-type="string">
            <text:p>travaux de réparation de glissiéres</text:p>
          </table:table-cell>
          <table:table-cell table:number-columns-repeated="3"/>
        </table:table-row>
        <table:table-row table:style-name="ro2">
          <table:table-cell office:value-type="float" office:value="261">
            <text:p>261</text:p>
          </table:table-cell>
          <table:table-cell office:value-type="string">
            <text:p>MCIeyraud20110113132854</text:p>
          </table:table-cell>
          <table:table-cell office:value-type="string">
            <text:p>eyraud</text:p>
          </table:table-cell>
          <table:table-cell office:value-type="float" office:value="1.29493474103142E+017">
            <text:p>129493474103142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3.562</text:p>
          </table:table-cell>
          <table:table-cell office:value-type="float" office:value="460753">
            <text:p>460753</text:p>
          </table:table-cell>
          <table:table-cell office:value-type="float" office:value="6496450">
            <text:p>6496450</text:p>
          </table:table-cell>
          <table:table-cell office:value-type="string">
            <text:p>2011-01-13 17:00:00</text:p>
          </table:table-cell>
          <table:table-cell office:value-type="string">
            <text:p>2011-01-13 18:44:00</text:p>
          </table:table-cell>
          <table:table-cell office:value-type="string">
            <text:p>PL en panne</text:p>
          </table:table-cell>
          <table:table-cell office:value-type="string">
            <text:p>DateFin</text:p>
          </table:table-cell>
          <table:table-cell office:value-type="string">
            <text:p>Description</text:p>
          </table:table-cell>
          <table:table-cell office:value-type="string">
            <text:p>Commentaires</text:p>
          </table:table-cell>
        </table:table-row>
        <table:table-row table:style-name="ro2">
          <table:table-cell office:value-type="float" office:value="275">
            <text:p>275</text:p>
          </table:table-cell>
          <table:table-cell office:value-type="string">
            <text:p>MCImachin20110117083755</text:p>
          </table:table-cell>
          <table:table-cell office:value-type="string">
            <text:p>eyraud</text:p>
          </table:table-cell>
          <table:table-cell office:value-type="float" office:value="1.29501030807886E+016">
            <text:p>12950103080788600</text:p>
          </table:table-cell>
          <table:table-cell office:value-type="float" office:value="1">
            <text:p>1</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0.431</text:p>
          </table:table-cell>
          <table:table-cell office:value-type="string">
            <text:p>67.482</text:p>
          </table:table-cell>
          <table:table-cell office:value-type="float" office:value="465530">
            <text:p>465530</text:p>
          </table:table-cell>
          <table:table-cell office:value-type="float" office:value="6499320">
            <text:p>6499320</text:p>
          </table:table-cell>
          <table:table-cell office:value-type="string">
            <text:p>2011-01-17 09:00:00</text:p>
          </table:table-cell>
          <table:table-cell office:value-type="string">
            <text:p>2011-01-18 07:57:00</text:p>
          </table:table-cell>
          <table:table-cell office:value-type="string">
            <text:p>travaux de réparation de glissiéres</text:p>
          </table:table-cell>
          <table:table-cell office:value-type="string">
            <text:p>2011-01-06 13:45:00</text:p>
          </table:table-cell>
          <table:table-cell office:value-type="string">
            <text:p>travaux de réparation de glissiéres</text:p>
          </table:table-cell>
          <table:table-cell office:value-type="string">
            <text:p>NEUTRALISATION DE VOIE PAR FLR</text:p>
          </table:table-cell>
        </table:table-row>
        <table:table-row table:style-name="ro1">
          <table:table-cell office:value-type="float" office:value="325">
            <text:p>325</text:p>
          </table:table-cell>
          <table:table-cell office:value-type="string">
            <text:p>MCImaignaut20110117135333</text:p>
          </table:table-cell>
          <table:table-cell office:value-type="string">
            <text:p>maignaut</text:p>
          </table:table-cell>
          <table:table-cell office:value-type="float" office:value="1.29528511743718E+017">
            <text:p>129528511743718000</text:p>
          </table:table-cell>
          <table:table-cell office:value-type="float" office:value="4">
            <text:p>4</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80.518</text:p>
          </table:table-cell>
          <table:table-cell office:value-type="float" office:value="455724">
            <text:p>455724</text:p>
          </table:table-cell>
          <table:table-cell office:value-type="float" office:value="6493037">
            <text:p>6493037</text:p>
          </table:table-cell>
          <table:table-cell office:value-type="string">
            <text:p>2011-01-17 18:25:00</text:p>
          </table:table-cell>
          <table:table-cell office:value-type="string">
            <text:p>2011-01-17 20:30:00</text:p>
          </table:table-cell>
          <table:table-cell office:value-type="string">
            <text:p>PL en panne</text:p>
          </table:table-cell>
          <table:table-cell office:value-type="string">
            <text:p>2011-01-07 18:13:00</text:p>
          </table:table-cell>
          <table:table-cell office:value-type="string">
            <text:p>accident(s)</text:p>
          </table:table-cell>
          <table:table-cell/>
        </table:table-row>
        <table:table-row table:style-name="ro1">
          <table:table-cell office:value-type="float" office:value="331">
            <text:p>331</text:p>
          </table:table-cell>
          <table:table-cell office:value-type="string">
            <text:p>MCImachin20110119082031</text:p>
          </table:table-cell>
          <table:table-cell office:value-type="string">
            <text:p>machin</text:p>
          </table:table-cell>
          <table:table-cell office:value-type="float" office:value="1.29533540681226E+017">
            <text:p>129533540681226000</text:p>
          </table:table-cell>
          <table:table-cell office:value-type="float" office:value="3">
            <text:p>3</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0.427</text:p>
          </table:table-cell>
          <table:table-cell office:value-type="string">
            <text:p>67.815</text:p>
          </table:table-cell>
          <table:table-cell office:value-type="float" office:value="462994">
            <text:p>462994</text:p>
          </table:table-cell>
          <table:table-cell office:value-type="float" office:value="6498222">
            <text:p>6498222</text:p>
          </table:table-cell>
          <table:table-cell office:value-type="string">
            <text:p>2011-01-19 09:00:00</text:p>
          </table:table-cell>
          <table:table-cell office:value-type="string">
            <text:p>2011-01-19 16:30:00</text:p>
          </table:table-cell>
          <table:table-cell office:value-type="string">
            <text:p>restrictions de circulation</text:p>
          </table:table-cell>
          <table:table-cell office:value-type="string">
            <text:p>2011-01-11 10:09:00</text:p>
          </table:table-cell>
          <table:table-cell office:value-type="string">
            <text:p>accident impliquant poids lourds</text:p>
          </table:table-cell>
          <table:table-cell office:value-type="string">
            <text:p>REGULATION DE LA CIRCULATION PAR ALTERNAT.</text:p>
          </table:table-cell>
        </table:table-row>
        <table:table-row table:style-name="ro2">
          <table:table-cell office:value-type="float" office:value="361">
            <text:p>361</text:p>
          </table:table-cell>
          <table:table-cell office:value-type="string">
            <text:p>MCImachin20110121073135</text:p>
          </table:table-cell>
          <table:table-cell office:value-type="string">
            <text:p>machin</text:p>
          </table:table-cell>
          <table:table-cell office:value-type="float" office:value="1.29550643248452E+016">
            <text:p>12955064324845200</text:p>
          </table:table-cell>
          <table:table-cell office:value-type="float" office:value="3">
            <text:p>3</text:p>
          </table:table-cell>
          <table:table-cell office:value-type="string">
            <text:p>N10</text:p>
          </table:table-cell>
          <table:table-cell office:value-type="string">
            <text:p>dans les deux sens de circulation</text:p>
          </table:table-cell>
          <table:table-cell office:value-type="float" office:value="16">
            <text:p>16</text:p>
          </table:table-cell>
          <table:table-cell office:value-type="string">
            <text:p>71.33</text:p>
          </table:table-cell>
          <table:table-cell office:value-type="float" office:value="68">
            <text:p>68</text:p>
          </table:table-cell>
          <table:table-cell office:value-type="float" office:value="462517">
            <text:p>462517</text:p>
          </table:table-cell>
          <table:table-cell office:value-type="float" office:value="6497734">
            <text:p>6497734</text:p>
          </table:table-cell>
          <table:table-cell office:value-type="string">
            <text:p>2011-01-21 09:00:00</text:p>
          </table:table-cell>
          <table:table-cell office:value-type="string">
            <text:p>2011-01-24 08:05:00</text:p>
          </table:table-cell>
          <table:table-cell office:value-type="string">
            <text:p>voies rétrécies</text:p>
          </table:table-cell>
          <table:table-cell office:value-type="string">
            <text:p>2011-01-13 15:31:00</text:p>
          </table:table-cell>
          <table:table-cell office:value-type="string">
            <text:p>travaux de réparation de glissiéres</text:p>
          </table:table-cell>
          <table:table-cell/>
        </table:table-row>
        <table:table-row table:style-name="ro1">
          <table:table-cell office:value-type="float" office:value="386">
            <text:p>386</text:p>
          </table:table-cell>
          <table:table-cell office:value-type="string">
            <text:p>MCImachin20110124075420</text:p>
          </table:table-cell>
          <table:table-cell office:value-type="string">
            <text:p>machin</text:p>
          </table:table-cell>
          <table:table-cell office:value-type="float" office:value="1.29559738045341E+017">
            <text:p>129559738045341000</text:p>
          </table:table-cell>
          <table:table-cell office:value-type="float" office:value="3">
            <text:p>3</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0.3</text:p>
          </table:table-cell>
          <table:table-cell office:value-type="string">
            <text:p>67.374</text:p>
          </table:table-cell>
          <table:table-cell office:value-type="float" office:value="463119">
            <text:p>463119</text:p>
          </table:table-cell>
          <table:table-cell office:value-type="float" office:value="6498241">
            <text:p>6498241</text:p>
          </table:table-cell>
          <table:table-cell office:value-type="string">
            <text:p>2011-01-24 09:00:00</text:p>
          </table:table-cell>
          <table:table-cell office:value-type="string">
            <text:p>2011-01-24 16:25:00</text:p>
          </table:table-cell>
          <table:table-cell office:value-type="string">
            <text:p>restrictions de circulation</text:p>
          </table:table-cell>
          <table:table-cell office:value-type="string">
            <text:p>2011-01-13 18:44:00</text:p>
          </table:table-cell>
          <table:table-cell office:value-type="string">
            <text:p>PL en panne</text:p>
          </table:table-cell>
          <table:table-cell/>
        </table:table-row>
        <table:table-row table:style-name="ro2">
          <table:table-cell office:value-type="float" office:value="618">
            <text:p>618</text:p>
          </table:table-cell>
          <table:table-cell office:value-type="string">
            <text:p>MCIvandenberghe20110201132023</text:p>
          </table:table-cell>
          <table:table-cell office:value-type="string">
            <text:p>vandenberghe</text:p>
          </table:table-cell>
          <table:table-cell office:value-type="float" office:value="1.29656916828181E+016">
            <text:p>12965691682818100</text:p>
          </table:table-cell>
          <table:table-cell office:value-type="float" office:value="7">
            <text:p>7</text:p>
          </table:table-cell>
          <table:table-cell office:value-type="string">
            <text:p>N10</text:p>
          </table:table-cell>
          <table:table-cell office:value-type="string">
            <text:p>dans le sens BAYONNE/PARIS</text:p>
          </table:table-cell>
          <table:table-cell office:value-type="float" office:value="16">
            <text:p>16</text:p>
          </table:table-cell>
          <table:table-cell office:value-type="string">
            <text:p>81.041</text:p>
          </table:table-cell>
          <table:table-cell office:value-type="string">
            <text:p>82.642</text:p>
          </table:table-cell>
          <table:table-cell office:value-type="float" office:value="455303">
            <text:p>455303</text:p>
          </table:table-cell>
          <table:table-cell office:value-type="float" office:value="6490908">
            <text:p>6490908</text:p>
          </table:table-cell>
          <table:table-cell office:value-type="string">
            <text:p>2011-02-01 15:06:00</text:p>
          </table:table-cell>
          <table:table-cell office:value-type="string">
            <text:p>2011-02-01 15:44:00</text:p>
          </table:table-cell>
          <table:table-cell office:value-type="string">
            <text:p>trafic chargé</text:p>
          </table:table-cell>
          <table:table-cell office:value-type="string">
            <text:p>bouchon à la suite d'un accident materiel non signale au cigt. en attente d'informations complémentaires du personnel de terrain. bouchon sur le secteur de montlieu la garde attends informations du centre d'angoulème pour le suivi vers l'amont</text:p>
          </table:table-cell>
          <table:table-cell office:value-type="string">
            <text:p>travaux de réparation de glissiéres</text:p>
          </table:table-cell>
          <table:table-cell/>
        </table:table-row>
        <table:table-row table:style-name="ro1">
          <table:table-cell office:value-type="float" office:value="688">
            <text:p>688</text:p>
          </table:table-cell>
          <table:table-cell office:value-type="string">
            <text:p>MCIdasse20110205210802</text:p>
          </table:table-cell>
          <table:table-cell office:value-type="string">
            <text:p>dasse</text:p>
          </table:table-cell>
          <table:table-cell office:value-type="float" office:value="1.29693693785938E+017">
            <text:p>129693693785938000</text:p>
          </table:table-cell>
          <table:table-cell office:value-type="float" office:value="4">
            <text:p>4</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73.4</text:p>
          </table:table-cell>
          <table:table-cell office:value-type="float" office:value="460832">
            <text:p>460832</text:p>
          </table:table-cell>
          <table:table-cell office:value-type="float" office:value="6496591">
            <text:p>6496591</text:p>
          </table:table-cell>
          <table:table-cell office:value-type="string">
            <text:p>2011-02-05 21:15:00</text:p>
          </table:table-cell>
          <table:table-cell office:value-type="string">
            <text:p>2011-02-05 22:58:00</text:p>
          </table:table-cell>
          <table:table-cell office:value-type="string">
            <text:p>PL en panne</text:p>
          </table:table-cell>
          <table:table-cell office:value-type="string">
            <text:p>2011-01-17 20:30:00</text:p>
          </table:table-cell>
          <table:table-cell office:value-type="string">
            <text:p>PL en panne</text:p>
          </table:table-cell>
          <table:table-cell/>
        </table:table-row>
        <table:table-row table:style-name="ro1">
          <table:table-cell office:value-type="float" office:value="741">
            <text:p>741</text:p>
          </table:table-cell>
          <table:table-cell office:value-type="string">
            <text:p>MCIeyraud20110208084548</text:p>
          </table:table-cell>
          <table:table-cell office:value-type="string">
            <text:p>eyraud</text:p>
          </table:table-cell>
          <table:table-cell office:value-type="float" office:value="1.29715273603916E+016">
            <text:p>129715273603916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0.714</text:p>
          </table:table-cell>
          <table:table-cell office:value-type="float" office:value="462748">
            <text:p>462748</text:p>
          </table:table-cell>
          <table:table-cell office:value-type="float" office:value="6498080">
            <text:p>6498080</text:p>
          </table:table-cell>
          <table:table-cell office:value-type="string">
            <text:p>2011-02-08 09:12:00</text:p>
          </table:table-cell>
          <table:table-cell office:value-type="string">
            <text:p>2011-02-08 10:43:00</text:p>
          </table:table-cell>
          <table:table-cell office:value-type="string">
            <text:p>PL en panne</text:p>
          </table:table-cell>
          <table:table-cell office:value-type="string">
            <text:p>CEI INFORME</text:p>
          </table:table-cell>
          <table:table-cell office:value-type="string">
            <text:p>restrictions de circulation</text:p>
          </table:table-cell>
          <table:table-cell/>
        </table:table-row>
        <table:table-row table:style-name="ro1">
          <table:table-cell office:value-type="float" office:value="742">
            <text:p>742</text:p>
          </table:table-cell>
          <table:table-cell office:value-type="string">
            <text:p>MCIeyraud20110208084548</text:p>
          </table:table-cell>
          <table:table-cell office:value-type="string">
            <text:p>eyraud</text:p>
          </table:table-cell>
          <table:table-cell office:value-type="float" office:value="1.29716273877758E+015">
            <text:p>1297162738777580</text:p>
          </table:table-cell>
          <table:table-cell office:value-type="float" office:value="5">
            <text:p>5</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0.377</text:p>
          </table:table-cell>
          <table:table-cell office:value-type="float" office:value="463042">
            <text:p>463042</text:p>
          </table:table-cell>
          <table:table-cell office:value-type="float" office:value="6498233">
            <text:p>6498233</text:p>
          </table:table-cell>
          <table:table-cell office:value-type="string">
            <text:p>2011-02-08 11:55:00</text:p>
          </table:table-cell>
          <table:table-cell office:value-type="string">
            <text:p>2011-02-08 12:22:00</text:p>
          </table:table-cell>
          <table:table-cell office:value-type="string">
            <text:p>obstacle(s) encombrant tout ou partie de la chaussée</text:p>
          </table:table-cell>
          <table:table-cell office:value-type="string">
            <text:p>CEI INFORME</text:p>
          </table:table-cell>
          <table:table-cell office:value-type="string">
            <text:p>voies rétrécies</text:p>
          </table:table-cell>
          <table:table-cell/>
        </table:table-row>
        <table:table-row table:style-name="ro1">
          <table:table-cell office:value-type="float" office:value="802">
            <text:p>802</text:p>
          </table:table-cell>
          <table:table-cell office:value-type="string">
            <text:p>MCIvandenberghe20110210211100</text:p>
          </table:table-cell>
          <table:table-cell office:value-type="string">
            <text:p>vandenberghe</text:p>
          </table:table-cell>
          <table:table-cell office:value-type="float" office:value="1.29742517252952E+017">
            <text:p>129742517252952000</text:p>
          </table:table-cell>
          <table:table-cell office:value-type="float" office:value="5">
            <text:p>5</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83.893</text:p>
          </table:table-cell>
          <table:table-cell office:value-type="float" office:value="454917">
            <text:p>454917</text:p>
          </table:table-cell>
          <table:table-cell office:value-type="float" office:value="6489699">
            <text:p>6489699</text:p>
          </table:table-cell>
          <table:table-cell office:value-type="string">
            <text:p>2011-02-11 12:52:00</text:p>
          </table:table-cell>
          <table:table-cell office:value-type="string">
            <text:p>2011-02-11 13:28:00</text:p>
          </table:table-cell>
          <table:table-cell office:value-type="string">
            <text:p>obstacle(s) encombrant tout ou partie de la chaussée</text:p>
          </table:table-cell>
          <table:table-cell office:value-type="string">
            <text:p>CEI INFORME</text:p>
          </table:table-cell>
          <table:table-cell office:value-type="string">
            <text:p>restrictions de circulation</text:p>
          </table:table-cell>
          <table:table-cell/>
        </table:table-row>
        <table:table-row table:style-name="ro2">
          <table:table-cell office:value-type="float" office:value="880">
            <text:p>880</text:p>
          </table:table-cell>
          <table:table-cell office:value-type="string">
            <text:p>MCIdasse20110214131745</text:p>
          </table:table-cell>
          <table:table-cell office:value-type="string">
            <text:p>dasse</text:p>
          </table:table-cell>
          <table:table-cell office:value-type="float" office:value="1.29768896116122E+017">
            <text:p>129768896116122000</text:p>
          </table:table-cell>
          <table:table-cell office:value-type="float" office:value="5">
            <text:p>5</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84.602</text:p>
          </table:table-cell>
          <table:table-cell office:value-type="float" office:value="454361">
            <text:p>454361</text:p>
          </table:table-cell>
          <table:table-cell office:value-type="float" office:value="6489229">
            <text:p>6489229</text:p>
          </table:table-cell>
          <table:table-cell office:value-type="string">
            <text:p>2011-02-14 14:09:00</text:p>
          </table:table-cell>
          <table:table-cell office:value-type="string">
            <text:p>2011-02-14 15:02:00</text:p>
          </table:table-cell>
          <table:table-cell office:value-type="string">
            <text:p>obstacle(s) encombrant tout ou partie de la chaussée</text:p>
          </table:table-cell>
          <table:table-cell office:value-type="string">
            <text:p>2011-02-01 15:44:00</text:p>
          </table:table-cell>
          <table:table-cell office:value-type="string">
            <text:p>trafic chargé</text:p>
          </table:table-cell>
          <table:table-cell office:value-type="string">
            <text:p>bouchon à la suite d'un accident materiel non signale au cigt. en attente d'informations complémentaires du personnel de terrain. bouchon sur le secteur de montlieu la garde attends informations du centre d'angoulème pour le suivi vers l'amont</text:p>
          </table:table-cell>
        </table:table-row>
        <table:table-row table:style-name="ro1" table:number-rows-repeated="5">
          <table:table-cell table:number-columns-repeated="18"/>
        </table:table-row>
        <table:table-row table:style-name="ro2">
          <table:table-cell table:number-columns-repeated="2"/>
          <table:table-cell office:value-type="string">
            <text:p>breteau</text:p>
          </table:table-cell>
          <table:table-cell table:number-columns-repeated="15"/>
        </table:table-row>
        <table:table-row table:style-name="ro1" table:number-rows-repeated="3">
          <table:table-cell table:number-columns-repeated="18"/>
        </table:table-row>
        <table:table-row table:style-name="ro1">
          <table:table-cell office:value-type="float" office:value="930">
            <text:p>930</text:p>
          </table:table-cell>
          <table:table-cell office:value-type="string">
            <text:p>MCIdasse20110216132123</text:p>
          </table:table-cell>
          <table:table-cell office:value-type="string">
            <text:p>dasse</text:p>
          </table:table-cell>
          <table:table-cell office:value-type="float" office:value="1.29786669109432E+017">
            <text:p>129786669109432000</text:p>
          </table:table-cell>
          <table:table-cell office:value-type="float" office:value="5">
            <text:p>5</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4.001</text:p>
          </table:table-cell>
          <table:table-cell office:value-type="float" office:value="460410">
            <text:p>460410</text:p>
          </table:table-cell>
          <table:table-cell office:value-type="float" office:value="6496181">
            <text:p>6496181</text:p>
          </table:table-cell>
          <table:table-cell office:value-type="string">
            <text:p>2011-02-16 15:31:00</text:p>
          </table:table-cell>
          <table:table-cell office:value-type="string">
            <text:p>2011-02-16 16:06:00</text:p>
          </table:table-cell>
          <table:table-cell office:value-type="string">
            <text:p>obstacle(s) encombrant tout ou partie de la chaussée</text:p>
          </table:table-cell>
          <table:table-cell office:value-type="string">
            <text:p>2011-02-05 22:58:00</text:p>
          </table:table-cell>
          <table:table-cell office:value-type="string">
            <text:p>PL en panne</text:p>
          </table:table-cell>
          <table:table-cell/>
        </table:table-row>
        <table:table-row table:style-name="ro1">
          <table:table-cell office:value-type="float" office:value="1115">
            <text:p>1115</text:p>
          </table:table-cell>
          <table:table-cell office:value-type="string">
            <text:p>MCIeyraud20110225132300</text:p>
          </table:table-cell>
          <table:table-cell office:value-type="string">
            <text:p>eyraud</text:p>
          </table:table-cell>
          <table:table-cell office:value-type="float" office:value="1.29865276657546E+017">
            <text:p>129865276657546000</text:p>
          </table:table-cell>
          <table:table-cell office:value-type="float" office:value="5">
            <text:p>5</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74.049</text:p>
          </table:table-cell>
          <table:table-cell office:value-type="float" office:value="460366">
            <text:p>460366</text:p>
          </table:table-cell>
          <table:table-cell office:value-type="float" office:value="6496152">
            <text:p>6496152</text:p>
          </table:table-cell>
          <table:table-cell office:value-type="string">
            <text:p>2011-02-25 17:52:00</text:p>
          </table:table-cell>
          <table:table-cell office:value-type="string">
            <text:p>2011-02-25 18:27:00</text:p>
          </table:table-cell>
          <table:table-cell office:value-type="string">
            <text:p>obstacle(s) encombrant tout ou partie de la chaussée</text:p>
          </table:table-cell>
          <table:table-cell office:value-type="string">
            <text:p>CEI INFORME</text:p>
          </table:table-cell>
          <table:table-cell office:value-type="string">
            <text:p>PL en panne</text:p>
          </table:table-cell>
          <table:table-cell office:value-type="string">
            <text:p>CEI INFORME</text:p>
          </table:table-cell>
        </table:table-row>
        <table:table-row table:style-name="ro1">
          <table:table-cell office:value-type="float" office:value="1124">
            <text:p>1124</text:p>
          </table:table-cell>
          <table:table-cell office:value-type="string">
            <text:p>MCIeyraud20110226132628</text:p>
          </table:table-cell>
          <table:table-cell office:value-type="string">
            <text:p>eyraud</text:p>
          </table:table-cell>
          <table:table-cell office:value-type="float" office:value="1.29872567627457E+017">
            <text:p>129872567627457000</text:p>
          </table:table-cell>
          <table:table-cell office:value-type="float" office:value="5">
            <text:p>5</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1.021</text:p>
          </table:table-cell>
          <table:table-cell office:value-type="float" office:value="462688">
            <text:p>462688</text:p>
          </table:table-cell>
          <table:table-cell office:value-type="float" office:value="6497988">
            <text:p>6497988</text:p>
          </table:table-cell>
          <table:table-cell office:value-type="string">
            <text:p>2011-02-26 14:07:00</text:p>
          </table:table-cell>
          <table:table-cell office:value-type="string">
            <text:p>2011-02-26 14:42:00</text:p>
          </table:table-cell>
          <table:table-cell office:value-type="string">
            <text:p>obstacle(s) encombrant tout ou partie de la chaussée</text:p>
          </table:table-cell>
          <table:table-cell office:value-type="string">
            <text:p>IMPOSSIBLE CONTACTER LE CEI</text:p>
          </table:table-cell>
          <table:table-cell office:value-type="string">
            <text:p>obstacle(s) encombrant tout ou partie de la chaussée</text:p>
          </table:table-cell>
          <table:table-cell office:value-type="string">
            <text:p>CEI INFORME</text:p>
          </table:table-cell>
        </table:table-row>
        <table:table-row table:style-name="ro1">
          <table:table-cell office:value-type="float" office:value="1129">
            <text:p>1129</text:p>
          </table:table-cell>
          <table:table-cell office:value-type="string">
            <text:p>MCIeyraud20110226132628</text:p>
          </table:table-cell>
          <table:table-cell office:value-type="string">
            <text:p>eyraud</text:p>
          </table:table-cell>
          <table:table-cell office:value-type="float" office:value="1.29873836335524E+017">
            <text:p>129873836335524000</text:p>
          </table:table-cell>
          <table:table-cell office:value-type="float" office:value="5">
            <text:p>5</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9.713</text:p>
          </table:table-cell>
          <table:table-cell office:value-type="float" office:value="456176">
            <text:p>456176</text:p>
          </table:table-cell>
          <table:table-cell office:value-type="float" office:value="6493739">
            <text:p>6493739</text:p>
          </table:table-cell>
          <table:table-cell office:value-type="string">
            <text:p>2011-02-26 17:39:00</text:p>
          </table:table-cell>
          <table:table-cell office:value-type="string">
            <text:p>2011-02-26 19:15:00</text:p>
          </table:table-cell>
          <table:table-cell office:value-type="string">
            <text:p>obstacle(s) encombrant tout ou partie de la chaussée</text:p>
          </table:table-cell>
          <table:table-cell office:value-type="string">
            <text:p>CEI INFORME</text:p>
          </table:table-cell>
          <table:table-cell office:value-type="string">
            <text:p>obstacle(s) encombrant tout ou partie de la chaussée</text:p>
          </table:table-cell>
          <table:table-cell office:value-type="string">
            <text:p>CEI INFORME</text:p>
          </table:table-cell>
        </table:table-row>
        <table:table-row table:style-name="ro1">
          <table:table-cell office:value-type="float" office:value="1215">
            <text:p>1215</text:p>
          </table:table-cell>
          <table:table-cell office:value-type="string">
            <text:p>MCImaignaut20110303054529</text:p>
          </table:table-cell>
          <table:table-cell office:value-type="string">
            <text:p>maignaut</text:p>
          </table:table-cell>
          <table:table-cell office:value-type="float" office:value="1.29914172682363E+016">
            <text:p>12991417268236300</text:p>
          </table:table-cell>
          <table:table-cell office:value-type="float" office:value="4">
            <text:p>4</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77.024</text:p>
          </table:table-cell>
          <table:table-cell office:value-type="float" office:value="457907">
            <text:p>457907</text:p>
          </table:table-cell>
          <table:table-cell office:value-type="float" office:value="6495804">
            <text:p>6495804</text:p>
          </table:table-cell>
          <table:table-cell office:value-type="string">
            <text:p>2011-03-03 09:42:00</text:p>
          </table:table-cell>
          <table:table-cell office:value-type="string">
            <text:p>2011-03-03 11:06:00</text:p>
          </table:table-cell>
          <table:table-cell office:value-type="string">
            <text:p>PL en panne</text:p>
          </table:table-cell>
          <table:table-cell office:value-type="string">
            <text:p>ARRACHEMENT DE LA ROUE ARRIERE DU VEHICULE IL EST CHARGE D'ACIDE</text:p>
          </table:table-cell>
          <table:table-cell office:value-type="string">
            <text:p>obstacle(s) encombrant tout ou partie de la chaussée</text:p>
          </table:table-cell>
          <table:table-cell/>
        </table:table-row>
        <table:table-row table:style-name="ro1">
          <table:table-cell office:value-type="float" office:value="1221">
            <text:p>1221</text:p>
          </table:table-cell>
          <table:table-cell office:value-type="string">
            <text:p>MCIbreteau20110303133450</text:p>
          </table:table-cell>
          <table:table-cell office:value-type="string">
            <text:p>breteau</text:p>
          </table:table-cell>
          <table:table-cell office:value-type="float" office:value="1.29915928294643E+017">
            <text:p>129915928294643000</text:p>
          </table:table-cell>
          <table:table-cell office:value-type="float" office:value="6">
            <text:p>6</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81.97</text:p>
          </table:table-cell>
          <table:table-cell office:value-type="float" office:value="455461">
            <text:p>455461</text:p>
          </table:table-cell>
          <table:table-cell office:value-type="float" office:value="6491597">
            <text:p>6491597</text:p>
          </table:table-cell>
          <table:table-cell office:value-type="string">
            <text:p>2011-03-03 14:34:00</text:p>
          </table:table-cell>
          <table:table-cell office:value-type="string">
            <text:p>2011-03-03 15:35:00</text:p>
          </table:table-cell>
          <table:table-cell office:value-type="string">
            <text:p>Morceaux de fer</text:p>
          </table:table-cell>
          <table:table-cell office:value-type="string">
            <text:p>2011-02-16 16:06:00</text:p>
          </table:table-cell>
          <table:table-cell office:value-type="string">
            <text:p>obstacle(s) encombrant tout ou partie de la chaussée</text:p>
          </table:table-cell>
          <table:table-cell/>
        </table:table-row>
        <table:table-row table:style-name="ro1">
          <table:table-cell office:value-type="float" office:value="1229">
            <text:p>1229</text:p>
          </table:table-cell>
          <table:table-cell office:value-type="string">
            <text:p>MCIdupuch20110307082810</text:p>
          </table:table-cell>
          <table:table-cell office:value-type="string">
            <text:p>dasse</text:p>
          </table:table-cell>
          <table:table-cell office:value-type="float" office:value="1.29922861849519E+017">
            <text:p>129922861849519000</text:p>
          </table:table-cell>
          <table:table-cell office:value-type="float" office:value="1">
            <text:p>1</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0.5</text:p>
          </table:table-cell>
          <table:table-cell office:value-type="string">
            <text:p>69.7</text:p>
          </table:table-cell>
          <table:table-cell office:value-type="float" office:value="463655">
            <text:p>463655</text:p>
          </table:table-cell>
          <table:table-cell office:value-type="float" office:value="6498344">
            <text:p>6498344</text:p>
          </table:table-cell>
          <table:table-cell office:value-type="string">
            <text:p>2011-03-07 08:30:00</text:p>
          </table:table-cell>
          <table:table-cell office:value-type="string">
            <text:p>2011-03-09 08:39:00</text:p>
          </table:table-cell>
          <table:table-cell office:value-type="string">
            <text:p>travaux de réparation de glissiéres</text:p>
          </table:table-cell>
          <table:table-cell office:value-type="string">
            <text:p>2011-02-25 18:27:00</text:p>
          </table:table-cell>
          <table:table-cell office:value-type="string">
            <text:p>obstacle(s) encombrant tout ou partie de la chaussée</text:p>
          </table:table-cell>
          <table:table-cell office:value-type="string">
            <text:p>CEI INFORME</text:p>
          </table:table-cell>
        </table:table-row>
        <table:table-row table:style-name="ro1">
          <table:table-cell office:value-type="float" office:value="1299">
            <text:p>1299</text:p>
          </table:table-cell>
          <table:table-cell office:value-type="string">
            <text:p>MCIfabre20110308062016</text:p>
          </table:table-cell>
          <table:table-cell office:value-type="string">
            <text:p>fabre</text:p>
          </table:table-cell>
          <table:table-cell office:value-type="float" office:value="1.29957706970149E+017">
            <text:p>129957706970149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2.018</text:p>
          </table:table-cell>
          <table:table-cell office:value-type="float" office:value="461971">
            <text:p>461971</text:p>
          </table:table-cell>
          <table:table-cell office:value-type="float" office:value="6497379">
            <text:p>6497379</text:p>
          </table:table-cell>
          <table:table-cell office:value-type="string">
            <text:p>2011-03-08 10:37:00</text:p>
          </table:table-cell>
          <table:table-cell office:value-type="string">
            <text:p>2011-03-08 11:01:00</text:p>
          </table:table-cell>
          <table:table-cell office:value-type="string">
            <text:p>PL en panne</text:p>
          </table:table-cell>
          <table:table-cell office:value-type="string">
            <text:p>2011-02-26 14:42:00</text:p>
          </table:table-cell>
          <table:table-cell office:value-type="string">
            <text:p>obstacle(s) encombrant tout ou partie de la chaussée</text:p>
          </table:table-cell>
          <table:table-cell office:value-type="string">
            <text:p>IMPOSSIBLE CONTACTER LE CEI</text:p>
          </table:table-cell>
        </table:table-row>
        <table:table-row table:style-name="ro1">
          <table:table-cell office:value-type="float" office:value="1392">
            <text:p>1392</text:p>
          </table:table-cell>
          <table:table-cell office:value-type="string">
            <text:p>MCIbreteau20110312145443</text:p>
          </table:table-cell>
          <table:table-cell office:value-type="string">
            <text:p>breteau</text:p>
          </table:table-cell>
          <table:table-cell office:value-type="float" office:value="1.29993866255623E+017">
            <text:p>129993866255623000</text:p>
          </table:table-cell>
          <table:table-cell office:value-type="float" office:value="5">
            <text:p>5</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80.101</text:p>
          </table:table-cell>
          <table:table-cell office:value-type="float" office:value="455925">
            <text:p>455925</text:p>
          </table:table-cell>
          <table:table-cell office:value-type="float" office:value="6493406">
            <text:p>6493406</text:p>
          </table:table-cell>
          <table:table-cell office:value-type="string">
            <text:p>2011-03-12 15:04:00</text:p>
          </table:table-cell>
          <table:table-cell office:value-type="string">
            <text:p>2011-03-12 16:57:00</text:p>
          </table:table-cell>
          <table:table-cell office:value-type="string">
            <text:p>obstacle(s) encombrant tout ou partie de la chaussée</text:p>
          </table:table-cell>
          <table:table-cell office:value-type="string">
            <text:p>DESORDRE DANS LE BALISAGE SUR LA ZONE DE TRAVAUX</text:p>
          </table:table-cell>
          <table:table-cell office:value-type="string">
            <text:p>obstacle(s) encombrant tout ou partie de la chaussée</text:p>
          </table:table-cell>
          <table:table-cell office:value-type="string">
            <text:p>CEI INFORME</text:p>
          </table:table-cell>
        </table:table-row>
        <table:table-row table:style-name="ro1">
          <table:table-cell office:value-type="float" office:value="1419">
            <text:p>1419</text:p>
          </table:table-cell>
          <table:table-cell office:value-type="string">
            <text:p>MCImaignaut20110313230049</text:p>
          </table:table-cell>
          <table:table-cell office:value-type="string">
            <text:p>maignaut</text:p>
          </table:table-cell>
          <table:table-cell office:value-type="float" office:value="1.30005970857749E+016">
            <text:p>13000597085774900</text:p>
          </table:table-cell>
          <table:table-cell office:value-type="float" office:value="2">
            <text:p>2</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1.96</text:p>
          </table:table-cell>
          <table:table-cell office:value-type="float" office:value="461990">
            <text:p>461990</text:p>
          </table:table-cell>
          <table:table-cell office:value-type="float" office:value="6497392">
            <text:p>6497392</text:p>
          </table:table-cell>
          <table:table-cell office:value-type="string">
            <text:p>2011-03-14 00:41:00</text:p>
          </table:table-cell>
          <table:table-cell office:value-type="string">
            <text:p>2011-03-14 03:44:00</text:p>
          </table:table-cell>
          <table:table-cell office:value-type="string">
            <text:p>accident impliquant poids lourds</text:p>
          </table:table-cell>
          <table:table-cell office:value-type="string">
            <text:p>ACCIDENT CORPOREL</text:p>
          </table:table-cell>
          <table:table-cell office:value-type="string">
            <text:p>PL en panne</text:p>
          </table:table-cell>
          <table:table-cell office:value-type="string">
            <text:p>ARRACHEMENT DE LA ROUE ARRIERE DU VEHICULE IL EST CHARGE D'ACIDE</text:p>
          </table:table-cell>
        </table:table-row>
        <table:table-row table:style-name="ro1">
          <table:table-cell office:value-type="float" office:value="1420">
            <text:p>1420</text:p>
          </table:table-cell>
          <table:table-cell office:value-type="string">
            <text:p>MCImaignaut20110313230049</text:p>
          </table:table-cell>
          <table:table-cell office:value-type="string">
            <text:p>maignaut</text:p>
          </table:table-cell>
          <table:table-cell office:value-type="float" office:value="1.30005970857749E+016">
            <text:p>13000597085774900</text:p>
          </table:table-cell>
          <table:table-cell office:value-type="float" office:value="3">
            <text:p>3</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2.052</text:p>
          </table:table-cell>
          <table:table-cell office:value-type="string">
            <text:p>71.91</text:p>
          </table:table-cell>
          <table:table-cell office:value-type="float" office:value="462031">
            <text:p>462031</text:p>
          </table:table-cell>
          <table:table-cell office:value-type="float" office:value="6497421">
            <text:p>6497421</text:p>
          </table:table-cell>
          <table:table-cell office:value-type="string">
            <text:p>2011-03-14 01:45:00</text:p>
          </table:table-cell>
          <table:table-cell office:value-type="string">
            <text:p>2011-03-14 03:45:00</text:p>
          </table:table-cell>
          <table:table-cell office:value-type="string">
            <text:p>voie(s) de droite fermée(s)</text:p>
          </table:table-cell>
          <table:table-cell office:value-type="string">
            <text:p>2011-03-03 15:35:00</text:p>
          </table:table-cell>
          <table:table-cell office:value-type="string">
            <text:p>Morceaux de fer</text:p>
          </table:table-cell>
          <table:table-cell/>
        </table:table-row>
        <table:table-row table:style-name="ro2">
          <table:table-cell office:value-type="float" office:value="1632">
            <text:p>1632</text:p>
          </table:table-cell>
          <table:table-cell office:value-type="string">
            <text:p>MCImartin20110428085555</text:p>
          </table:table-cell>
          <table:table-cell office:value-type="string">
            <text:p>machin</text:p>
          </table:table-cell>
          <table:table-cell office:value-type="float" office:value="1.30103923277313E+017">
            <text:p>130103923277313000</text:p>
          </table:table-cell>
          <table:table-cell office:value-type="float" office:value="1">
            <text:p>1</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82.008</text:p>
          </table:table-cell>
          <table:table-cell office:value-type="string">
            <text:p>72.002</text:p>
          </table:table-cell>
          <table:table-cell office:value-type="float" office:value="461984">
            <text:p>461984</text:p>
          </table:table-cell>
          <table:table-cell office:value-type="float" office:value="6497388">
            <text:p>6497388</text:p>
          </table:table-cell>
          <table:table-cell office:value-type="string">
            <text:p>2011-03-28 08:00:00</text:p>
          </table:table-cell>
          <table:table-cell office:value-type="string">
            <text:p>2011-05-09 18:17:00</text:p>
          </table:table-cell>
          <table:table-cell office:value-type="string">
            <text:p>travaux de longue durée</text:p>
          </table:table-cell>
          <table:table-cell office:value-type="string">
            <text:p>OUVERTURE FUTURE SECTION RN 10.CIRCULATION SUR VOIE DE DROITE <text:s/>LIMITEE A 90 KM/H.</text:p>
          </table:table-cell>
          <table:table-cell office:value-type="string">
            <text:p>travaux de réparation de glissiéres</text:p>
          </table:table-cell>
          <table:table-cell/>
        </table:table-row>
        <table:table-row table:style-name="ro1">
          <table:table-cell office:value-type="float" office:value="1648">
            <text:p>1648</text:p>
          </table:table-cell>
          <table:table-cell office:value-type="string">
            <text:p>MCIvandenberghe20110325210845</text:p>
          </table:table-cell>
          <table:table-cell office:value-type="string">
            <text:p>vandenberghe</text:p>
          </table:table-cell>
          <table:table-cell office:value-type="float" office:value="1.30109093831059E+017">
            <text:p>130109093831059000</text:p>
          </table:table-cell>
          <table:table-cell office:value-type="float" office:value="5">
            <text:p>5</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71.787</text:p>
          </table:table-cell>
          <table:table-cell office:value-type="float" office:value="462146">
            <text:p>462146</text:p>
          </table:table-cell>
          <table:table-cell office:value-type="float" office:value="6497478">
            <text:p>6497478</text:p>
          </table:table-cell>
          <table:table-cell office:value-type="string">
            <text:p>2011-03-25 23:08:00</text:p>
          </table:table-cell>
          <table:table-cell office:value-type="string">
            <text:p>2011-03-26 00:06:00</text:p>
          </table:table-cell>
          <table:table-cell office:value-type="string">
            <text:p>obstacle(s) encombrant tout ou partie de la chaussée</text:p>
          </table:table-cell>
          <table:table-cell office:value-type="string">
            <text:p>2011-03-08 11:01:00</text:p>
          </table:table-cell>
          <table:table-cell office:value-type="string">
            <text:p>PL en panne</text:p>
          </table:table-cell>
          <table:table-cell/>
        </table:table-row>
        <table:table-row table:style-name="ro1">
          <table:table-cell office:value-type="float" office:value="1672">
            <text:p>1672</text:p>
          </table:table-cell>
          <table:table-cell office:value-type="string">
            <text:p>MCIfabre20110327133803</text:p>
          </table:table-cell>
          <table:table-cell office:value-type="string">
            <text:p>fabre</text:p>
          </table:table-cell>
          <table:table-cell office:value-type="float" office:value="1.30123501976319E+017">
            <text:p>130123501976319000</text:p>
          </table:table-cell>
          <table:table-cell office:value-type="float" office:value="4">
            <text:p>4</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73.974</text:p>
          </table:table-cell>
          <table:table-cell office:value-type="float" office:value="460452">
            <text:p>460452</text:p>
          </table:table-cell>
          <table:table-cell office:value-type="float" office:value="6496183">
            <text:p>6496183</text:p>
          </table:table-cell>
          <table:table-cell office:value-type="string">
            <text:p>2011-03-27 16:10:00</text:p>
          </table:table-cell>
          <table:table-cell office:value-type="string">
            <text:p>2011-03-27 19:13:00</text:p>
          </table:table-cell>
          <table:table-cell office:value-type="string">
            <text:p>PL en panne</text:p>
          </table:table-cell>
          <table:table-cell office:value-type="string">
            <text:p>2011-03-12 16:57:00</text:p>
          </table:table-cell>
          <table:table-cell office:value-type="string">
            <text:p>obstacle(s) encombrant tout ou partie de la chaussée</text:p>
          </table:table-cell>
          <table:table-cell office:value-type="string">
            <text:p>DESORDRE DANS LE BALISAGE SUR LA ZONE DE TRAVAUX</text:p>
          </table:table-cell>
        </table:table-row>
        <table:table-row table:style-name="ro1">
          <table:table-cell office:value-type="float" office:value="1727">
            <text:p>1727</text:p>
          </table:table-cell>
          <table:table-cell office:value-type="string">
            <text:p>MCIfabre20110329133708</text:p>
          </table:table-cell>
          <table:table-cell office:value-type="string">
            <text:p>fabre</text:p>
          </table:table-cell>
          <table:table-cell office:value-type="float" office:value="1.30140213392734E+017">
            <text:p>130140213392734000</text:p>
          </table:table-cell>
          <table:table-cell office:value-type="float" office:value="2">
            <text:p>2</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78.675</text:p>
          </table:table-cell>
          <table:table-cell office:value-type="float" office:value="456849">
            <text:p>456849</text:p>
          </table:table-cell>
          <table:table-cell office:value-type="float" office:value="6494540">
            <text:p>6494540</text:p>
          </table:table-cell>
          <table:table-cell office:value-type="string">
            <text:p>2011-03-29 14:35:00</text:p>
          </table:table-cell>
          <table:table-cell office:value-type="string">
            <text:p>2011-03-29 18:00:00</text:p>
          </table:table-cell>
          <table:table-cell office:value-type="string">
            <text:p>accident impliquant poids lourds</text:p>
          </table:table-cell>
          <table:table-cell office:value-type="string">
            <text:p>2011-03-14 03:44:00</text:p>
          </table:table-cell>
          <table:table-cell office:value-type="string">
            <text:p>accident impliquant poids lourds</text:p>
          </table:table-cell>
          <table:table-cell office:value-type="string">
            <text:p>ACCIDENT CORPOREL</text:p>
          </table:table-cell>
        </table:table-row>
        <table:table-row table:style-name="ro1">
          <table:table-cell office:value-type="float" office:value="1728">
            <text:p>1728</text:p>
          </table:table-cell>
          <table:table-cell office:value-type="string">
            <text:p>MCIfabre20110329133708</text:p>
          </table:table-cell>
          <table:table-cell office:value-type="string">
            <text:p>fabre</text:p>
          </table:table-cell>
          <table:table-cell office:value-type="float" office:value="1.30140213392734E+017">
            <text:p>130140213392734000</text:p>
          </table:table-cell>
          <table:table-cell office:value-type="float" office:value="3">
            <text:p>3</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78.675</text:p>
          </table:table-cell>
          <table:table-cell office:value-type="float" office:value="456849">
            <text:p>456849</text:p>
          </table:table-cell>
          <table:table-cell office:value-type="float" office:value="6494540">
            <text:p>6494540</text:p>
          </table:table-cell>
          <table:table-cell office:value-type="string">
            <text:p>2011-03-29 15:10:00</text:p>
          </table:table-cell>
          <table:table-cell office:value-type="string">
            <text:p>2011-03-29 18:00:00</text:p>
          </table:table-cell>
          <table:table-cell office:value-type="string">
            <text:p>voie(s) de droite fermée(s)</text:p>
          </table:table-cell>
          <table:table-cell office:value-type="string">
            <text:p>2011-03-14 03:45:00</text:p>
          </table:table-cell>
          <table:table-cell office:value-type="string">
            <text:p>voie(s) de droite fermée(s)</text:p>
          </table:table-cell>
          <table:table-cell/>
        </table:table-row>
        <table:table-row table:style-name="ro1">
          <table:table-cell office:value-type="float" office:value="1794">
            <text:p>1794</text:p>
          </table:table-cell>
          <table:table-cell office:value-type="string">
            <text:p>MCImartin20110331131624</text:p>
          </table:table-cell>
          <table:table-cell office:value-type="string">
            <text:p>martin</text:p>
          </table:table-cell>
          <table:table-cell office:value-type="float" office:value="1.30158068737027E+017">
            <text:p>130158068737027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2.543</text:p>
          </table:table-cell>
          <table:table-cell office:value-type="float" office:value="461539">
            <text:p>461539</text:p>
          </table:table-cell>
          <table:table-cell office:value-type="float" office:value="6497079">
            <text:p>6497079</text:p>
          </table:table-cell>
          <table:table-cell office:value-type="string">
            <text:p>2011-03-31 16:11:00</text:p>
          </table:table-cell>
          <table:table-cell office:value-type="string">
            <text:p>2011-03-31 16:23:00</text:p>
          </table:table-cell>
          <table:table-cell office:value-type="string">
            <text:p>PL en panne</text:p>
          </table:table-cell>
          <table:table-cell office:value-type="string">
            <text:p>2011-05-09 18:17:00</text:p>
          </table:table-cell>
          <table:table-cell office:value-type="string">
            <text:p>travaux de longue durée</text:p>
          </table:table-cell>
          <table:table-cell office:value-type="string">
            <text:p>OUVERTURE FUTURE SECTION RN 10.CIRCULATION SUR VOIE DE DROITE <text:s/>LIMITEE A 90 KM/H.</text:p>
          </table:table-cell>
        </table:table-row>
        <table:table-row table:style-name="ro1">
          <table:table-cell office:value-type="float" office:value="1807">
            <text:p>1807</text:p>
          </table:table-cell>
          <table:table-cell office:value-type="string">
            <text:p>MCIbreteau20110401083347</text:p>
          </table:table-cell>
          <table:table-cell office:value-type="string">
            <text:p>breteau</text:p>
          </table:table-cell>
          <table:table-cell office:value-type="float" office:value="1.3016469402784E+017">
            <text:p>130164694027840000</text:p>
          </table:table-cell>
          <table:table-cell office:value-type="float" office:value="3">
            <text:p>3</text:p>
          </table:table-cell>
          <table:table-cell office:value-type="string">
            <text:p>N10</text:p>
          </table:table-cell>
          <table:table-cell office:value-type="string">
            <text:p>dans le sens BAYONNE/PARIS</text:p>
          </table:table-cell>
          <table:table-cell office:value-type="float" office:value="16">
            <text:p>16</text:p>
          </table:table-cell>
          <table:table-cell office:value-type="string">
            <text:p>74.001</text:p>
          </table:table-cell>
          <table:table-cell office:value-type="string">
            <text:p>81.003</text:p>
          </table:table-cell>
          <table:table-cell office:value-type="float" office:value="460411">
            <text:p>460411</text:p>
          </table:table-cell>
          <table:table-cell office:value-type="float" office:value="6496169">
            <text:p>6496169</text:p>
          </table:table-cell>
          <table:table-cell office:value-type="string">
            <text:p>2011-04-01 10:35:00</text:p>
          </table:table-cell>
          <table:table-cell office:value-type="string">
            <text:p>2011-04-05 13:28:00</text:p>
          </table:table-cell>
          <table:table-cell office:value-type="string">
            <text:p>voie(s) bloquée(s)</text:p>
          </table:table-cell>
          <table:table-cell office:value-type="string">
            <text:p>2011-03-26 00:06:00</text:p>
          </table:table-cell>
          <table:table-cell office:value-type="string">
            <text:p>obstacle(s) encombrant tout ou partie de la chaussée</text:p>
          </table:table-cell>
          <table:table-cell/>
        </table:table-row>
        <table:table-row table:style-name="ro1">
          <table:table-cell office:value-type="float" office:value="1930">
            <text:p>1930</text:p>
          </table:table-cell>
          <table:table-cell office:value-type="string">
            <text:p>MCIvandenberghe20110406132345</text:p>
          </table:table-cell>
          <table:table-cell office:value-type="string">
            <text:p>dupuch</text:p>
          </table:table-cell>
          <table:table-cell office:value-type="float" office:value="1.30206940748447E+017">
            <text:p>130206940748447000</text:p>
          </table:table-cell>
          <table:table-cell office:value-type="float" office:value="2">
            <text:p>2</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71.195</text:p>
          </table:table-cell>
          <table:table-cell office:value-type="float" office:value="462611">
            <text:p>462611</text:p>
          </table:table-cell>
          <table:table-cell office:value-type="float" office:value="6497833">
            <text:p>6497833</text:p>
          </table:table-cell>
          <table:table-cell office:value-type="string">
            <text:p>2011-04-06 07:35:00</text:p>
          </table:table-cell>
          <table:table-cell office:value-type="string">
            <text:p>2011-04-06 15:03:00</text:p>
          </table:table-cell>
          <table:table-cell office:value-type="string">
            <text:p>accident impliquant poids lourds</text:p>
          </table:table-cell>
          <table:table-cell office:value-type="string">
            <text:p>PL COUCHE SUR ACCOTEMENT <text:s/>PRODUIT BLEU" SUR L'HERBE"</text:p>
          </table:table-cell>
          <table:table-cell office:value-type="string">
            <text:p>PL en panne</text:p>
          </table:table-cell>
          <table:table-cell/>
        </table:table-row>
        <table:table-row table:style-name="ro1">
          <table:table-cell office:value-type="float" office:value="1966">
            <text:p>1966</text:p>
          </table:table-cell>
          <table:table-cell office:value-type="string">
            <text:p>MCIfabre20110406213833</text:p>
          </table:table-cell>
          <table:table-cell office:value-type="string">
            <text:p>fabre</text:p>
          </table:table-cell>
          <table:table-cell office:value-type="float" office:value="1.30212898548745E+017">
            <text:p>130212898548745000</text:p>
          </table:table-cell>
          <table:table-cell office:value-type="float" office:value="12">
            <text:p>12</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9.924</text:p>
          </table:table-cell>
          <table:table-cell office:value-type="float" office:value="456043">
            <text:p>456043</text:p>
          </table:table-cell>
          <table:table-cell office:value-type="float" office:value="6493574">
            <text:p>6493574</text:p>
          </table:table-cell>
          <table:table-cell office:value-type="string">
            <text:p>2011-04-07 00:29:00</text:p>
          </table:table-cell>
          <table:table-cell office:value-type="string">
            <text:p>2011-04-07 02:04:00</text:p>
          </table:table-cell>
          <table:table-cell office:value-type="string">
            <text:p>Signalisation verticale directionnelle</text:p>
          </table:table-cell>
          <table:table-cell office:value-type="string">
            <text:p>2011-03-29 18:00:00</text:p>
          </table:table-cell>
          <table:table-cell office:value-type="string">
            <text:p>accident impliquant poids lourds</text:p>
          </table:table-cell>
          <table:table-cell/>
        </table:table-row>
        <table:table-row table:style-name="ro1">
          <table:table-cell office:value-type="float" office:value="2036">
            <text:p>2036</text:p>
          </table:table-cell>
          <table:table-cell office:value-type="string">
            <text:p>MCImartin20110409141559</text:p>
          </table:table-cell>
          <table:table-cell office:value-type="string">
            <text:p>martin</text:p>
          </table:table-cell>
          <table:table-cell office:value-type="float" office:value="1.30235387656256E+017">
            <text:p>130235387656256000</text:p>
          </table:table-cell>
          <table:table-cell office:value-type="float" office:value="2">
            <text:p>2</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9.011</text:p>
          </table:table-cell>
          <table:table-cell office:value-type="float" office:value="456606">
            <text:p>456606</text:p>
          </table:table-cell>
          <table:table-cell office:value-type="float" office:value="6494291">
            <text:p>6494291</text:p>
          </table:table-cell>
          <table:table-cell office:value-type="string">
            <text:p>2011-04-09 14:57:00</text:p>
          </table:table-cell>
          <table:table-cell office:value-type="string">
            <text:p>2011-04-09 15:40:00</text:p>
          </table:table-cell>
          <table:table-cell office:value-type="string">
            <text:p>accident(s)</text:p>
          </table:table-cell>
          <table:table-cell office:value-type="string">
            <text:p>2011-03-29 18:00:00</text:p>
          </table:table-cell>
          <table:table-cell office:value-type="string">
            <text:p>voie(s) de droite fermée(s)</text:p>
          </table:table-cell>
          <table:table-cell/>
        </table:table-row>
        <table:table-row table:style-name="ro1">
          <table:table-cell office:value-type="float" office:value="2058">
            <text:p>2058</text:p>
          </table:table-cell>
          <table:table-cell office:value-type="string">
            <text:p>MCIeyraud20110411054600</text:p>
          </table:table-cell>
          <table:table-cell office:value-type="string">
            <text:p>eyraud</text:p>
          </table:table-cell>
          <table:table-cell office:value-type="float" office:value="1.30251920407125E+017">
            <text:p>130251920407125000</text:p>
          </table:table-cell>
          <table:table-cell office:value-type="float" office:value="4">
            <text:p>4</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83.551</text:p>
          </table:table-cell>
          <table:table-cell office:value-type="float" office:value="455124">
            <text:p>455124</text:p>
          </table:table-cell>
          <table:table-cell office:value-type="float" office:value="6489983">
            <text:p>6489983</text:p>
          </table:table-cell>
          <table:table-cell office:value-type="string">
            <text:p>2011-04-11 12:53:00</text:p>
          </table:table-cell>
          <table:table-cell office:value-type="string">
            <text:p>2011-04-11 15:03:00</text:p>
          </table:table-cell>
          <table:table-cell office:value-type="string">
            <text:p>PL en panne</text:p>
          </table:table-cell>
          <table:table-cell office:value-type="string">
            <text:p>CEI INFORME</text:p>
          </table:table-cell>
          <table:table-cell office:value-type="string">
            <text:p>PL en panne</text:p>
          </table:table-cell>
          <table:table-cell/>
        </table:table-row>
        <table:table-row table:style-name="ro1">
          <table:table-cell office:value-type="float" office:value="2109">
            <text:p>2109</text:p>
          </table:table-cell>
          <table:table-cell office:value-type="string">
            <text:p>MCIvandenberghe20110413204842</text:p>
          </table:table-cell>
          <table:table-cell office:value-type="string">
            <text:p>vandenberghe</text:p>
          </table:table-cell>
          <table:table-cell office:value-type="float" office:value="1.3027419400884E+017">
            <text:p>130274194008840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80.789</text:p>
          </table:table-cell>
          <table:table-cell office:value-type="float" office:value="455595">
            <text:p>455595</text:p>
          </table:table-cell>
          <table:table-cell office:value-type="float" office:value="6492804">
            <text:p>6492804</text:p>
          </table:table-cell>
          <table:table-cell office:value-type="string">
            <text:p>2011-04-14 02:45:00</text:p>
          </table:table-cell>
          <table:table-cell office:value-type="string">
            <text:p>2011-04-14 03:44:00</text:p>
          </table:table-cell>
          <table:table-cell office:value-type="string">
            <text:p>PL en panne</text:p>
          </table:table-cell>
          <table:table-cell office:value-type="string">
            <text:p>2011-04-05 13:28:00</text:p>
          </table:table-cell>
          <table:table-cell office:value-type="string">
            <text:p>voie(s) bloquée(s)</text:p>
          </table:table-cell>
          <table:table-cell/>
        </table:table-row>
        <table:table-row table:style-name="ro1">
          <table:table-cell office:value-type="float" office:value="2168">
            <text:p>2168</text:p>
          </table:table-cell>
          <table:table-cell office:value-type="string">
            <text:p>MCIdasse20110415131842</text:p>
          </table:table-cell>
          <table:table-cell office:value-type="string">
            <text:p>dasse</text:p>
          </table:table-cell>
          <table:table-cell office:value-type="float" office:value="1.30289097239933E+017">
            <text:p>130289097239933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3.008</text:p>
          </table:table-cell>
          <table:table-cell office:value-type="float" office:value="461140">
            <text:p>461140</text:p>
          </table:table-cell>
          <table:table-cell office:value-type="float" office:value="6496842">
            <text:p>6496842</text:p>
          </table:table-cell>
          <table:table-cell office:value-type="string">
            <text:p>2011-04-15 20:09:00</text:p>
          </table:table-cell>
          <table:table-cell office:value-type="string">
            <text:p>2011-04-15 20:22:00</text:p>
          </table:table-cell>
          <table:table-cell office:value-type="string">
            <text:p>véhicule(s) en panne</text:p>
          </table:table-cell>
          <table:table-cell office:value-type="string">
            <text:p>2011-04-06 15:03:00</text:p>
          </table:table-cell>
          <table:table-cell office:value-type="string">
            <text:p>accident impliquant poids lourds</text:p>
          </table:table-cell>
          <table:table-cell office:value-type="string">
            <text:p>PL COUCHE SUR ACCOTEMENT <text:s/>PRODUIT BLEU" SUR L'HERBE"</text:p>
          </table:table-cell>
        </table:table-row>
        <table:table-row table:style-name="ro1">
          <table:table-cell office:value-type="float" office:value="2284">
            <text:p>2284</text:p>
          </table:table-cell>
          <table:table-cell office:value-type="string">
            <text:p>MCIdasse20110420131840</text:p>
          </table:table-cell>
          <table:table-cell office:value-type="string">
            <text:p>dasse</text:p>
          </table:table-cell>
          <table:table-cell office:value-type="float" office:value="1.3033148802274E+017">
            <text:p>130331488022740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80.249</text:p>
          </table:table-cell>
          <table:table-cell office:value-type="float" office:value="455844">
            <text:p>455844</text:p>
          </table:table-cell>
          <table:table-cell office:value-type="float" office:value="6493283">
            <text:p>6493283</text:p>
          </table:table-cell>
          <table:table-cell office:value-type="string">
            <text:p>2011-04-20 17:54:00</text:p>
          </table:table-cell>
          <table:table-cell office:value-type="string">
            <text:p>2011-04-20 18:28:00</text:p>
          </table:table-cell>
          <table:table-cell office:value-type="string">
            <text:p>PL en panne</text:p>
          </table:table-cell>
          <table:table-cell office:value-type="string">
            <text:p>2011-04-07 02:04:00</text:p>
          </table:table-cell>
          <table:table-cell office:value-type="string">
            <text:p>Signalisation verticale directionnelle</text:p>
          </table:table-cell>
          <table:table-cell/>
        </table:table-row>
        <table:table-row table:style-name="ro1">
          <table:table-cell office:value-type="float" office:value="2301">
            <text:p>2301</text:p>
          </table:table-cell>
          <table:table-cell office:value-type="string">
            <text:p>MCIeyraud20110421133826</text:p>
          </table:table-cell>
          <table:table-cell office:value-type="string">
            <text:p>eyraud</text:p>
          </table:table-cell>
          <table:table-cell office:value-type="float" office:value="1.30339864547946E+017">
            <text:p>130339864547946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6.354</text:p>
          </table:table-cell>
          <table:table-cell office:value-type="float" office:value="458325">
            <text:p>458325</text:p>
          </table:table-cell>
          <table:table-cell office:value-type="float" office:value="6496070">
            <text:p>6496070</text:p>
          </table:table-cell>
          <table:table-cell office:value-type="string">
            <text:p>2011-04-21 17:10:00</text:p>
          </table:table-cell>
          <table:table-cell office:value-type="string">
            <text:p>2011-04-21 18:08:00</text:p>
          </table:table-cell>
          <table:table-cell office:value-type="string">
            <text:p>PL en panne</text:p>
          </table:table-cell>
          <table:table-cell office:value-type="string">
            <text:p>CEI INFORME</text:p>
          </table:table-cell>
          <table:table-cell office:value-type="string">
            <text:p>accident(s)</text:p>
          </table:table-cell>
          <table:table-cell/>
        </table:table-row>
        <table:table-row table:style-name="ro1">
          <table:table-cell office:value-type="float" office:value="2361">
            <text:p>2361</text:p>
          </table:table-cell>
          <table:table-cell office:value-type="string">
            <text:p>MCIdupuch20110425140338</text:p>
          </table:table-cell>
          <table:table-cell office:value-type="string">
            <text:p>dupuch</text:p>
          </table:table-cell>
          <table:table-cell office:value-type="float" office:value="1.30374065179951E+016">
            <text:p>13037406517995100</text:p>
          </table:table-cell>
          <table:table-cell office:value-type="float" office:value="4">
            <text:p>4</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70.268</text:p>
          </table:table-cell>
          <table:table-cell office:value-type="float" office:value="463153">
            <text:p>463153</text:p>
          </table:table-cell>
          <table:table-cell office:value-type="float" office:value="6498228">
            <text:p>6498228</text:p>
          </table:table-cell>
          <table:table-cell office:value-type="string">
            <text:p>2011-04-25 16:10:00</text:p>
          </table:table-cell>
          <table:table-cell office:value-type="string">
            <text:p>2011-04-25 17:27:00</text:p>
          </table:table-cell>
          <table:table-cell office:value-type="string">
            <text:p>PL en panne</text:p>
          </table:table-cell>
          <table:table-cell office:value-type="string">
            <text:p>CIRCULATION RALENTIE</text:p>
          </table:table-cell>
          <table:table-cell office:value-type="string">
            <text:p>PL en panne</text:p>
          </table:table-cell>
          <table:table-cell office:value-type="string">
            <text:p>CEI INFORME</text:p>
          </table:table-cell>
        </table:table-row>
        <table:table-row table:style-name="ro1">
          <table:table-cell office:value-type="float" office:value="2424">
            <text:p>2424</text:p>
          </table:table-cell>
          <table:table-cell office:value-type="string">
            <text:p>MCIdasse20110502070929</text:p>
          </table:table-cell>
          <table:table-cell office:value-type="string">
            <text:p>martin</text:p>
          </table:table-cell>
          <table:table-cell office:value-type="float" office:value="1.30406747693657E+017">
            <text:p>130406747693657000</text:p>
          </table:table-cell>
          <table:table-cell office:value-type="float" office:value="1">
            <text:p>1</text:p>
          </table:table-cell>
          <table:table-cell office:value-type="string">
            <text:p>N10</text:p>
          </table:table-cell>
          <table:table-cell office:value-type="string">
            <text:p>dans le sens BAYONNE/PARIS</text:p>
          </table:table-cell>
          <table:table-cell office:value-type="float" office:value="16">
            <text:p>16</text:p>
          </table:table-cell>
          <table:table-cell office:value-type="string">
            <text:p>81.001</text:p>
          </table:table-cell>
          <table:table-cell office:value-type="string">
            <text:p>101.419</text:p>
          </table:table-cell>
          <table:table-cell office:value-type="float" office:value="455580">
            <text:p>455580</text:p>
          </table:table-cell>
          <table:table-cell office:value-type="float" office:value="6492560">
            <text:p>6492560</text:p>
          </table:table-cell>
          <table:table-cell office:value-type="string">
            <text:p>2011-05-02 08:00:00</text:p>
          </table:table-cell>
          <table:table-cell office:value-type="string">
            <text:p>2011-05-09 10:04:00</text:p>
          </table:table-cell>
          <table:table-cell office:value-type="string">
            <text:p>travaux de fauchage</text:p>
          </table:table-cell>
          <table:table-cell office:value-type="string">
            <text:p>2011-04-14 03:44:00</text:p>
          </table:table-cell>
          <table:table-cell office:value-type="string">
            <text:p>PL en panne</text:p>
          </table:table-cell>
          <table:table-cell/>
        </table:table-row>
        <table:table-row table:style-name="ro1">
          <table:table-cell office:value-type="float" office:value="2440">
            <text:p>2440</text:p>
          </table:table-cell>
          <table:table-cell office:value-type="string">
            <text:p>MCIeyraud20110429131959</text:p>
          </table:table-cell>
          <table:table-cell office:value-type="string">
            <text:p>eyraud</text:p>
          </table:table-cell>
          <table:table-cell office:value-type="float" office:value="1.30409583607437E+017">
            <text:p>130409583607437000</text:p>
          </table:table-cell>
          <table:table-cell office:value-type="float" office:value="4">
            <text:p>4</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82.907</text:p>
          </table:table-cell>
          <table:table-cell office:value-type="float" office:value="455262">
            <text:p>455262</text:p>
          </table:table-cell>
          <table:table-cell office:value-type="float" office:value="6490647">
            <text:p>6490647</text:p>
          </table:table-cell>
          <table:table-cell office:value-type="string">
            <text:p>2011-04-29 18:50:00</text:p>
          </table:table-cell>
          <table:table-cell office:value-type="string">
            <text:p>2011-04-29 20:01:00</text:p>
          </table:table-cell>
          <table:table-cell office:value-type="string">
            <text:p>PL en panne</text:p>
          </table:table-cell>
          <table:table-cell office:value-type="string">
            <text:p>2011-04-15 20:22:00</text:p>
          </table:table-cell>
          <table:table-cell office:value-type="string">
            <text:p>véhicule(s) en panne</text:p>
          </table:table-cell>
          <table:table-cell/>
        </table:table-row>
        <table:table-row table:style-name="ro1">
          <table:table-cell office:value-type="float" office:value="2469">
            <text:p>2469</text:p>
          </table:table-cell>
          <table:table-cell office:value-type="string">
            <text:p>MCIeyraud20110502132219</text:p>
          </table:table-cell>
          <table:table-cell office:value-type="string">
            <text:p>eyraud</text:p>
          </table:table-cell>
          <table:table-cell office:value-type="float" office:value="1.30433545738517E+017">
            <text:p>130433545738517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8.066</text:p>
          </table:table-cell>
          <table:table-cell office:value-type="float" office:value="457229">
            <text:p>457229</text:p>
          </table:table-cell>
          <table:table-cell office:value-type="float" office:value="6495021">
            <text:p>6495021</text:p>
          </table:table-cell>
          <table:table-cell office:value-type="string">
            <text:p>2011-05-02 13:17:00</text:p>
          </table:table-cell>
          <table:table-cell office:value-type="string">
            <text:p>2011-05-02 14:08:00</text:p>
          </table:table-cell>
          <table:table-cell office:value-type="string">
            <text:p>véhicule(s) en panne</text:p>
          </table:table-cell>
          <table:table-cell office:value-type="string">
            <text:p>CEI INFORME</text:p>
          </table:table-cell>
          <table:table-cell office:value-type="string">
            <text:p>PL en panne</text:p>
          </table:table-cell>
          <table:table-cell/>
        </table:table-row>
        <table:table-row table:style-name="ro1">
          <table:table-cell office:value-type="float" office:value="2608">
            <text:p>2608</text:p>
          </table:table-cell>
          <table:table-cell office:value-type="string">
            <text:p>MCImachin20110509131746</text:p>
          </table:table-cell>
          <table:table-cell office:value-type="string">
            <text:p>machin</text:p>
          </table:table-cell>
          <table:table-cell office:value-type="float" office:value="1.30495191256733E+017">
            <text:p>130495191256733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9.607</text:p>
          </table:table-cell>
          <table:table-cell office:value-type="float" office:value="456239">
            <text:p>456239</text:p>
          </table:table-cell>
          <table:table-cell office:value-type="float" office:value="6493823">
            <text:p>6493823</text:p>
          </table:table-cell>
          <table:table-cell office:value-type="string">
            <text:p>2011-05-09 16:38:00</text:p>
          </table:table-cell>
          <table:table-cell office:value-type="string">
            <text:p>2011-05-09 19:43:00</text:p>
          </table:table-cell>
          <table:table-cell office:value-type="string">
            <text:p>PL en panne</text:p>
          </table:table-cell>
          <table:table-cell office:value-type="string">
            <text:p>2011-04-21 18:08:00</text:p>
          </table:table-cell>
          <table:table-cell office:value-type="string">
            <text:p>PL en panne</text:p>
          </table:table-cell>
          <table:table-cell office:value-type="string">
            <text:p>CEI INFORME</text:p>
          </table:table-cell>
        </table:table-row>
        <table:table-row table:style-name="ro1">
          <table:table-cell office:value-type="float" office:value="2609">
            <text:p>2609</text:p>
          </table:table-cell>
          <table:table-cell office:value-type="string">
            <text:p>MCImachin20110509131746</text:p>
          </table:table-cell>
          <table:table-cell office:value-type="string">
            <text:p>machin</text:p>
          </table:table-cell>
          <table:table-cell office:value-type="float" office:value="1.30495191256733E+017">
            <text:p>130495191256733000</text:p>
          </table:table-cell>
          <table:table-cell office:value-type="float" office:value="3">
            <text:p>3</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9.741</text:p>
          </table:table-cell>
          <table:table-cell office:value-type="string">
            <text:p>79.459</text:p>
          </table:table-cell>
          <table:table-cell office:value-type="float" office:value="456159">
            <text:p>456159</text:p>
          </table:table-cell>
          <table:table-cell office:value-type="float" office:value="6493717">
            <text:p>6493717</text:p>
          </table:table-cell>
          <table:table-cell office:value-type="string">
            <text:p>2011-05-09 16:39:00</text:p>
          </table:table-cell>
          <table:table-cell office:value-type="string">
            <text:p>2011-05-09 19:43:00</text:p>
          </table:table-cell>
          <table:table-cell office:value-type="string">
            <text:p>une voie fermée</text:p>
          </table:table-cell>
          <table:table-cell office:value-type="string">
            <text:p>2011-04-25 17:27:00</text:p>
          </table:table-cell>
          <table:table-cell office:value-type="string">
            <text:p>PL en panne</text:p>
          </table:table-cell>
          <table:table-cell office:value-type="string">
            <text:p>CIRCULATION RALENTIE</text:p>
          </table:table-cell>
        </table:table-row>
        <table:table-row table:style-name="ro1">
          <table:table-cell office:value-type="float" office:value="2708">
            <text:p>2708</text:p>
          </table:table-cell>
          <table:table-cell office:value-type="string">
            <text:p>MCIdasse20110609133153</text:p>
          </table:table-cell>
          <table:table-cell office:value-type="string">
            <text:p>dasse</text:p>
          </table:table-cell>
          <table:table-cell office:value-type="float" office:value="1.30527141271533E+017">
            <text:p>130527141271533000</text:p>
          </table:table-cell>
          <table:table-cell office:value-type="float" office:value="1">
            <text:p>1</text:p>
          </table:table-cell>
          <table:table-cell office:value-type="string">
            <text:p>N10</text:p>
          </table:table-cell>
          <table:table-cell office:value-type="string">
            <text:p>dans le sens BAYONNE/PARIS</text:p>
          </table:table-cell>
          <table:table-cell office:value-type="float" office:value="16">
            <text:p>16</text:p>
          </table:table-cell>
          <table:table-cell office:value-type="float" office:value="72">
            <text:p>72</text:p>
          </table:table-cell>
          <table:table-cell office:value-type="float" office:value="82">
            <text:p>82</text:p>
          </table:table-cell>
          <table:table-cell office:value-type="float" office:value="455447">
            <text:p>455447</text:p>
          </table:table-cell>
          <table:table-cell office:value-type="float" office:value="6491533">
            <text:p>6491533</text:p>
          </table:table-cell>
          <table:table-cell office:value-type="string">
            <text:p>2011-05-16 00:00:00</text:p>
          </table:table-cell>
          <table:table-cell office:value-type="string">
            <text:p>2011-06-09 15:33:00</text:p>
          </table:table-cell>
          <table:table-cell office:value-type="string">
            <text:p>Message annulé</text:p>
          </table:table-cell>
          <table:table-cell office:value-type="string">
            <text:p>2011-05-09 10:04:00</text:p>
          </table:table-cell>
          <table:table-cell office:value-type="string">
            <text:p>travaux de fauchage</text:p>
          </table:table-cell>
          <table:table-cell/>
        </table:table-row>
        <table:table-row table:style-name="ro1">
          <table:table-cell office:value-type="float" office:value="2769">
            <text:p>2769</text:p>
          </table:table-cell>
          <table:table-cell office:value-type="string">
            <text:p>MCIeyraud20110516132744</text:p>
          </table:table-cell>
          <table:table-cell office:value-type="string">
            <text:p>eyraud</text:p>
          </table:table-cell>
          <table:table-cell office:value-type="float" office:value="1.30556357111751E+017">
            <text:p>130556357111751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float" office:value="75">
            <text:p>75</text:p>
          </table:table-cell>
          <table:table-cell office:value-type="float" office:value="459570">
            <text:p>459570</text:p>
          </table:table-cell>
          <table:table-cell office:value-type="float" office:value="6496130">
            <text:p>6496130</text:p>
          </table:table-cell>
          <table:table-cell office:value-type="string">
            <text:p>2011-05-16 18:32:00</text:p>
          </table:table-cell>
          <table:table-cell office:value-type="string">
            <text:p>2011-05-16 19:35:00</text:p>
          </table:table-cell>
          <table:table-cell office:value-type="string">
            <text:p>PL en panne</text:p>
          </table:table-cell>
          <table:table-cell office:value-type="string">
            <text:p>2011-04-29 20:01:00</text:p>
          </table:table-cell>
          <table:table-cell office:value-type="string">
            <text:p>PL en panne</text:p>
          </table:table-cell>
          <table:table-cell/>
        </table:table-row>
        <table:table-row table:style-name="ro1">
          <table:table-cell office:value-type="float" office:value="2770">
            <text:p>2770</text:p>
          </table:table-cell>
          <table:table-cell office:value-type="string">
            <text:p>MCImaignaut20110516212036</text:p>
          </table:table-cell>
          <table:table-cell office:value-type="string">
            <text:p>eyraud</text:p>
          </table:table-cell>
          <table:table-cell office:value-type="float" office:value="1.30556735066051E+017">
            <text:p>130556735066051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5.324</text:p>
          </table:table-cell>
          <table:table-cell office:value-type="float" office:value="459248">
            <text:p>459248</text:p>
          </table:table-cell>
          <table:table-cell office:value-type="float" office:value="6496165">
            <text:p>6496165</text:p>
          </table:table-cell>
          <table:table-cell office:value-type="string">
            <text:p>2011-05-16 19:35:00</text:p>
          </table:table-cell>
          <table:table-cell office:value-type="string">
            <text:p>2011-05-16 23:46:00</text:p>
          </table:table-cell>
          <table:table-cell office:value-type="string">
            <text:p>PL en panne</text:p>
          </table:table-cell>
          <table:table-cell office:value-type="string">
            <text:p>2011-05-02 14:08:00</text:p>
          </table:table-cell>
          <table:table-cell office:value-type="string">
            <text:p>véhicule(s) en panne</text:p>
          </table:table-cell>
          <table:table-cell office:value-type="string">
            <text:p>CEI INFORME</text:p>
          </table:table-cell>
        </table:table-row>
        <table:table-row table:style-name="ro1">
          <table:table-cell office:value-type="float" office:value="2791">
            <text:p>2791</text:p>
          </table:table-cell>
          <table:table-cell office:value-type="string">
            <text:p>MCIeyraud20110517132729</text:p>
          </table:table-cell>
          <table:table-cell office:value-type="string">
            <text:p>eyraud</text:p>
          </table:table-cell>
          <table:table-cell office:value-type="float" office:value="1.30563983062751E+017">
            <text:p>130563983062751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9.012</text:p>
          </table:table-cell>
          <table:table-cell office:value-type="float" office:value="456614">
            <text:p>456614</text:p>
          </table:table-cell>
          <table:table-cell office:value-type="float" office:value="6494300">
            <text:p>6494300</text:p>
          </table:table-cell>
          <table:table-cell office:value-type="string">
            <text:p>2011-05-17 15:43:00</text:p>
          </table:table-cell>
          <table:table-cell office:value-type="string">
            <text:p>2011-05-17 23:33:00</text:p>
          </table:table-cell>
          <table:table-cell office:value-type="string">
            <text:p>PL en feu</text:p>
          </table:table-cell>
          <table:table-cell office:value-type="string">
            <text:p>CEI DE MONTLIEU ET D ANGOULEME INFORMES</text:p>
          </table:table-cell>
          <table:table-cell office:value-type="string">
            <text:p>PL en panne</text:p>
          </table:table-cell>
          <table:table-cell/>
        </table:table-row>
        <table:table-row table:style-name="ro1">
          <table:table-cell office:value-type="float" office:value="2794">
            <text:p>2794</text:p>
          </table:table-cell>
          <table:table-cell office:value-type="string">
            <text:p>MCIeyraud20110517132729</text:p>
          </table:table-cell>
          <table:table-cell office:value-type="string">
            <text:p>eyraud</text:p>
          </table:table-cell>
          <table:table-cell office:value-type="float" office:value="1.30563983062751E+017">
            <text:p>130563983062751000</text:p>
          </table:table-cell>
          <table:table-cell office:value-type="float" office:value="3">
            <text:p>3</text:p>
          </table:table-cell>
          <table:table-cell office:value-type="string">
            <text:p>N10</text:p>
          </table:table-cell>
          <table:table-cell office:value-type="string">
            <text:p>dans les deux sens de circulation</text:p>
          </table:table-cell>
          <table:table-cell office:value-type="float" office:value="16">
            <text:p>16</text:p>
          </table:table-cell>
          <table:table-cell office:value-type="string">
            <text:p>79.274</text:p>
          </table:table-cell>
          <table:table-cell office:value-type="string">
            <text:p>78.788</text:p>
          </table:table-cell>
          <table:table-cell office:value-type="float" office:value="456438">
            <text:p>456438</text:p>
          </table:table-cell>
          <table:table-cell office:value-type="float" office:value="6494088">
            <text:p>6494088</text:p>
          </table:table-cell>
          <table:table-cell office:value-type="string">
            <text:p>2011-05-17 16:00:00</text:p>
          </table:table-cell>
          <table:table-cell office:value-type="string">
            <text:p>2011-05-17 23:33:00</text:p>
          </table:table-cell>
          <table:table-cell office:value-type="string">
            <text:p>route fermée</text:p>
          </table:table-cell>
          <table:table-cell office:value-type="string">
            <text:p>2011-05-09 19:43:00</text:p>
          </table:table-cell>
          <table:table-cell office:value-type="string">
            <text:p>une voie fermée</text:p>
          </table:table-cell>
          <table:table-cell/>
        </table:table-row>
        <table:table-row table:style-name="ro1">
          <table:table-cell office:value-type="float" office:value="2900">
            <text:p>2900</text:p>
          </table:table-cell>
          <table:table-cell office:value-type="string">
            <text:p>MCImaignaut20110520131637</text:p>
          </table:table-cell>
          <table:table-cell office:value-type="string">
            <text:p>maignaut</text:p>
          </table:table-cell>
          <table:table-cell office:value-type="float" office:value="1.30591235648357E+017">
            <text:p>130591235648357000</text:p>
          </table:table-cell>
          <table:table-cell office:value-type="float" office:value="2">
            <text:p>2</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0.402</text:p>
          </table:table-cell>
          <table:table-cell office:value-type="float" office:value="463017">
            <text:p>463017</text:p>
          </table:table-cell>
          <table:table-cell office:value-type="float" office:value="6498231">
            <text:p>6498231</text:p>
          </table:table-cell>
          <table:table-cell office:value-type="string">
            <text:p>2011-05-20 19:25:00</text:p>
          </table:table-cell>
          <table:table-cell office:value-type="string">
            <text:p>2011-05-20 22:37:00</text:p>
          </table:table-cell>
          <table:table-cell office:value-type="string">
            <text:p>accident impliquant poids lourds</text:p>
          </table:table-cell>
          <table:table-cell office:value-type="string">
            <text:p>DEGATS AU DOMAINE PUBLIC</text:p>
          </table:table-cell>
          <table:table-cell office:value-type="string">
            <text:p>Message annulé</text:p>
          </table:table-cell>
          <table:table-cell/>
        </table:table-row>
        <table:table-row table:style-name="ro1">
          <table:table-cell office:value-type="float" office:value="2905">
            <text:p>2905</text:p>
          </table:table-cell>
          <table:table-cell office:value-type="string">
            <text:p>MCIeyraud20110521055017</text:p>
          </table:table-cell>
          <table:table-cell office:value-type="string">
            <text:p>eyraud</text:p>
          </table:table-cell>
          <table:table-cell office:value-type="float" office:value="1.30596126012605E+016">
            <text:p>13059612601260500</text:p>
          </table:table-cell>
          <table:table-cell office:value-type="float" office:value="3">
            <text:p>3</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0.175</text:p>
          </table:table-cell>
          <table:table-cell office:value-type="float" office:value="463243">
            <text:p>463243</text:p>
          </table:table-cell>
          <table:table-cell office:value-type="float" office:value="6498252">
            <text:p>6498252</text:p>
          </table:table-cell>
          <table:table-cell office:value-type="string">
            <text:p>2011-05-21 09:00:00</text:p>
          </table:table-cell>
          <table:table-cell office:value-type="string">
            <text:p>2011-05-21 13:22:00</text:p>
          </table:table-cell>
          <table:table-cell office:value-type="string">
            <text:p>route fermée</text:p>
          </table:table-cell>
          <table:table-cell office:value-type="string">
            <text:p>2011-05-16 19:35:00</text:p>
          </table:table-cell>
          <table:table-cell office:value-type="string">
            <text:p>PL en panne</text:p>
          </table:table-cell>
          <table:table-cell/>
        </table:table-row>
        <table:table-row table:style-name="ro1">
          <table:table-cell office:value-type="float" office:value="2907">
            <text:p>2907</text:p>
          </table:table-cell>
          <table:table-cell office:value-type="string">
            <text:p>MCIeyraud20110521055017</text:p>
          </table:table-cell>
          <table:table-cell office:value-type="string">
            <text:p>eyraud</text:p>
          </table:table-cell>
          <table:table-cell office:value-type="float" office:value="1.30596126012605E+016">
            <text:p>13059612601260500</text:p>
          </table:table-cell>
          <table:table-cell office:value-type="float" office:value="3">
            <text:p>3</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0.213</text:p>
          </table:table-cell>
          <table:table-cell office:value-type="string">
            <text:p>70.031</text:p>
          </table:table-cell>
          <table:table-cell office:value-type="float" office:value="463387">
            <text:p>463387</text:p>
          </table:table-cell>
          <table:table-cell office:value-type="float" office:value="6498267">
            <text:p>6498267</text:p>
          </table:table-cell>
          <table:table-cell office:value-type="string">
            <text:p>2011-05-21 09:45:00</text:p>
          </table:table-cell>
          <table:table-cell office:value-type="string">
            <text:p>2011-05-21 13:22:00</text:p>
          </table:table-cell>
          <table:table-cell office:value-type="string">
            <text:p>voie(s) de droite fermée(s)</text:p>
          </table:table-cell>
          <table:table-cell office:value-type="string">
            <text:p>2011-05-16 23:46:00</text:p>
          </table:table-cell>
          <table:table-cell office:value-type="string">
            <text:p>PL en panne</text:p>
          </table:table-cell>
          <table:table-cell/>
        </table:table-row>
        <table:table-row table:style-name="ro1">
          <table:table-cell office:value-type="float" office:value="2924">
            <text:p>2924</text:p>
          </table:table-cell>
          <table:table-cell office:value-type="string">
            <text:p>MCIfabre20110521210832</text:p>
          </table:table-cell>
          <table:table-cell office:value-type="string">
            <text:p>maignaut</text:p>
          </table:table-cell>
          <table:table-cell office:value-type="float" office:value="1.30599574778948E+017">
            <text:p>130599574778948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2.4</text:p>
          </table:table-cell>
          <table:table-cell office:value-type="float" office:value="461657">
            <text:p>461657</text:p>
          </table:table-cell>
          <table:table-cell office:value-type="float" office:value="6497161">
            <text:p>6497161</text:p>
          </table:table-cell>
          <table:table-cell office:value-type="string">
            <text:p>2011-05-21 18:35:00</text:p>
          </table:table-cell>
          <table:table-cell office:value-type="string">
            <text:p>2011-05-21 23:35:00</text:p>
          </table:table-cell>
          <table:table-cell office:value-type="string">
            <text:p>perte(s) de chargement</text:p>
          </table:table-cell>
          <table:table-cell office:value-type="string">
            <text:p>LE POIDS-LOURD TRANSPORTE DES LAVE-LINGES EN SE GARANT IL S'EST ENLISE SUR LE DELAISSE HERBEUX</text:p>
          </table:table-cell>
          <table:table-cell office:value-type="string">
            <text:p>PL en feu</text:p>
          </table:table-cell>
          <table:table-cell office:value-type="string">
            <text:p>CEI DE MONTLIEU ET D ANGOULEME INFORMES</text:p>
          </table:table-cell>
        </table:table-row>
        <table:table-row table:style-name="ro1">
          <table:table-cell office:value-type="float" office:value="2999">
            <text:p>2999</text:p>
          </table:table-cell>
          <table:table-cell office:value-type="string">
            <text:p>MCIvandenberghe20110526134819</text:p>
          </table:table-cell>
          <table:table-cell office:value-type="string">
            <text:p>vandenberghe</text:p>
          </table:table-cell>
          <table:table-cell office:value-type="float" office:value="1.3064301203632E+017">
            <text:p>130643012036320000</text:p>
          </table:table-cell>
          <table:table-cell office:value-type="float" office:value="5">
            <text:p>5</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6.009</text:p>
          </table:table-cell>
          <table:table-cell office:value-type="float" office:value="458705">
            <text:p>458705</text:p>
          </table:table-cell>
          <table:table-cell office:value-type="float" office:value="6496116">
            <text:p>6496116</text:p>
          </table:table-cell>
          <table:table-cell office:value-type="string">
            <text:p>2011-05-26 19:15:00</text:p>
          </table:table-cell>
          <table:table-cell office:value-type="string">
            <text:p>2011-05-26 20:53:00</text:p>
          </table:table-cell>
          <table:table-cell office:value-type="string">
            <text:p>Message annulé</text:p>
          </table:table-cell>
          <table:table-cell office:value-type="string">
            <text:p>2011-05-17 23:33:00</text:p>
          </table:table-cell>
          <table:table-cell office:value-type="string">
            <text:p>route fermée</text:p>
          </table:table-cell>
          <table:table-cell/>
        </table:table-row>
        <table:table-row table:style-name="ro1">
          <table:table-cell office:value-type="float" office:value="3048">
            <text:p>3048</text:p>
          </table:table-cell>
          <table:table-cell office:value-type="string">
            <text:p>MCImaignaut20110529054843</text:p>
          </table:table-cell>
          <table:table-cell office:value-type="string">
            <text:p>maignaut</text:p>
          </table:table-cell>
          <table:table-cell office:value-type="float" office:value="1.30664105557556E+017">
            <text:p>130664105557556000</text:p>
          </table:table-cell>
          <table:table-cell office:value-type="float" office:value="2">
            <text:p>2</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6.002</text:p>
          </table:table-cell>
          <table:table-cell office:value-type="float" office:value="458713">
            <text:p>458713</text:p>
          </table:table-cell>
          <table:table-cell office:value-type="float" office:value="6496116">
            <text:p>6496116</text:p>
          </table:table-cell>
          <table:table-cell office:value-type="string">
            <text:p>2011-05-29 05:50:00</text:p>
          </table:table-cell>
          <table:table-cell office:value-type="string">
            <text:p>2011-05-29 07:08:00</text:p>
          </table:table-cell>
          <table:table-cell office:value-type="string">
            <text:p>accident(s)</text:p>
          </table:table-cell>
          <table:table-cell office:value-type="string">
            <text:p>ACCIDENT CORPOREL 7 BLESSES LEGERS ET 1 GRAVE TOUS EVACUES PAR SAPEURS POMPIERSCHOC FACE A FACE</text:p>
          </table:table-cell>
          <table:table-cell office:value-type="string">
            <text:p>accident impliquant poids lourds</text:p>
          </table:table-cell>
          <table:table-cell office:value-type="string">
            <text:p>DEGATS AU DOMAINE PUBLIC</text:p>
          </table:table-cell>
        </table:table-row>
        <table:table-row table:style-name="ro1">
          <table:table-cell office:value-type="float" office:value="3049">
            <text:p>3049</text:p>
          </table:table-cell>
          <table:table-cell office:value-type="string">
            <text:p>MCImaignaut20110529054843</text:p>
          </table:table-cell>
          <table:table-cell office:value-type="string">
            <text:p>maignaut</text:p>
          </table:table-cell>
          <table:table-cell office:value-type="float" office:value="1.30664105557556E+017">
            <text:p>130664105557556000</text:p>
          </table:table-cell>
          <table:table-cell office:value-type="float" office:value="7">
            <text:p>7</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5.828</text:p>
          </table:table-cell>
          <table:table-cell office:value-type="string">
            <text:p>74.687</text:p>
          </table:table-cell>
          <table:table-cell office:value-type="float" office:value="458748">
            <text:p>458748</text:p>
          </table:table-cell>
          <table:table-cell office:value-type="float" office:value="6496122">
            <text:p>6496122</text:p>
          </table:table-cell>
          <table:table-cell office:value-type="string">
            <text:p>2011-05-29 06:42:00</text:p>
          </table:table-cell>
          <table:table-cell office:value-type="string">
            <text:p>2011-05-29 07:26:00</text:p>
          </table:table-cell>
          <table:table-cell office:value-type="string">
            <text:p>trafic chargé</text:p>
          </table:table-cell>
          <table:table-cell office:value-type="string">
            <text:p>SENS SUD NORD PAS D'INFOS</text:p>
          </table:table-cell>
          <table:table-cell office:value-type="string">
            <text:p>route fermée</text:p>
          </table:table-cell>
          <table:table-cell/>
        </table:table-row>
        <table:table-row table:style-name="ro1">
          <table:table-cell office:value-type="float" office:value="3050">
            <text:p>3050</text:p>
          </table:table-cell>
          <table:table-cell office:value-type="string">
            <text:p>MCImaignaut20110529054843</text:p>
          </table:table-cell>
          <table:table-cell office:value-type="string">
            <text:p>maignaut</text:p>
          </table:table-cell>
          <table:table-cell office:value-type="float" office:value="1.3066492595814E+016">
            <text:p>13066492595814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82.799</text:p>
          </table:table-cell>
          <table:table-cell office:value-type="float" office:value="455255">
            <text:p>455255</text:p>
          </table:table-cell>
          <table:table-cell office:value-type="float" office:value="6490753">
            <text:p>6490753</text:p>
          </table:table-cell>
          <table:table-cell office:value-type="string">
            <text:p>2011-05-29 08:07:00</text:p>
          </table:table-cell>
          <table:table-cell office:value-type="string">
            <text:p>2011-05-29 10:13:00</text:p>
          </table:table-cell>
          <table:table-cell office:value-type="string">
            <text:p>PL en panne</text:p>
          </table:table-cell>
          <table:table-cell office:value-type="string">
            <text:p>2011-05-21 13:22:00</text:p>
          </table:table-cell>
          <table:table-cell office:value-type="string">
            <text:p>voie(s) de droite fermée(s)</text:p>
          </table:table-cell>
          <table:table-cell/>
        </table:table-row>
        <table:table-row table:style-name="ro1">
          <table:table-cell office:value-type="float" office:value="3121">
            <text:p>3121</text:p>
          </table:table-cell>
          <table:table-cell office:value-type="string">
            <text:p>MCIdasse20110601054730</text:p>
          </table:table-cell>
          <table:table-cell office:value-type="string">
            <text:p>dasse</text:p>
          </table:table-cell>
          <table:table-cell office:value-type="float" office:value="1.30691748828881E+016">
            <text:p>130691748828881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81.209</text:p>
          </table:table-cell>
          <table:table-cell office:value-type="float" office:value="455535">
            <text:p>455535</text:p>
          </table:table-cell>
          <table:table-cell office:value-type="float" office:value="6492356">
            <text:p>6492356</text:p>
          </table:table-cell>
          <table:table-cell office:value-type="string">
            <text:p>2011-06-01 10:38:00</text:p>
          </table:table-cell>
          <table:table-cell office:value-type="string">
            <text:p>2011-06-01 10:46:00</text:p>
          </table:table-cell>
          <table:table-cell office:value-type="string">
            <text:p>PL en panne</text:p>
          </table:table-cell>
          <table:table-cell office:value-type="string">
            <text:p>2011-05-21 23:35:00</text:p>
          </table:table-cell>
          <table:table-cell office:value-type="string">
            <text:p>perte(s) de chargement</text:p>
          </table:table-cell>
          <table:table-cell office:value-type="string">
            <text:p>LE POIDS-LOURD TRANSPORTE DES LAVE-LINGES EN SE GARANT IL S'EST ENLISE SUR LE DELAISSE HERBEUX</text:p>
          </table:table-cell>
        </table:table-row>
        <table:table-row table:style-name="ro1">
          <table:table-cell office:value-type="float" office:value="3168">
            <text:p>3168</text:p>
          </table:table-cell>
          <table:table-cell office:value-type="string">
            <text:p>MCIdasse20110603054959</text:p>
          </table:table-cell>
          <table:table-cell office:value-type="string">
            <text:p>dasse</text:p>
          </table:table-cell>
          <table:table-cell office:value-type="float" office:value="1.30708972595345E+017">
            <text:p>130708972595345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2.213</text:p>
          </table:table-cell>
          <table:table-cell office:value-type="float" office:value="461811">
            <text:p>461811</text:p>
          </table:table-cell>
          <table:table-cell office:value-type="float" office:value="6497268">
            <text:p>6497268</text:p>
          </table:table-cell>
          <table:table-cell office:value-type="string">
            <text:p>2011-06-03 10:28:00</text:p>
          </table:table-cell>
          <table:table-cell office:value-type="string">
            <text:p>2011-06-03 11:21:00</text:p>
          </table:table-cell>
          <table:table-cell office:value-type="string">
            <text:p>PL en panne</text:p>
          </table:table-cell>
          <table:table-cell office:value-type="string">
            <text:p>2011-05-26 20:53:00</text:p>
          </table:table-cell>
          <table:table-cell office:value-type="string">
            <text:p>Message annulé</text:p>
          </table:table-cell>
          <table:table-cell/>
        </table:table-row>
        <table:table-row table:style-name="ro1">
          <table:table-cell office:value-type="float" office:value="3220">
            <text:p>3220</text:p>
          </table:table-cell>
          <table:table-cell office:value-type="string">
            <text:p>MCIvandenberghe20110606132219</text:p>
          </table:table-cell>
          <table:table-cell office:value-type="string">
            <text:p>vandenberghe</text:p>
          </table:table-cell>
          <table:table-cell office:value-type="float" office:value="1.30737601381314E+016">
            <text:p>13073760138131400</text:p>
          </table:table-cell>
          <table:table-cell office:value-type="float" office:value="13">
            <text:p>13</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5.308</text:p>
          </table:table-cell>
          <table:table-cell office:value-type="float" office:value="459265">
            <text:p>459265</text:p>
          </table:table-cell>
          <table:table-cell office:value-type="float" office:value="6496163">
            <text:p>6496163</text:p>
          </table:table-cell>
          <table:table-cell office:value-type="string">
            <text:p>2011-06-06 18:00:00</text:p>
          </table:table-cell>
          <table:table-cell office:value-type="string">
            <text:p>2011-06-06 19:24:00</text:p>
          </table:table-cell>
          <table:table-cell office:value-type="string">
            <text:p>Balisage d'obstacle</text:p>
          </table:table-cell>
          <table:table-cell office:value-type="string">
            <text:p>BALISAGE DE PREVENTION PENDANT L ABBATAGE D UN CHEVREUIL EN BORD DE CHAUSSEE</text:p>
          </table:table-cell>
          <table:table-cell office:value-type="string">
            <text:p>accident(s)</text:p>
          </table:table-cell>
          <table:table-cell office:value-type="string">
            <text:p>ACCIDENT CORPOREL 7 BLESSES LEGERS ET 1 GRAVE TOUS EVACUES PAR SAPEURS POMPIERSCHOC FACE A FACE</text:p>
          </table:table-cell>
        </table:table-row>
        <table:table-row table:style-name="ro1">
          <table:table-cell office:value-type="float" office:value="3246">
            <text:p>3246</text:p>
          </table:table-cell>
          <table:table-cell office:value-type="string">
            <text:p>MCIvandenberghe20110607132927</text:p>
          </table:table-cell>
          <table:table-cell office:value-type="string">
            <text:p>vandenberghe</text:p>
          </table:table-cell>
          <table:table-cell office:value-type="float" office:value="1.30745199248932E+017">
            <text:p>130745199248932000</text:p>
          </table:table-cell>
          <table:table-cell office:value-type="float" office:value="2">
            <text:p>2</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81.897</text:p>
          </table:table-cell>
          <table:table-cell office:value-type="float" office:value="455475">
            <text:p>455475</text:p>
          </table:table-cell>
          <table:table-cell office:value-type="float" office:value="6491669">
            <text:p>6491669</text:p>
          </table:table-cell>
          <table:table-cell office:value-type="string">
            <text:p>2011-06-07 15:06:00</text:p>
          </table:table-cell>
          <table:table-cell office:value-type="string">
            <text:p>2011-06-07 16:21:00</text:p>
          </table:table-cell>
          <table:table-cell office:value-type="string">
            <text:p>accident impliquant poids lourds</text:p>
          </table:table-cell>
          <table:table-cell office:value-type="string">
            <text:p>2011-05-29 07:26:00</text:p>
          </table:table-cell>
          <table:table-cell office:value-type="string">
            <text:p>trafic chargé</text:p>
          </table:table-cell>
          <table:table-cell office:value-type="string">
            <text:p>SENS SUD NORD PAS D'INFOS</text:p>
          </table:table-cell>
        </table:table-row>
        <table:table-row table:style-name="ro1">
          <table:table-cell office:value-type="float" office:value="3290">
            <text:p>3290</text:p>
          </table:table-cell>
          <table:table-cell office:value-type="string">
            <text:p>MCIfabre20110614073832</text:p>
          </table:table-cell>
          <table:table-cell office:value-type="string">
            <text:p>dasse</text:p>
          </table:table-cell>
          <table:table-cell office:value-type="float" office:value="1.30762645377413E+017">
            <text:p>130762645377413000</text:p>
          </table:table-cell>
          <table:table-cell office:value-type="float" office:value="1">
            <text:p>1</text:p>
          </table:table-cell>
          <table:table-cell office:value-type="string">
            <text:p>N10</text:p>
          </table:table-cell>
          <table:table-cell office:value-type="string">
            <text:p>dans le sens BAYONNE/PARIS</text:p>
          </table:table-cell>
          <table:table-cell office:value-type="float" office:value="16">
            <text:p>16</text:p>
          </table:table-cell>
          <table:table-cell office:value-type="float" office:value="72">
            <text:p>72</text:p>
          </table:table-cell>
          <table:table-cell office:value-type="float" office:value="82">
            <text:p>82</text:p>
          </table:table-cell>
          <table:table-cell office:value-type="float" office:value="455447">
            <text:p>455447</text:p>
          </table:table-cell>
          <table:table-cell office:value-type="float" office:value="6491533">
            <text:p>6491533</text:p>
          </table:table-cell>
          <table:table-cell office:value-type="string">
            <text:p>2011-05-31 00:00:00</text:p>
          </table:table-cell>
          <table:table-cell office:value-type="string">
            <text:p>2011-06-21 07:35:00</text:p>
          </table:table-cell>
          <table:table-cell office:value-type="string">
            <text:p>Message annulé</text:p>
          </table:table-cell>
          <table:table-cell office:value-type="string">
            <text:p>2011-05-29 10:13:00</text:p>
          </table:table-cell>
          <table:table-cell office:value-type="string">
            <text:p>PL en panne</text:p>
          </table:table-cell>
          <table:table-cell/>
        </table:table-row>
        <table:table-row table:style-name="ro1">
          <table:table-cell office:value-type="float" office:value="3291">
            <text:p>3291</text:p>
          </table:table-cell>
          <table:table-cell office:value-type="string">
            <text:p>MCIdasse20110609133153</text:p>
          </table:table-cell>
          <table:table-cell office:value-type="string">
            <text:p>dasse</text:p>
          </table:table-cell>
          <table:table-cell office:value-type="float" office:value="1.30762908528153E+016">
            <text:p>130762908528153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5.501</text:p>
          </table:table-cell>
          <table:table-cell office:value-type="float" office:value="459072">
            <text:p>459072</text:p>
          </table:table-cell>
          <table:table-cell office:value-type="float" office:value="6496166">
            <text:p>6496166</text:p>
          </table:table-cell>
          <table:table-cell office:value-type="string">
            <text:p>2011-06-09 16:18:00</text:p>
          </table:table-cell>
          <table:table-cell office:value-type="string">
            <text:p>2011-06-09 16:45:00</text:p>
          </table:table-cell>
          <table:table-cell office:value-type="string">
            <text:p>véhicule(s) en panne</text:p>
          </table:table-cell>
          <table:table-cell office:value-type="string">
            <text:p>2011-06-01 10:46:00</text:p>
          </table:table-cell>
          <table:table-cell office:value-type="string">
            <text:p>PL en panne</text:p>
          </table:table-cell>
          <table:table-cell/>
        </table:table-row>
        <table:table-row table:style-name="ro1">
          <table:table-cell office:value-type="float" office:value="3303">
            <text:p>3303</text:p>
          </table:table-cell>
          <table:table-cell office:value-type="string">
            <text:p>MCIfabre20110609210840</text:p>
          </table:table-cell>
          <table:table-cell office:value-type="string">
            <text:p>fabre</text:p>
          </table:table-cell>
          <table:table-cell office:value-type="float" office:value="1.30767600642367E+016">
            <text:p>130767600642367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1.909</text:p>
          </table:table-cell>
          <table:table-cell office:value-type="float" office:value="462032">
            <text:p>462032</text:p>
          </table:table-cell>
          <table:table-cell office:value-type="float" office:value="6497422">
            <text:p>6497422</text:p>
          </table:table-cell>
          <table:table-cell office:value-type="string">
            <text:p>2011-06-10 05:20:00</text:p>
          </table:table-cell>
          <table:table-cell office:value-type="string">
            <text:p>2011-06-10 07:35:00</text:p>
          </table:table-cell>
          <table:table-cell office:value-type="string">
            <text:p>PL en panne</text:p>
          </table:table-cell>
          <table:table-cell office:value-type="string">
            <text:p>2011-06-03 11:21:00</text:p>
          </table:table-cell>
          <table:table-cell office:value-type="string">
            <text:p>PL en panne</text:p>
          </table:table-cell>
          <table:table-cell/>
        </table:table-row>
        <table:table-row table:style-name="ro1">
          <table:table-cell office:value-type="float" office:value="3376">
            <text:p>3376</text:p>
          </table:table-cell>
          <table:table-cell office:value-type="string">
            <text:p>MCIeyraud20110614055525</text:p>
          </table:table-cell>
          <table:table-cell office:value-type="string">
            <text:p>eyraud</text:p>
          </table:table-cell>
          <table:table-cell office:value-type="float" office:value="1.30804217563356E+017">
            <text:p>130804217563356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80.526</text:p>
          </table:table-cell>
          <table:table-cell office:value-type="float" office:value="455705">
            <text:p>455705</text:p>
          </table:table-cell>
          <table:table-cell office:value-type="float" office:value="6493042">
            <text:p>6493042</text:p>
          </table:table-cell>
          <table:table-cell office:value-type="string">
            <text:p>2011-06-14 11:02:00</text:p>
          </table:table-cell>
          <table:table-cell office:value-type="string">
            <text:p>2011-06-14 12:07:00</text:p>
          </table:table-cell>
          <table:table-cell office:value-type="string">
            <text:p>PL en panne</text:p>
          </table:table-cell>
          <table:table-cell office:value-type="string">
            <text:p>2011-06-06 19:24:00</text:p>
          </table:table-cell>
          <table:table-cell office:value-type="string">
            <text:p>Balisage d'obstacle</text:p>
          </table:table-cell>
          <table:table-cell office:value-type="string">
            <text:p>BALISAGE DE PREVENTION PENDANT L ABBATAGE D UN CHEVREUIL EN BORD DE CHAUSSEE</text:p>
          </table:table-cell>
        </table:table-row>
        <table:table-row table:style-name="ro1">
          <table:table-cell office:value-type="float" office:value="3485">
            <text:p>3485</text:p>
          </table:table-cell>
          <table:table-cell office:value-type="string">
            <text:p>MCIdupuch20110617211550</text:p>
          </table:table-cell>
          <table:table-cell office:value-type="string">
            <text:p>dupuch</text:p>
          </table:table-cell>
          <table:table-cell office:value-type="float" office:value="1.30834748878828E+016">
            <text:p>130834748878828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5.712</text:p>
          </table:table-cell>
          <table:table-cell office:value-type="float" office:value="458862">
            <text:p>458862</text:p>
          </table:table-cell>
          <table:table-cell office:value-type="float" office:value="6496139">
            <text:p>6496139</text:p>
          </table:table-cell>
          <table:table-cell office:value-type="string">
            <text:p>2011-06-17 23:51:00</text:p>
          </table:table-cell>
          <table:table-cell office:value-type="string">
            <text:p>2011-06-18 02:40:00</text:p>
          </table:table-cell>
          <table:table-cell office:value-type="string">
            <text:p>PL en panne</text:p>
          </table:table-cell>
          <table:table-cell office:value-type="string">
            <text:p>EMPIETEMENT DE CHAUSSEE</text:p>
          </table:table-cell>
          <table:table-cell office:value-type="string">
            <text:p>accident impliquant poids lourds</text:p>
          </table:table-cell>
          <table:table-cell/>
        </table:table-row>
        <table:table-row table:style-name="ro1">
          <table:table-cell office:value-type="float" office:value="3538">
            <text:p>3538</text:p>
          </table:table-cell>
          <table:table-cell office:value-type="string">
            <text:p>MCImachin20110620054606</text:p>
          </table:table-cell>
          <table:table-cell office:value-type="string">
            <text:p>machin</text:p>
          </table:table-cell>
          <table:table-cell office:value-type="float" office:value="1.30856545487915E+017">
            <text:p>130856545487915000</text:p>
          </table:table-cell>
          <table:table-cell office:value-type="float" office:value="5">
            <text:p>5</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80.124</text:p>
          </table:table-cell>
          <table:table-cell office:value-type="float" office:value="455926">
            <text:p>455926</text:p>
          </table:table-cell>
          <table:table-cell office:value-type="float" office:value="6493375">
            <text:p>6493375</text:p>
          </table:table-cell>
          <table:table-cell office:value-type="string">
            <text:p>2011-06-20 12:24:00</text:p>
          </table:table-cell>
          <table:table-cell office:value-type="string">
            <text:p>2011-06-20 13:35:00</text:p>
          </table:table-cell>
          <table:table-cell office:value-type="string">
            <text:p>obstacle(s) encombrant tout ou partie de la chaussée</text:p>
          </table:table-cell>
          <table:table-cell office:value-type="string">
            <text:p>2011-06-21 07:35:00</text:p>
          </table:table-cell>
          <table:table-cell office:value-type="string">
            <text:p>Message annulé</text:p>
          </table:table-cell>
          <table:table-cell/>
        </table:table-row>
        <table:table-row table:style-name="ro1">
          <table:table-cell office:value-type="float" office:value="3598">
            <text:p>3598</text:p>
          </table:table-cell>
          <table:table-cell office:value-type="string">
            <text:p>MCIdasse20110621131858</text:p>
          </table:table-cell>
          <table:table-cell office:value-type="string">
            <text:p>dasse</text:p>
          </table:table-cell>
          <table:table-cell office:value-type="float" office:value="1.30866974394524E+016">
            <text:p>13086697439452400</text:p>
          </table:table-cell>
          <table:table-cell office:value-type="float" office:value="2">
            <text:p>2</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76.619</text:p>
          </table:table-cell>
          <table:table-cell office:value-type="float" office:value="458108">
            <text:p>458108</text:p>
          </table:table-cell>
          <table:table-cell office:value-type="float" office:value="6495985">
            <text:p>6495985</text:p>
          </table:table-cell>
          <table:table-cell office:value-type="string">
            <text:p>2011-06-21 17:22:00</text:p>
          </table:table-cell>
          <table:table-cell office:value-type="string">
            <text:p>2011-06-21 18:02:00</text:p>
          </table:table-cell>
          <table:table-cell office:value-type="string">
            <text:p>accident(s)</text:p>
          </table:table-cell>
          <table:table-cell office:value-type="string">
            <text:p>2011-06-09 16:45:00</text:p>
          </table:table-cell>
          <table:table-cell office:value-type="string">
            <text:p>véhicule(s) en panne</text:p>
          </table:table-cell>
          <table:table-cell/>
        </table:table-row>
        <table:table-row table:style-name="ro1">
          <table:table-cell office:value-type="float" office:value="3603">
            <text:p>3603</text:p>
          </table:table-cell>
          <table:table-cell office:value-type="string">
            <text:p>MCIvandenberghe20111110093835</text:p>
          </table:table-cell>
          <table:table-cell office:value-type="string">
            <text:p>fabre</text:p>
          </table:table-cell>
          <table:table-cell office:value-type="float" office:value="1.30867595497054E+017">
            <text:p>130867595497054000</text:p>
          </table:table-cell>
          <table:table-cell office:value-type="float" office:value="1">
            <text:p>1</text:p>
          </table:table-cell>
          <table:table-cell office:value-type="string">
            <text:p>N10</text:p>
          </table:table-cell>
          <table:table-cell office:value-type="string">
            <text:p>dans le sens BAYONNE/PARIS</text:p>
          </table:table-cell>
          <table:table-cell office:value-type="float" office:value="16">
            <text:p>16</text:p>
          </table:table-cell>
          <table:table-cell office:value-type="float" office:value="72">
            <text:p>72</text:p>
          </table:table-cell>
          <table:table-cell office:value-type="float" office:value="82">
            <text:p>82</text:p>
          </table:table-cell>
          <table:table-cell office:value-type="float" office:value="455447">
            <text:p>455447</text:p>
          </table:table-cell>
          <table:table-cell office:value-type="float" office:value="6491533">
            <text:p>6491533</text:p>
          </table:table-cell>
          <table:table-cell office:value-type="string">
            <text:p>2011-06-19 00:00:00</text:p>
          </table:table-cell>
          <table:table-cell office:value-type="string">
            <text:p>2011-11-17 18:30:00</text:p>
          </table:table-cell>
          <table:table-cell office:value-type="string">
            <text:p>travaux de longue durée</text:p>
          </table:table-cell>
          <table:table-cell office:value-type="string">
            <text:p>2011-06-10 07:35:00</text:p>
          </table:table-cell>
          <table:table-cell office:value-type="string">
            <text:p>PL en panne</text:p>
          </table:table-cell>
          <table:table-cell/>
        </table:table-row>
        <table:table-row table:style-name="ro1">
          <table:table-cell office:value-type="float" office:value="3604">
            <text:p>3604</text:p>
          </table:table-cell>
          <table:table-cell office:value-type="string">
            <text:p>MCIdupuch20110711084513</text:p>
          </table:table-cell>
          <table:table-cell office:value-type="string">
            <text:p>fabre</text:p>
          </table:table-cell>
          <table:table-cell office:value-type="float" office:value="1.30867595497054E+017">
            <text:p>130867595497054000</text:p>
          </table:table-cell>
          <table:table-cell office:value-type="float" office:value="3">
            <text:p>3</text:p>
          </table:table-cell>
          <table:table-cell office:value-type="string">
            <text:p>N10</text:p>
          </table:table-cell>
          <table:table-cell office:value-type="string">
            <text:p>dans le sens BAYONNE/PARIS</text:p>
          </table:table-cell>
          <table:table-cell office:value-type="float" office:value="16">
            <text:p>16</text:p>
          </table:table-cell>
          <table:table-cell office:value-type="float" office:value="72">
            <text:p>72</text:p>
          </table:table-cell>
          <table:table-cell office:value-type="float" office:value="82">
            <text:p>82</text:p>
          </table:table-cell>
          <table:table-cell office:value-type="float" office:value="455447">
            <text:p>455447</text:p>
          </table:table-cell>
          <table:table-cell office:value-type="float" office:value="6491533">
            <text:p>6491533</text:p>
          </table:table-cell>
          <table:table-cell office:value-type="string">
            <text:p>2011-06-19 00:00:00</text:p>
          </table:table-cell>
          <table:table-cell office:value-type="string">
            <text:p>2011-08-01 11:30:00</text:p>
          </table:table-cell>
          <table:table-cell office:value-type="string">
            <text:p>basculement de circulation</text:p>
          </table:table-cell>
          <table:table-cell office:value-type="string">
            <text:p>MISE A 2X2 VOIES</text:p>
          </table:table-cell>
          <table:table-cell office:value-type="string">
            <text:p>PL en panne</text:p>
          </table:table-cell>
          <table:table-cell/>
        </table:table-row>
        <table:table-row table:style-name="ro1">
          <table:table-cell office:value-type="float" office:value="3687">
            <text:p>3687</text:p>
          </table:table-cell>
          <table:table-cell office:value-type="string">
            <text:p>MCIeyraud20110624210421</text:p>
          </table:table-cell>
          <table:table-cell office:value-type="string">
            <text:p>eyraud</text:p>
          </table:table-cell>
          <table:table-cell office:value-type="float" office:value="1.30896723947639E+017">
            <text:p>130896723947639000</text:p>
          </table:table-cell>
          <table:table-cell office:value-type="float" office:value="5">
            <text:p>5</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3.142</text:p>
          </table:table-cell>
          <table:table-cell office:value-type="string">
            <text:p>72.652</text:p>
          </table:table-cell>
          <table:table-cell office:value-type="float" office:value="461013">
            <text:p>461013</text:p>
          </table:table-cell>
          <table:table-cell office:value-type="float" office:value="6496772">
            <text:p>6496772</text:p>
          </table:table-cell>
          <table:table-cell office:value-type="string">
            <text:p>2011-06-25 04:00:00</text:p>
          </table:table-cell>
          <table:table-cell office:value-type="string">
            <text:p>2011-06-25 05:28:00</text:p>
          </table:table-cell>
          <table:table-cell office:value-type="string">
            <text:p>obstacle(s) encombrant tout ou partie de la chaussée</text:p>
          </table:table-cell>
          <table:table-cell office:value-type="string">
            <text:p>CEI INFORME</text:p>
          </table:table-cell>
          <table:table-cell office:value-type="string">
            <text:p>PL en panne</text:p>
          </table:table-cell>
          <table:table-cell office:value-type="string">
            <text:p>EMPIETEMENT DE CHAUSSEE</text:p>
          </table:table-cell>
        </table:table-row>
        <table:table-row table:style-name="ro1">
          <table:table-cell office:value-type="float" office:value="3756">
            <text:p>3756</text:p>
          </table:table-cell>
          <table:table-cell office:value-type="string">
            <text:p>MCIdupuch20110628132618</text:p>
          </table:table-cell>
          <table:table-cell office:value-type="string">
            <text:p>dupuch</text:p>
          </table:table-cell>
          <table:table-cell office:value-type="float" office:value="1.30928301853539E+017">
            <text:p>130928301853539000</text:p>
          </table:table-cell>
          <table:table-cell office:value-type="float" office:value="4">
            <text:p>4</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74.008</text:p>
          </table:table-cell>
          <table:table-cell office:value-type="float" office:value="460404">
            <text:p>460404</text:p>
          </table:table-cell>
          <table:table-cell office:value-type="float" office:value="6496166">
            <text:p>6496166</text:p>
          </table:table-cell>
          <table:table-cell office:value-type="string">
            <text:p>2011-06-28 19:43:00</text:p>
          </table:table-cell>
          <table:table-cell office:value-type="string">
            <text:p>2011-06-28 20:58:00</text:p>
          </table:table-cell>
          <table:table-cell office:value-type="string">
            <text:p>PL en panne</text:p>
          </table:table-cell>
          <table:table-cell office:value-type="string">
            <text:p>PL EN PANNE</text:p>
          </table:table-cell>
          <table:table-cell office:value-type="string">
            <text:p>obstacle(s) encombrant tout ou partie de la chaussée</text:p>
          </table:table-cell>
          <table:table-cell/>
        </table:table-row>
        <table:table-row table:style-name="ro1">
          <table:table-cell office:value-type="float" office:value="3759">
            <text:p>3759</text:p>
          </table:table-cell>
          <table:table-cell office:value-type="string">
            <text:p>MCIdupuch20110628132618</text:p>
          </table:table-cell>
          <table:table-cell office:value-type="string">
            <text:p>dupuch</text:p>
          </table:table-cell>
          <table:table-cell office:value-type="float" office:value="1.30928767388713E+017">
            <text:p>130928767388713000</text:p>
          </table:table-cell>
          <table:table-cell office:value-type="float" office:value="4">
            <text:p>4</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84.173</text:p>
          </table:table-cell>
          <table:table-cell office:value-type="float" office:value="454717">
            <text:p>454717</text:p>
          </table:table-cell>
          <table:table-cell office:value-type="float" office:value="6489472">
            <text:p>6489472</text:p>
          </table:table-cell>
          <table:table-cell office:value-type="string">
            <text:p>2011-06-28 19:06:00</text:p>
          </table:table-cell>
          <table:table-cell office:value-type="string">
            <text:p>2011-06-28 22:43:00</text:p>
          </table:table-cell>
          <table:table-cell office:value-type="string">
            <text:p>PL en panne</text:p>
          </table:table-cell>
          <table:table-cell office:value-type="string">
            <text:p>PL EN PANNE <text:s/>DEPANNAGE PAR ENTREPRISE</text:p>
          </table:table-cell>
          <table:table-cell office:value-type="string">
            <text:p>accident(s)</text:p>
          </table:table-cell>
          <table:table-cell/>
        </table:table-row>
        <table:table-row table:style-name="ro1">
          <table:table-cell office:value-type="float" office:value="3766">
            <text:p>3766</text:p>
          </table:table-cell>
          <table:table-cell office:value-type="string">
            <text:p>MCIdasse20110628210424</text:p>
          </table:table-cell>
          <table:table-cell office:value-type="string">
            <text:p>dasse</text:p>
          </table:table-cell>
          <table:table-cell office:value-type="float" office:value="1.30932421450914E+017">
            <text:p>130932421450914000</text:p>
          </table:table-cell>
          <table:table-cell office:value-type="float" office:value="2">
            <text:p>2</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6.008</text:p>
          </table:table-cell>
          <table:table-cell office:value-type="float" office:value="458707">
            <text:p>458707</text:p>
          </table:table-cell>
          <table:table-cell office:value-type="float" office:value="6496115">
            <text:p>6496115</text:p>
          </table:table-cell>
          <table:table-cell office:value-type="string">
            <text:p>2011-06-29 07:10:00</text:p>
          </table:table-cell>
          <table:table-cell office:value-type="string">
            <text:p>2011-06-29 09:03:00</text:p>
          </table:table-cell>
          <table:table-cell office:value-type="string">
            <text:p>accident impliquant poids lourds</text:p>
          </table:table-cell>
          <table:table-cell office:value-type="string">
            <text:p>2011-11-17 18:30:00</text:p>
          </table:table-cell>
          <table:table-cell office:value-type="string">
            <text:p>travaux de longue durée</text:p>
          </table:table-cell>
          <table:table-cell/>
        </table:table-row>
        <table:table-row table:style-name="ro1">
          <table:table-cell office:value-type="float" office:value="3768">
            <text:p>3768</text:p>
          </table:table-cell>
          <table:table-cell office:value-type="string">
            <text:p>MCIdasse20110628210424</text:p>
          </table:table-cell>
          <table:table-cell office:value-type="string">
            <text:p>dasse</text:p>
          </table:table-cell>
          <table:table-cell office:value-type="float" office:value="1.30932421450914E+017">
            <text:p>130932421450914000</text:p>
          </table:table-cell>
          <table:table-cell office:value-type="float" office:value="3">
            <text:p>3</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6.06</text:p>
          </table:table-cell>
          <table:table-cell office:value-type="string">
            <text:p>75.813</text:p>
          </table:table-cell>
          <table:table-cell office:value-type="float" office:value="458656">
            <text:p>458656</text:p>
          </table:table-cell>
          <table:table-cell office:value-type="float" office:value="6496108">
            <text:p>6496108</text:p>
          </table:table-cell>
          <table:table-cell office:value-type="string">
            <text:p>2011-06-29 07:49:00</text:p>
          </table:table-cell>
          <table:table-cell office:value-type="string">
            <text:p>2011-06-29 09:03:00</text:p>
          </table:table-cell>
          <table:table-cell office:value-type="string">
            <text:p>voie(s) bloquée(s)</text:p>
          </table:table-cell>
          <table:table-cell office:value-type="string">
            <text:p>2011-08-01 11:30:00</text:p>
          </table:table-cell>
          <table:table-cell office:value-type="string">
            <text:p>basculement de circulation</text:p>
          </table:table-cell>
          <table:table-cell office:value-type="string">
            <text:p>MISE A 2X2 VOIES</text:p>
          </table:table-cell>
        </table:table-row>
        <table:table-row table:style-name="ro1">
          <table:table-cell office:value-type="float" office:value="3769">
            <text:p>3769</text:p>
          </table:table-cell>
          <table:table-cell office:value-type="string">
            <text:p>MCIdasse20110628210424</text:p>
          </table:table-cell>
          <table:table-cell office:value-type="string">
            <text:p>dasse</text:p>
          </table:table-cell>
          <table:table-cell office:value-type="float" office:value="1.30932421450914E+017">
            <text:p>130932421450914000</text:p>
          </table:table-cell>
          <table:table-cell office:value-type="float" office:value="7">
            <text:p>7</text:p>
          </table:table-cell>
          <table:table-cell office:value-type="string">
            <text:p>N10</text:p>
          </table:table-cell>
          <table:table-cell office:value-type="string">
            <text:p>dans le sens BAYONNE/PARIS</text:p>
          </table:table-cell>
          <table:table-cell office:value-type="float" office:value="16">
            <text:p>16</text:p>
          </table:table-cell>
          <table:table-cell office:value-type="string">
            <text:p>76.008</text:p>
          </table:table-cell>
          <table:table-cell office:value-type="string">
            <text:p>85.246</text:p>
          </table:table-cell>
          <table:table-cell office:value-type="float" office:value="458707">
            <text:p>458707</text:p>
          </table:table-cell>
          <table:table-cell office:value-type="float" office:value="6496115">
            <text:p>6496115</text:p>
          </table:table-cell>
          <table:table-cell office:value-type="string">
            <text:p>2011-06-29 08:30:00</text:p>
          </table:table-cell>
          <table:table-cell office:value-type="string">
            <text:p>2011-06-29 10:28:00</text:p>
          </table:table-cell>
          <table:table-cell office:value-type="string">
            <text:p>trafic chargé</text:p>
          </table:table-cell>
          <table:table-cell office:value-type="string">
            <text:p>2011-06-25 05:28:00</text:p>
          </table:table-cell>
          <table:table-cell office:value-type="string">
            <text:p>obstacle(s) encombrant tout ou partie de la chaussée</text:p>
          </table:table-cell>
          <table:table-cell office:value-type="string">
            <text:p>CEI INFORME</text:p>
          </table:table-cell>
        </table:table-row>
        <table:table-row table:style-name="ro1">
          <table:table-cell office:value-type="float" office:value="3770">
            <text:p>3770</text:p>
          </table:table-cell>
          <table:table-cell office:value-type="string">
            <text:p>MCIdasse20110628210424</text:p>
          </table:table-cell>
          <table:table-cell office:value-type="string">
            <text:p>dasse</text:p>
          </table:table-cell>
          <table:table-cell office:value-type="float" office:value="1.30932421450914E+017">
            <text:p>130932421450914000</text:p>
          </table:table-cell>
          <table:table-cell office:value-type="float" office:value="7">
            <text:p>7</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6.008</text:p>
          </table:table-cell>
          <table:table-cell office:value-type="string">
            <text:p>75.062</text:p>
          </table:table-cell>
          <table:table-cell office:value-type="float" office:value="458707">
            <text:p>458707</text:p>
          </table:table-cell>
          <table:table-cell office:value-type="float" office:value="6496115">
            <text:p>6496115</text:p>
          </table:table-cell>
          <table:table-cell office:value-type="string">
            <text:p>2011-06-29 08:45:00</text:p>
          </table:table-cell>
          <table:table-cell office:value-type="string">
            <text:p>2011-06-29 10:27:00</text:p>
          </table:table-cell>
          <table:table-cell office:value-type="string">
            <text:p>trafic chargé</text:p>
          </table:table-cell>
          <table:table-cell office:value-type="string">
            <text:p>2011-06-28 20:58:00</text:p>
          </table:table-cell>
          <table:table-cell office:value-type="string">
            <text:p>PL en panne</text:p>
          </table:table-cell>
          <table:table-cell office:value-type="string">
            <text:p>PL EN PANNE</text:p>
          </table:table-cell>
        </table:table-row>
        <table:table-row table:style-name="ro1">
          <table:table-cell office:value-type="float" office:value="3838">
            <text:p>3838</text:p>
          </table:table-cell>
          <table:table-cell office:value-type="string">
            <text:p>MCIeyraud20110702132050</text:p>
          </table:table-cell>
          <table:table-cell office:value-type="string">
            <text:p>eyraud</text:p>
          </table:table-cell>
          <table:table-cell office:value-type="float" office:value="1.30961777656157E+017">
            <text:p>130961777656157000</text:p>
          </table:table-cell>
          <table:table-cell office:value-type="float" office:value="5">
            <text:p>5</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7.286</text:p>
          </table:table-cell>
          <table:table-cell office:value-type="string">
            <text:p>76.571</text:p>
          </table:table-cell>
          <table:table-cell office:value-type="float" office:value="457731">
            <text:p>457731</text:p>
          </table:table-cell>
          <table:table-cell office:value-type="float" office:value="6495606">
            <text:p>6495606</text:p>
          </table:table-cell>
          <table:table-cell office:value-type="string">
            <text:p>2011-07-02 16:42:00</text:p>
          </table:table-cell>
          <table:table-cell office:value-type="string">
            <text:p>2011-07-02 18:12:00</text:p>
          </table:table-cell>
          <table:table-cell office:value-type="string">
            <text:p>obstacle(s) encombrant tout ou partie de la chaussée</text:p>
          </table:table-cell>
          <table:table-cell office:value-type="string">
            <text:p>2011-06-28 22:43:00</text:p>
          </table:table-cell>
          <table:table-cell office:value-type="string">
            <text:p>PL en panne</text:p>
          </table:table-cell>
          <table:table-cell office:value-type="string">
            <text:p>PL EN PANNE <text:s/>DEPANNAGE PAR ENTREPRISE</text:p>
          </table:table-cell>
        </table:table-row>
        <table:table-row table:style-name="ro1">
          <table:table-cell office:value-type="float" office:value="3850">
            <text:p>3850</text:p>
          </table:table-cell>
          <table:table-cell office:value-type="string">
            <text:p>MCIeyraud20110703132026</text:p>
          </table:table-cell>
          <table:table-cell office:value-type="string">
            <text:p>eyraud</text:p>
          </table:table-cell>
          <table:table-cell office:value-type="float" office:value="1.30969886485425E+017">
            <text:p>130969886485425000</text:p>
          </table:table-cell>
          <table:table-cell office:value-type="float" office:value="5">
            <text:p>5</text:p>
          </table:table-cell>
          <table:table-cell office:value-type="string">
            <text:p>N10</text:p>
          </table:table-cell>
          <table:table-cell office:value-type="string">
            <text:p>dans le sens BAYONNE/PARIS</text:p>
          </table:table-cell>
          <table:table-cell office:value-type="float" office:value="16">
            <text:p>16</text:p>
          </table:table-cell>
          <table:table-cell office:value-type="string">
            <text:p>79.556</text:p>
          </table:table-cell>
          <table:table-cell office:value-type="string">
            <text:p>81.007</text:p>
          </table:table-cell>
          <table:table-cell office:value-type="float" office:value="456271">
            <text:p>456271</text:p>
          </table:table-cell>
          <table:table-cell office:value-type="float" office:value="6493863">
            <text:p>6493863</text:p>
          </table:table-cell>
          <table:table-cell office:value-type="string">
            <text:p>2011-07-03 15:10:00</text:p>
          </table:table-cell>
          <table:table-cell office:value-type="string">
            <text:p>2011-07-03 16:48:00</text:p>
          </table:table-cell>
          <table:table-cell office:value-type="string">
            <text:p>obstacle(s) encombrant tout ou partie de la chaussée</text:p>
          </table:table-cell>
          <table:table-cell office:value-type="string">
            <text:p>2011-06-29 09:03:00</text:p>
          </table:table-cell>
          <table:table-cell office:value-type="string">
            <text:p>accident impliquant poids lourds</text:p>
          </table:table-cell>
          <table:table-cell/>
        </table:table-row>
        <table:table-row table:style-name="ro1">
          <table:table-cell office:value-type="float" office:value="4001">
            <text:p>4001</text:p>
          </table:table-cell>
          <table:table-cell office:value-type="string">
            <text:p>MCImaignaut20110707134813</text:p>
          </table:table-cell>
          <table:table-cell office:value-type="string">
            <text:p>maignaut</text:p>
          </table:table-cell>
          <table:table-cell office:value-type="float" office:value="1.31006142953594E+015">
            <text:p>1310061429535940</text:p>
          </table:table-cell>
          <table:table-cell office:value-type="float" office:value="4">
            <text:p>4</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74.223</text:p>
          </table:table-cell>
          <table:table-cell office:value-type="float" office:value="460199">
            <text:p>460199</text:p>
          </table:table-cell>
          <table:table-cell office:value-type="float" office:value="6496100">
            <text:p>6496100</text:p>
          </table:table-cell>
          <table:table-cell office:value-type="string">
            <text:p>2011-07-07 19:57:00</text:p>
          </table:table-cell>
          <table:table-cell office:value-type="string">
            <text:p>2011-07-07 20:03:00</text:p>
          </table:table-cell>
          <table:table-cell office:value-type="string">
            <text:p>Message annulé</text:p>
          </table:table-cell>
          <table:table-cell office:value-type="string">
            <text:p>2011-06-29 09:03:00</text:p>
          </table:table-cell>
          <table:table-cell office:value-type="string">
            <text:p>voie(s) bloquée(s)</text:p>
          </table:table-cell>
          <table:table-cell/>
        </table:table-row>
        <table:table-row table:style-name="ro1">
          <table:table-cell office:value-type="float" office:value="4010">
            <text:p>4010</text:p>
          </table:table-cell>
          <table:table-cell office:value-type="string">
            <text:p>MCImachin20110708131828</text:p>
          </table:table-cell>
          <table:table-cell office:value-type="string">
            <text:p>machin</text:p>
          </table:table-cell>
          <table:table-cell office:value-type="float" office:value="1.31013265231612E+017">
            <text:p>131013265231612000</text:p>
          </table:table-cell>
          <table:table-cell office:value-type="float" office:value="2">
            <text:p>2</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9.918</text:p>
          </table:table-cell>
          <table:table-cell office:value-type="float" office:value="455979">
            <text:p>455979</text:p>
          </table:table-cell>
          <table:table-cell office:value-type="float" office:value="6493523">
            <text:p>6493523</text:p>
          </table:table-cell>
          <table:table-cell office:value-type="string">
            <text:p>2011-07-08 15:44:00</text:p>
          </table:table-cell>
          <table:table-cell office:value-type="string">
            <text:p>2011-07-08 16:12:00</text:p>
          </table:table-cell>
          <table:table-cell office:value-type="string">
            <text:p>accident impliquant une moto</text:p>
          </table:table-cell>
          <table:table-cell office:value-type="string">
            <text:p>2011-06-29 10:28:00</text:p>
          </table:table-cell>
          <table:table-cell office:value-type="string">
            <text:p>trafic chargé</text:p>
          </table:table-cell>
          <table:table-cell/>
        </table:table-row>
        <table:table-row table:style-name="ro1">
          <table:table-cell office:value-type="float" office:value="4011">
            <text:p>4011</text:p>
          </table:table-cell>
          <table:table-cell office:value-type="string">
            <text:p>MCImachin20110708131828</text:p>
          </table:table-cell>
          <table:table-cell office:value-type="string">
            <text:p>machin</text:p>
          </table:table-cell>
          <table:table-cell office:value-type="float" office:value="1.31013265231612E+017">
            <text:p>131013265231612000</text:p>
          </table:table-cell>
          <table:table-cell office:value-type="float" office:value="3">
            <text:p>3</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9.918</text:p>
          </table:table-cell>
          <table:table-cell office:value-type="float" office:value="456031">
            <text:p>456031</text:p>
          </table:table-cell>
          <table:table-cell office:value-type="float" office:value="6493568">
            <text:p>6493568</text:p>
          </table:table-cell>
          <table:table-cell office:value-type="string">
            <text:p>2011-07-08 15:44:00</text:p>
          </table:table-cell>
          <table:table-cell office:value-type="string">
            <text:p>2011-07-08 16:13:00</text:p>
          </table:table-cell>
          <table:table-cell office:value-type="string">
            <text:p>échangeur fermé</text:p>
          </table:table-cell>
          <table:table-cell office:value-type="string">
            <text:p>2011-06-29 10:27:00</text:p>
          </table:table-cell>
          <table:table-cell office:value-type="string">
            <text:p>trafic chargé</text:p>
          </table:table-cell>
          <table:table-cell/>
        </table:table-row>
        <table:table-row table:style-name="ro1">
          <table:table-cell office:value-type="float" office:value="4048">
            <text:p>4048</text:p>
          </table:table-cell>
          <table:table-cell office:value-type="string">
            <text:p>MCIdasse20110709210110</text:p>
          </table:table-cell>
          <table:table-cell office:value-type="string">
            <text:p>dasse</text:p>
          </table:table-cell>
          <table:table-cell office:value-type="float" office:value="1.31028233215453E+017">
            <text:p>131028233215453000</text:p>
          </table:table-cell>
          <table:table-cell office:value-type="float" office:value="5">
            <text:p>5</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3.868</text:p>
          </table:table-cell>
          <table:table-cell office:value-type="string">
            <text:p>73.368</text:p>
          </table:table-cell>
          <table:table-cell office:value-type="float" office:value="460545">
            <text:p>460545</text:p>
          </table:table-cell>
          <table:table-cell office:value-type="float" office:value="6496232">
            <text:p>6496232</text:p>
          </table:table-cell>
          <table:table-cell office:value-type="string">
            <text:p>2011-07-10 09:15:00</text:p>
          </table:table-cell>
          <table:table-cell office:value-type="string">
            <text:p>2011-07-10 11:38:00</text:p>
          </table:table-cell>
          <table:table-cell office:value-type="string">
            <text:p>obstacle(s) encombrant tout ou partie de la chaussée</text:p>
          </table:table-cell>
          <table:table-cell office:value-type="string">
            <text:p>CEI ANGOULEME PREVENU</text:p>
          </table:table-cell>
          <table:table-cell office:value-type="string">
            <text:p>obstacle(s) encombrant tout ou partie de la chaussée</text:p>
          </table:table-cell>
          <table:table-cell/>
        </table:table-row>
        <table:table-row table:style-name="ro1">
          <table:table-cell office:value-type="float" office:value="4063">
            <text:p>4063</text:p>
          </table:table-cell>
          <table:table-cell office:value-type="string">
            <text:p>MCImachin20110710131710</text:p>
          </table:table-cell>
          <table:table-cell office:value-type="string">
            <text:p>machin</text:p>
          </table:table-cell>
          <table:table-cell office:value-type="float" office:value="1.3103125307271E+017">
            <text:p>131031253072710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8.163</text:p>
          </table:table-cell>
          <table:table-cell office:value-type="float" office:value="457166">
            <text:p>457166</text:p>
          </table:table-cell>
          <table:table-cell office:value-type="float" office:value="6494948">
            <text:p>6494948</text:p>
          </table:table-cell>
          <table:table-cell office:value-type="string">
            <text:p>2011-07-10 17:42:00</text:p>
          </table:table-cell>
          <table:table-cell office:value-type="string">
            <text:p>2011-07-10 17:56:00</text:p>
          </table:table-cell>
          <table:table-cell office:value-type="string">
            <text:p>véhicule(s) en panne</text:p>
          </table:table-cell>
          <table:table-cell office:value-type="string">
            <text:p>2011-07-03 16:48:00</text:p>
          </table:table-cell>
          <table:table-cell office:value-type="string">
            <text:p>obstacle(s) encombrant tout ou partie de la chaussée</text:p>
          </table:table-cell>
          <table:table-cell/>
        </table:table-row>
        <table:table-row table:style-name="ro1">
          <table:table-cell office:value-type="float" office:value="4085">
            <text:p>4085</text:p>
          </table:table-cell>
          <table:table-cell office:value-type="string">
            <text:p>MCImachin20110711131538</text:p>
          </table:table-cell>
          <table:table-cell office:value-type="string">
            <text:p>machin</text:p>
          </table:table-cell>
          <table:table-cell office:value-type="float" office:value="1.31039619713438E+017">
            <text:p>131039619713438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float" office:value="78">
            <text:p>78</text:p>
          </table:table-cell>
          <table:table-cell office:value-type="float" office:value="457281">
            <text:p>457281</text:p>
          </table:table-cell>
          <table:table-cell office:value-type="float" office:value="6495059">
            <text:p>6495059</text:p>
          </table:table-cell>
          <table:table-cell office:value-type="string">
            <text:p>2011-07-11 16:56:00</text:p>
          </table:table-cell>
          <table:table-cell office:value-type="string">
            <text:p>2011-07-11 17:46:00</text:p>
          </table:table-cell>
          <table:table-cell office:value-type="string">
            <text:p>Usager en difficulté</text:p>
          </table:table-cell>
          <table:table-cell office:value-type="string">
            <text:p>CEI INFORME</text:p>
          </table:table-cell>
          <table:table-cell office:value-type="string">
            <text:p>Message annulé</text:p>
          </table:table-cell>
          <table:table-cell/>
        </table:table-row>
        <table:table-row table:style-name="ro1">
          <table:table-cell office:value-type="float" office:value="4192">
            <text:p>4192</text:p>
          </table:table-cell>
          <table:table-cell office:value-type="string">
            <text:p>MCImachin20110716054450</text:p>
          </table:table-cell>
          <table:table-cell office:value-type="string">
            <text:p>machin</text:p>
          </table:table-cell>
          <table:table-cell office:value-type="float" office:value="1.31080017237332E+017">
            <text:p>131080017237332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84.474</text:p>
          </table:table-cell>
          <table:table-cell office:value-type="float" office:value="454461">
            <text:p>454461</text:p>
          </table:table-cell>
          <table:table-cell office:value-type="float" office:value="6489326">
            <text:p>6489326</text:p>
          </table:table-cell>
          <table:table-cell office:value-type="string">
            <text:p>2011-07-16 09:09:00</text:p>
          </table:table-cell>
          <table:table-cell office:value-type="string">
            <text:p>2011-07-16 10:15:00</text:p>
          </table:table-cell>
          <table:table-cell office:value-type="string">
            <text:p>PL en panne</text:p>
          </table:table-cell>
          <table:table-cell office:value-type="string">
            <text:p>CEI INFORME</text:p>
          </table:table-cell>
          <table:table-cell office:value-type="string">
            <text:p>accident impliquant une moto</text:p>
          </table:table-cell>
          <table:table-cell/>
        </table:table-row>
        <table:table-row table:style-name="ro1">
          <table:table-cell office:value-type="float" office:value="4334">
            <text:p>4334</text:p>
          </table:table-cell>
          <table:table-cell office:value-type="string">
            <text:p>MCIvandenberghe20110722055218</text:p>
          </table:table-cell>
          <table:table-cell office:value-type="string">
            <text:p>vandenberghe</text:p>
          </table:table-cell>
          <table:table-cell office:value-type="float" office:value="1.31130973869719E+017">
            <text:p>131130973869719000</text:p>
          </table:table-cell>
          <table:table-cell office:value-type="float" office:value="2">
            <text:p>2</text:p>
          </table:table-cell>
          <table:table-cell office:value-type="string">
            <text:p>N10</text:p>
          </table:table-cell>
          <table:table-cell office:value-type="string">
            <text:p>dans le sens BAYONNE/PARIS</text:p>
          </table:table-cell>
          <table:table-cell office:value-type="float" office:value="16">
            <text:p>16</text:p>
          </table:table-cell>
          <table:table-cell table:number-columns-repeated="2" office:value-type="string">
            <text:p>84.072</text:p>
          </table:table-cell>
          <table:table-cell office:value-type="float" office:value="454795">
            <text:p>454795</text:p>
          </table:table-cell>
          <table:table-cell office:value-type="float" office:value="6489538">
            <text:p>6489538</text:p>
          </table:table-cell>
          <table:table-cell office:value-type="string">
            <text:p>2011-07-22 06:42:00</text:p>
          </table:table-cell>
          <table:table-cell office:value-type="string">
            <text:p>2011-07-22 08:34:00</text:p>
          </table:table-cell>
          <table:table-cell office:value-type="string">
            <text:p>accident(s)</text:p>
          </table:table-cell>
          <table:table-cell office:value-type="string">
            <text:p>2011-07-08 16:13:00</text:p>
          </table:table-cell>
          <table:table-cell office:value-type="string">
            <text:p>échangeur fermé</text:p>
          </table:table-cell>
          <table:table-cell/>
        </table:table-row>
        <table:table-row table:style-name="ro1">
          <table:table-cell office:value-type="float" office:value="4339">
            <text:p>4339</text:p>
          </table:table-cell>
          <table:table-cell office:value-type="string">
            <text:p>MCImaignaut20110722132211</text:p>
          </table:table-cell>
          <table:table-cell office:value-type="string">
            <text:p>maignaut</text:p>
          </table:table-cell>
          <table:table-cell office:value-type="float" office:value="1.31133479139051E+017">
            <text:p>131133479139051000</text:p>
          </table:table-cell>
          <table:table-cell office:value-type="float" office:value="5">
            <text:p>5</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2.049</text:p>
          </table:table-cell>
          <table:table-cell office:value-type="float" office:value="461945">
            <text:p>461945</text:p>
          </table:table-cell>
          <table:table-cell office:value-type="float" office:value="6497361">
            <text:p>6497361</text:p>
          </table:table-cell>
          <table:table-cell office:value-type="string">
            <text:p>2011-07-22 13:39:00</text:p>
          </table:table-cell>
          <table:table-cell office:value-type="string">
            <text:p>2011-07-22 14:44:00</text:p>
          </table:table-cell>
          <table:table-cell office:value-type="string">
            <text:p>obstacle(s) encombrant tout ou partie de la chaussée</text:p>
          </table:table-cell>
          <table:table-cell office:value-type="string">
            <text:p>2011-07-10 11:38:00</text:p>
          </table:table-cell>
          <table:table-cell office:value-type="string">
            <text:p>obstacle(s) encombrant tout ou partie de la chaussée</text:p>
          </table:table-cell>
          <table:table-cell office:value-type="string">
            <text:p>CEI ANGOULEME PREVENU</text:p>
          </table:table-cell>
        </table:table-row>
        <table:table-row table:style-name="ro1">
          <table:table-cell office:value-type="float" office:value="4367">
            <text:p>4367</text:p>
          </table:table-cell>
          <table:table-cell office:value-type="string">
            <text:p>MCIeyraud20110723064052</text:p>
          </table:table-cell>
          <table:table-cell office:value-type="string">
            <text:p>eyraud</text:p>
          </table:table-cell>
          <table:table-cell office:value-type="float" office:value="1.31140474965949E+017">
            <text:p>131140474965949000</text:p>
          </table:table-cell>
          <table:table-cell office:value-type="float" office:value="4">
            <text:p>4</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0.802</text:p>
          </table:table-cell>
          <table:table-cell office:value-type="float" office:value="462698">
            <text:p>462698</text:p>
          </table:table-cell>
          <table:table-cell office:value-type="float" office:value="6498007">
            <text:p>6498007</text:p>
          </table:table-cell>
          <table:table-cell office:value-type="string">
            <text:p>2011-07-23 08:00:00</text:p>
          </table:table-cell>
          <table:table-cell office:value-type="string">
            <text:p>2011-07-23 09:42:00</text:p>
          </table:table-cell>
          <table:table-cell office:value-type="string">
            <text:p>PL en panne</text:p>
          </table:table-cell>
          <table:table-cell office:value-type="string">
            <text:p>2011-07-10 17:56:00</text:p>
          </table:table-cell>
          <table:table-cell office:value-type="string">
            <text:p>véhicule(s) en panne</text:p>
          </table:table-cell>
          <table:table-cell/>
        </table:table-row>
        <table:table-row table:style-name="ro1">
          <table:table-cell office:value-type="float" office:value="4368">
            <text:p>4368</text:p>
          </table:table-cell>
          <table:table-cell office:value-type="string">
            <text:p>MCIeyraud20110723064052</text:p>
          </table:table-cell>
          <table:table-cell office:value-type="string">
            <text:p>eyraud</text:p>
          </table:table-cell>
          <table:table-cell office:value-type="float" office:value="1.31140474965949E+017">
            <text:p>131140474965949000</text:p>
          </table:table-cell>
          <table:table-cell office:value-type="float" office:value="3">
            <text:p>3</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0.802</text:p>
          </table:table-cell>
          <table:table-cell office:value-type="string">
            <text:p>69.749</text:p>
          </table:table-cell>
          <table:table-cell office:value-type="float" office:value="462698">
            <text:p>462698</text:p>
          </table:table-cell>
          <table:table-cell office:value-type="float" office:value="6498007">
            <text:p>6498007</text:p>
          </table:table-cell>
          <table:table-cell office:value-type="string">
            <text:p>2011-07-23 09:00:00</text:p>
          </table:table-cell>
          <table:table-cell office:value-type="string">
            <text:p>2011-07-23 09:42:00</text:p>
          </table:table-cell>
          <table:table-cell office:value-type="string">
            <text:p>voie(s) de droite fermée(s)</text:p>
          </table:table-cell>
          <table:table-cell office:value-type="string">
            <text:p>2011-07-11 17:46:00</text:p>
          </table:table-cell>
          <table:table-cell office:value-type="string">
            <text:p>Usager en difficulté</text:p>
          </table:table-cell>
          <table:table-cell office:value-type="string">
            <text:p>CEI INFORME</text:p>
          </table:table-cell>
        </table:table-row>
        <table:table-row table:style-name="ro1">
          <table:table-cell office:value-type="float" office:value="4445">
            <text:p>4445</text:p>
          </table:table-cell>
          <table:table-cell office:value-type="string">
            <text:p>MCImaignaut20110725132914</text:p>
          </table:table-cell>
          <table:table-cell office:value-type="string">
            <text:p>maignaut</text:p>
          </table:table-cell>
          <table:table-cell office:value-type="float" office:value="1.31161268630526E+016">
            <text:p>13116126863052600</text:p>
          </table:table-cell>
          <table:table-cell office:value-type="float" office:value="5">
            <text:p>5</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2.525</text:p>
          </table:table-cell>
          <table:table-cell office:value-type="float" office:value="461555">
            <text:p>461555</text:p>
          </table:table-cell>
          <table:table-cell office:value-type="float" office:value="6497090">
            <text:p>6497090</text:p>
          </table:table-cell>
          <table:table-cell office:value-type="string">
            <text:p>2011-07-25 18:51:00</text:p>
          </table:table-cell>
          <table:table-cell office:value-type="string">
            <text:p>2011-07-25 19:23:00</text:p>
          </table:table-cell>
          <table:table-cell office:value-type="string">
            <text:p>obstacle(s) encombrant tout ou partie de la chaussée</text:p>
          </table:table-cell>
          <table:table-cell office:value-type="string">
            <text:p>2011-07-16 10:15:00</text:p>
          </table:table-cell>
          <table:table-cell office:value-type="string">
            <text:p>PL en panne</text:p>
          </table:table-cell>
          <table:table-cell office:value-type="string">
            <text:p>CEI INFORME</text:p>
          </table:table-cell>
        </table:table-row>
        <table:table-row table:style-name="ro1">
          <table:table-cell office:value-type="float" office:value="4522">
            <text:p>4522</text:p>
          </table:table-cell>
          <table:table-cell office:value-type="string">
            <text:p>MCIvandenberghe20110728132933</text:p>
          </table:table-cell>
          <table:table-cell office:value-type="string">
            <text:p>vandenberghe</text:p>
          </table:table-cell>
          <table:table-cell office:value-type="float" office:value="1.31186238943195E+016">
            <text:p>13118623894319500</text:p>
          </table:table-cell>
          <table:table-cell office:value-type="float" office:value="2">
            <text:p>2</text:p>
          </table:table-cell>
          <table:table-cell office:value-type="string">
            <text:p>N10</text:p>
          </table:table-cell>
          <table:table-cell office:value-type="string">
            <text:p>dans le sens PARIS/BAYONNE</text:p>
          </table:table-cell>
          <table:table-cell office:value-type="float" office:value="16">
            <text:p>16</text:p>
          </table:table-cell>
          <table:table-cell table:number-columns-repeated="2" office:value-type="string">
            <text:p>75.856</text:p>
          </table:table-cell>
          <table:table-cell office:value-type="float" office:value="458720">
            <text:p>458720</text:p>
          </table:table-cell>
          <table:table-cell office:value-type="float" office:value="6496118">
            <text:p>6496118</text:p>
          </table:table-cell>
          <table:table-cell office:value-type="string">
            <text:p>2011-07-28 16:13:00</text:p>
          </table:table-cell>
          <table:table-cell office:value-type="string">
            <text:p>2011-07-28 17:29:00</text:p>
          </table:table-cell>
          <table:table-cell office:value-type="string">
            <text:p>accident impliquant poids lourds</text:p>
          </table:table-cell>
          <table:table-cell office:value-type="string">
            <text:p>4 BLESSES LEGER CIRCULATION SUR UNE VOIE ASSUREE PAR ALTERNAT</text:p>
          </table:table-cell>
          <table:table-cell office:value-type="string">
            <text:p>accident(s)</text:p>
          </table:table-cell>
          <table:table-cell/>
        </table:table-row>
        <table:table-row table:style-name="ro1">
          <table:table-cell office:value-type="float" office:value="4523">
            <text:p>4523</text:p>
          </table:table-cell>
          <table:table-cell office:value-type="string">
            <text:p>MCIvandenberghe20110728132933</text:p>
          </table:table-cell>
          <table:table-cell office:value-type="string">
            <text:p>vandenberghe</text:p>
          </table:table-cell>
          <table:table-cell office:value-type="float" office:value="1.31186238943195E+016">
            <text:p>13118623894319500</text:p>
          </table:table-cell>
          <table:table-cell office:value-type="float" office:value="7">
            <text:p>7</text:p>
          </table:table-cell>
          <table:table-cell office:value-type="string">
            <text:p>N10</text:p>
          </table:table-cell>
          <table:table-cell office:value-type="string">
            <text:p>dans le sens BAYONNE/PARIS</text:p>
          </table:table-cell>
          <table:table-cell office:value-type="float" office:value="16">
            <text:p>16</text:p>
          </table:table-cell>
          <table:table-cell office:value-type="string">
            <text:p>76.008</text:p>
          </table:table-cell>
          <table:table-cell office:value-type="string">
            <text:p>79.632</text:p>
          </table:table-cell>
          <table:table-cell office:value-type="float" office:value="458706">
            <text:p>458706</text:p>
          </table:table-cell>
          <table:table-cell office:value-type="float" office:value="6496116">
            <text:p>6496116</text:p>
          </table:table-cell>
          <table:table-cell office:value-type="string">
            <text:p>2011-07-28 16:16:00</text:p>
          </table:table-cell>
          <table:table-cell office:value-type="string">
            <text:p>2011-07-28 18:03:00</text:p>
          </table:table-cell>
          <table:table-cell office:value-type="string">
            <text:p>trafic ralenti</text:p>
          </table:table-cell>
          <table:table-cell office:value-type="string">
            <text:p>2011-07-22 14:44:00</text:p>
          </table:table-cell>
          <table:table-cell office:value-type="string">
            <text:p>obstacle(s) encombrant tout ou partie de la chaussée</text:p>
          </table:table-cell>
          <table:table-cell/>
        </table:table-row>
        <table:table-row table:style-name="ro1">
          <table:table-cell office:value-type="float" office:value="4525">
            <text:p>4525</text:p>
          </table:table-cell>
          <table:table-cell office:value-type="string">
            <text:p>MCIvandenberghe20110728132933</text:p>
          </table:table-cell>
          <table:table-cell office:value-type="string">
            <text:p>vandenberghe</text:p>
          </table:table-cell>
          <table:table-cell office:value-type="float" office:value="1.31186708068721E+017">
            <text:p>131186708068721000</text:p>
          </table:table-cell>
          <table:table-cell office:value-type="float" office:value="7">
            <text:p>7</text:p>
          </table:table-cell>
          <table:table-cell office:value-type="string">
            <text:p>N10</text:p>
          </table:table-cell>
          <table:table-cell office:value-type="string">
            <text:p>dans le sens PARIS/BAYONNE</text:p>
          </table:table-cell>
          <table:table-cell office:value-type="float" office:value="16">
            <text:p>16</text:p>
          </table:table-cell>
          <table:table-cell office:value-type="string">
            <text:p>75.683</text:p>
          </table:table-cell>
          <table:table-cell office:value-type="string">
            <text:p>67.191</text:p>
          </table:table-cell>
          <table:table-cell office:value-type="float" office:value="458891">
            <text:p>458891</text:p>
          </table:table-cell>
          <table:table-cell office:value-type="float" office:value="6496144">
            <text:p>6496144</text:p>
          </table:table-cell>
          <table:table-cell office:value-type="string">
            <text:p>2011-07-28 17:31:00</text:p>
          </table:table-cell>
          <table:table-cell office:value-type="string">
            <text:p>2011-07-28 18:52:00</text:p>
          </table:table-cell>
          <table:table-cell office:value-type="string">
            <text:p>trafic ralenti</text:p>
          </table:table-cell>
          <table:table-cell office:value-type="string">
            <text:p>2011-07-23 09:42:00</text:p>
          </table:table-cell>
          <table:table-cell office:value-type="string">
            <text:p>PL en panne</text:p>
          </table:table-cell>
          <table:table-cell/>
        </table:table-row>
      </table:table>
      <table:table table:name="Feuille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67P0" style:volatile="true">
      <number:number number:decimal-places="2" number:min-integer-digits="1" number:grouping="true"/>
      <number:text> </number:text>
      <number:currency-symbol number:language="fr" number:country="FR">€</number:currency-symbol>
    </number:currency-style>
    <number:currency-style style:name="N16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7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number:number-style style:name="N107">
      <number:number number:decimal-places="3" number:min-integer-digits="1"/>
    </number:number-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date-style style:name="N112">
      <number:month number:style="long"/>
      <number:text>/</number:text>
      <number:year number:style="long"/>
    </number:date-style>
    <number:date-style style:name="N113">
      <number:month number:textual="true"/>
      <number:text>-</number:text>
      <number:year/>
    </number:date-style>
    <number:percentage-style style:name="N114">
      <number:number number:decimal-places="1" number:min-integer-digits="1"/>
      <number:text>%</number:text>
    </number:percentage-style>
    <number:number-style style:name="N115P0" style:volatile="true">
      <number:number number:decimal-places="0" number:min-integer-digits="1" number:grouping="true"/>
      <number:text> €</number:text>
    </number:number-style>
    <number:number-style style:name="N115">
      <number:text>-</number:text>
      <number:number number:decimal-places="0" number:min-integer-digits="1" number:grouping="true"/>
      <number:text> €</number:text>
      <style:map style:condition="value()&gt;=0" style:apply-style-name="N115P0"/>
    </number:number-style>
    <number:number-style style:name="N116P0" style:volatile="true">
      <number:number number:decimal-places="0" number:min-integer-digits="1" number:grouping="true"/>
      <number:text> €</number:text>
    </number:number-style>
    <number:number-style style:name="N116">
      <style:text-properties fo:color="#ff0000"/>
      <number:text>-</number:text>
      <number:number number:decimal-places="0" number:min-integer-digits="1" number:grouping="true"/>
      <number:text> €</number:text>
      <style:map style:condition="value()&gt;=0" style:apply-style-name="N116P0"/>
    </number:number-style>
    <number:number-style style:name="N117P0" style:volatile="true">
      <number:number number:decimal-places="2" number:min-integer-digits="1" number:grouping="true"/>
      <number:text> €</number:text>
    </number:number-style>
    <number:number-style style:name="N117">
      <number:text>-</number:text>
      <number:number number:decimal-places="2" number:min-integer-digits="1" number:grouping="true"/>
      <number:text> €</number:text>
      <style:map style:condition="value()&gt;=0" style:apply-style-name="N117P0"/>
    </number:number-style>
    <number:number-style style:name="N118P0" style:volatile="true">
      <number:number number:decimal-places="2" number:min-integer-digits="1" number:grouping="true"/>
      <number:text> €</number:text>
    </number:number-style>
    <number:number-style style:name="N118">
      <style:text-properties fo:color="#ff0000"/>
      <number:text>-</number:text>
      <number:number number:decimal-places="2" number:min-integer-digits="1" number:grouping="true"/>
      <number:text> €</number:text>
      <style:map style:condition="value()&gt;=0" style:apply-style-name="N118P0"/>
    </number:number-style>
    <number:number-style style:name="N119P0" style:volatile="true">
      <number:text> </number:text>
      <number:number number:decimal-places="0" number:min-integer-digits="1" number:grouping="true"/>
      <number:text>    </number:text>
    </number:number-style>
    <number:number-style style:name="N119P1" style:volatile="true">
      <number:text>-</number:text>
      <number:number number:decimal-places="0" number:min-integer-digits="1" number:grouping="true"/>
      <number:text>    </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0P0" style:volatile="true">
      <number:text> </number:text>
      <number:number number:decimal-places="0" number:min-integer-digits="1" number:grouping="true"/>
      <number:text> € </number:text>
    </number:number-style>
    <number:number-style style:name="N120P1" style:volatile="true">
      <number:text>-</number:text>
      <number:number number:decimal-places="0" number:min-integer-digits="1" number:grouping="true"/>
      <number:text> € </number:text>
    </number:number-style>
    <number:number-style style:name="N120P2" style:volatile="true">
      <number:text> -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1P0" style:volatile="true">
      <number:text> </number:text>
      <number:number number:decimal-places="2" number:min-integer-digits="1" number:grouping="true"/>
      <number:text>    </number:text>
    </number:number-style>
    <number:number-style style:name="N121P1" style:volatile="true">
      <number:text>-</number:text>
      <number:number number:decimal-places="2" number:min-integer-digits="1" number:grouping="true"/>
      <number:text>    </number:text>
    </number:number-style>
    <number:number-style style:name="N121P2" style:volatile="true">
      <number:text> -</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2P0" style:volatile="true">
      <number:text> </number:text>
      <number:number number:decimal-places="2" number:min-integer-digits="1" number:grouping="true"/>
      <number:text> € </number:text>
    </number:number-style>
    <number:number-style style:name="N122P1" style:volatile="true">
      <number:text>-</number:text>
      <number:number number:decimal-places="2" number:min-integer-digits="1" number:grouping="true"/>
      <number:text> € </number:text>
    </number:number-style>
    <number:number-style style:name="N122P2" style:volatile="true">
      <number:text> -</number:text>
      <number:number number:decimal-places="0" number:min-integer-digits="0"/>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3P0" style:volatile="true">
      <number:number number:decimal-places="0" number:min-integer-digits="1" number:grouping="true"/>
      <number:text> F</number:text>
    </number:number-style>
    <number:number-style style:name="N123">
      <number:text>-</number:text>
      <number:number number:decimal-places="0" number:min-integer-digits="1" number:grouping="true"/>
      <number:text> F</number:text>
      <style:map style:condition="value()&gt;=0" style:apply-style-name="N123P0"/>
    </number:number-style>
    <number:number-style style:name="N124P0" style:volatile="true">
      <number:number number:decimal-places="0" number:min-integer-digits="1" number:grouping="true"/>
      <number:text> F</number:text>
    </number:number-style>
    <number:number-style style:name="N124">
      <style:text-properties fo:color="#ff0000"/>
      <number:text>-</number:text>
      <number:number number:decimal-places="0" number:min-integer-digits="1" number:grouping="true"/>
      <number:text> F</number:text>
      <style:map style:condition="value()&gt;=0" style:apply-style-name="N124P0"/>
    </number:number-style>
    <number:number-style style:name="N125P0" style:volatile="true">
      <number:number number:decimal-places="2" number:min-integer-digits="1" number:grouping="true"/>
      <number:text> F</number:text>
    </number:number-style>
    <number:number-style style:name="N125">
      <number:text>-</number:text>
      <number:number number:decimal-places="2" number:min-integer-digits="1" number:grouping="true"/>
      <number:text> F</number:text>
      <style:map style:condition="value()&gt;=0" style:apply-style-name="N125P0"/>
    </number:number-style>
    <number:number-style style:name="N126P0" style:volatile="true">
      <number:number number:decimal-places="2" number:min-integer-digits="1" number:grouping="true"/>
      <number:text> F</number:text>
    </number:number-style>
    <number:number-style style:name="N126">
      <style:text-properties fo:color="#ff0000"/>
      <number:text>-</number:text>
      <number:number number:decimal-places="2" number:min-integer-digits="1" number:grouping="true"/>
      <number:text> F</number:text>
      <style:map style:condition="value()&gt;=0" style:apply-style-name="N126P0"/>
    </number:number-style>
    <number:number-style style:name="N127P0" style:volatile="true">
      <number:text> </number:text>
      <number:number number:decimal-places="0" number:min-integer-digits="1" number:grouping="true"/>
      <number:text> F </number:text>
    </number:number-style>
    <number:number-style style:name="N127P1" style:volatile="true">
      <number:text>-</number:text>
      <number:number number:decimal-places="0" number:min-integer-digits="1" number:grouping="true"/>
      <number:text> F </number:text>
    </number:number-style>
    <number:number-style style:name="N127P2" style:volatile="true">
      <number:text> - F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28P0" style:volatile="true">
      <number:text> </number:text>
      <number:number number:decimal-places="2" number:min-integer-digits="1" number:grouping="true"/>
      <number:text> F </number:text>
    </number:number-style>
    <number:number-style style:name="N128P1" style:volatile="true">
      <number:text>-</number:text>
      <number:number number:decimal-places="2" number:min-integer-digits="1" number:grouping="true"/>
      <number:text> F </number:text>
    </number:number-style>
    <number:number-style style:name="N128P2" style:volatile="true">
      <number:text> -</number:text>
      <number:number number:decimal-places="0" number:min-integer-digits="0"/>
      <number:text> F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29P0" style:volatile="true">
      <number:number number:decimal-places="0" number:min-integer-digits="1" number:grouping="true"/>
      <number:text>F</number:text>
    </number:number-style>
    <number:number-style style:name="N129">
      <number:text>-</number:text>
      <number:number number:decimal-places="0" number:min-integer-digits="1" number:grouping="true"/>
      <number:text>F</number:text>
      <style:map style:condition="value()&gt;=0" style:apply-style-name="N129P0"/>
    </number:number-style>
    <number:number-style style:name="N130P0" style:volatile="true">
      <number:number number:decimal-places="0" number:min-integer-digits="1" number:grouping="true"/>
      <number:text>F</number:text>
    </number:number-style>
    <number:number-style style:name="N130">
      <style:text-properties fo:color="#ff0000"/>
      <number:text>-</number:text>
      <number:number number:decimal-places="0" number:min-integer-digits="1" number:grouping="true"/>
      <number:text>F</number:text>
      <style:map style:condition="value()&gt;=0" style:apply-style-name="N130P0"/>
    </number:number-style>
    <number:number-style style:name="N131P0" style:volatile="true">
      <number:number number:decimal-places="2" number:min-integer-digits="1" number:grouping="true"/>
      <number:text>F</number:text>
    </number:number-style>
    <number:number-style style:name="N131">
      <number:text>-</number:text>
      <number:number number:decimal-places="2" number:min-integer-digits="1" number:grouping="true"/>
      <number:text>F</number:text>
      <style:map style:condition="value()&gt;=0" style:apply-style-name="N131P0"/>
    </number:number-style>
    <number:number-style style:name="N132P0" style:volatile="true">
      <number:number number:decimal-places="2" number:min-integer-digits="1" number:grouping="true"/>
      <number:text>F</number:text>
    </number:number-style>
    <number:number-style style:name="N132">
      <style:text-properties fo:color="#ff0000"/>
      <number:text>-</number:text>
      <number:number number:decimal-places="2" number:min-integer-digits="1" number:grouping="true"/>
      <number:text>F</number:text>
      <style:map style:condition="value()&gt;=0" style:apply-style-name="N132P0"/>
    </number:number-style>
    <number:date-style style:name="N133">
      <number:day/>
      <number:text>/</number:text>
      <number:month/>
      <number:text>/</number:text>
      <number:year/>
      <number:text> </number:text>
      <number:hours/>
      <number:text>:</number:text>
      <number:minutes number:style="long"/>
    </number:date-style>
    <number:number-style style:name="N134">
      <number:number number:decimal-places="1" number:min-integer-digits="1"/>
    </number:number-style>
    <number:date-style style:name="N135">
      <number:day/>
      <number:text>-</number:text>
      <number:month number:textual="true"/>
    </number:date-style>
    <number:date-style style:name="N136">
      <number:day number:style="long"/>
    </number:date-style>
    <number:number-style style:name="N137">
      <number:number number:decimal-places="0" number:min-integer-digits="1">
        <number:embedded-text number:position="3"> </number:embedded-text>
      </number:number>
    </number:number-style>
    <number:time-style style:name="N138" number:truncate-on-overflow="false">
      <number:hours/>
      <number:text>:</number:text>
      <number:minutes number:style="long"/>
    </number:time-style>
    <number:number-style style:name="N139">
      <number:number number:decimal-places="0" number:min-integer-digits="1" number:grouping="true" number:display-factor="1000"/>
      <number:text>KM/H</number:text>
    </number:number-style>
    <number:number-style style:name="N140">
      <number:number number:decimal-places="0" number:min-integer-digits="1" number:grouping="true" number:display-factor="1000"/>
      <number:text>&amp; KM/H</number:text>
    </number:number-style>
    <number:time-style style:name="N141">
      <number:hours/>
      <number:text>h.</number:text>
    </number:time-style>
    <number:time-style style:name="N142">
      <number:hours/>
      <number:text>:</number:text>
      <number:minutes number:style="long"/>
    </number:time-style>
    <number:time-style style:name="N143">
      <number:hours/>
      <number:text>:</number:text>
      <number:minutes number:style="long"/>
      <number:text>:</number:text>
      <number:seconds number:style="long"/>
    </number:time-style>
    <number:date-style style:name="N144">
      <number:year number:style="long"/>
    </number:date-style>
    <number:time-style style:name="N145">
      <number:hours number:style="long"/>
    </number:time-style>
    <number:number-style style:name="N146P0" style:volatile="true">
      <number:number number:decimal-places="0" number:min-integer-digits="1" number:grouping="true"/>
      <number:text> zł</number:text>
    </number:number-style>
    <number:number-style style:name="N146">
      <number:text>-</number:text>
      <number:number number:decimal-places="0" number:min-integer-digits="1" number:grouping="true"/>
      <number:text> zł</number:text>
      <style:map style:condition="value()&gt;=0" style:apply-style-name="N146P0"/>
    </number:number-style>
    <number:number-style style:name="N147P0" style:volatile="true">
      <number:number number:decimal-places="0" number:min-integer-digits="1" number:grouping="true"/>
      <number:text> zł</number:text>
    </number:number-style>
    <number:number-style style:name="N147">
      <style:text-properties fo:color="#ff0000"/>
      <number:text>-</number:text>
      <number:number number:decimal-places="0" number:min-integer-digits="1" number:grouping="true"/>
      <number:text> zł</number:text>
      <style:map style:condition="value()&gt;=0" style:apply-style-name="N147P0"/>
    </number:number-style>
    <number:number-style style:name="N148P0" style:volatile="true">
      <number:number number:decimal-places="2" number:min-integer-digits="1" number:grouping="true"/>
      <number:text> zł</number:text>
    </number:number-style>
    <number:number-style style:name="N148">
      <number:text>-</number:text>
      <number:number number:decimal-places="2" number:min-integer-digits="1" number:grouping="true"/>
      <number:text> zł</number:text>
      <style:map style:condition="value()&gt;=0" style:apply-style-name="N148P0"/>
    </number:number-style>
    <number:number-style style:name="N149P0" style:volatile="true">
      <number:number number:decimal-places="2" number:min-integer-digits="1" number:grouping="true"/>
      <number:text> zł</number:text>
    </number:number-style>
    <number:number-style style:name="N149">
      <style:text-properties fo:color="#ff0000"/>
      <number:text>-</number:text>
      <number:number number:decimal-places="2" number:min-integer-digits="1" number:grouping="true"/>
      <number:text> zł</number:text>
      <style:map style:condition="value()&gt;=0" style:apply-style-name="N149P0"/>
    </number:number-style>
    <number:number-style style:name="N150P0" style:volatile="true">
      <number:text> </number:text>
      <number:number number:decimal-places="0" number:min-integer-digits="1" number:grouping="true"/>
      <number:text> zł </number:text>
    </number:number-style>
    <number:number-style style:name="N150P1" style:volatile="true">
      <number:text>-</number:text>
      <number:number number:decimal-places="0" number:min-integer-digits="1" number:grouping="true"/>
      <number:text> zł </number:text>
    </number:number-style>
    <number:number-style style:name="N150P2" style:volatile="true">
      <number:text> - zł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number:text> </number:text>
      <number:number number:decimal-places="0" number:min-integer-digits="1" number:grouping="true"/>
      <number:text>      </number:text>
    </number:number-style>
    <number:number-style style:name="N151P1" style:volatile="true">
      <number:text>-</number:text>
      <number:number number:decimal-places="0" number:min-integer-digits="1" number:grouping="true"/>
      <number:text>      </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2P0" style:volatile="true">
      <number:text> </number:text>
      <number:number number:decimal-places="2" number:min-integer-digits="1" number:grouping="true"/>
      <number:text> zł </number:text>
    </number:number-style>
    <number:number-style style:name="N152P1" style:volatile="true">
      <number:text>-</number:text>
      <number:number number:decimal-places="2" number:min-integer-digits="1" number:grouping="true"/>
      <number:text> zł </number:text>
    </number:number-style>
    <number:number-style style:name="N152P2" style:volatile="true">
      <number:text> -</number:text>
      <number:number number:decimal-places="0" number:min-integer-digits="0"/>
      <number:text> zł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3P0" style:volatile="true">
      <number:text> </number:text>
      <number:number number:decimal-places="2" number:min-integer-digits="1" number:grouping="true"/>
      <number:text>      </number:text>
    </number:number-style>
    <number:number-style style:name="N153P1" style:volatile="true">
      <number:text>-</number:text>
      <number:number number:decimal-places="2" number:min-integer-digits="1" number:grouping="true"/>
      <number:text>      </number:text>
    </number:number-style>
    <number:number-style style:name="N153P2" style:volatile="true">
      <number:text> -</number:text>
      <number:number number:decimal-places="0" number:min-integer-digits="0"/>
      <number:text>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4P0" style:volatile="true">
      <number:text>$</number:text>
      <number:number number:decimal-places="0" number:min-integer-digits="1" number:grouping="true"/>
      <number:text> </number:text>
    </number:number-style>
    <number:number-style style:name="N154">
      <number:text>($</number:text>
      <number:number number:decimal-places="0" number:min-integer-digits="1" number:grouping="true"/>
      <number:text>)</number:text>
      <style:map style:condition="value()&gt;=0" style:apply-style-name="N154P0"/>
    </number:number-style>
    <number:number-style style:name="N155P0" style:volatile="true">
      <number:text>$</number:text>
      <number:number number:decimal-places="0" number:min-integer-digits="1" number:grouping="true"/>
      <number:text> </number:text>
    </number:number-style>
    <number:number-style style:name="N155">
      <style:text-properties fo:color="#ff0000"/>
      <number:text>($</number:text>
      <number:number number:decimal-places="0" number:min-integer-digits="1" number:grouping="true"/>
      <number:text>)</number:text>
      <style:map style:condition="value()&gt;=0" style:apply-style-name="N155P0"/>
    </number:number-style>
    <number:number-style style:name="N156P0" style:volatile="true">
      <number:text>$</number:text>
      <number:number number:decimal-places="2" number:min-integer-digits="1" number:grouping="true"/>
      <number:text> </number:text>
    </number:number-style>
    <number:number-style style:name="N156">
      <number:text>($</number:text>
      <number:number number:decimal-places="2" number:min-integer-digits="1" number:grouping="true"/>
      <number:text>)</number:text>
      <style:map style:condition="value()&gt;=0" style:apply-style-name="N156P0"/>
    </number:number-style>
    <number:number-style style:name="N157P0" style:volatile="true">
      <number:text>$</number:text>
      <number:number number:decimal-places="2" number:min-integer-digits="1" number:grouping="true"/>
      <number:text> </number:text>
    </number:number-style>
    <number:number-style style:name="N157">
      <style:text-properties fo:color="#ff0000"/>
      <number:text>($</number:text>
      <number:number number:decimal-places="2" number:min-integer-digits="1" number:grouping="true"/>
      <number:text>)</number:text>
      <style:map style:condition="value()&gt;=0" style:apply-style-name="N157P0"/>
    </number:number-style>
    <number:number-style style:name="N158P0" style:volatile="true">
      <number:text> $</number:text>
      <number:number number:decimal-places="0" number:min-integer-digits="1" number:grouping="true"/>
      <number:text> </number:text>
    </number:number-style>
    <number:number-style style:name="N158P1" style:volatile="true">
      <number:text> $(</number:text>
      <number:number number:decimal-places="0" number:min-integer-digits="1" number:grouping="true"/>
      <number:text>)</number:text>
    </number:number-style>
    <number:number-style style:name="N158P2" style:volatile="true">
      <number:text> $-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number:text> $</number:text>
      <number:number number:decimal-places="2" number:min-integer-digits="1" number:grouping="true"/>
      <number:text> </number:text>
    </number:number-style>
    <number:number-style style:name="N160P1" style:volatile="true">
      <number:text> $(</number:text>
      <number:number number:decimal-places="2" number:min-integer-digits="1" number:grouping="true"/>
      <number:text>)</number:text>
    </number:number-style>
    <number:number-style style:name="N160P2" style:volatile="true">
      <number:text> $-</number:text>
      <number:number number:decimal-places="0" number:min-integer-digits="0"/>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text> </number:text>
      <number:number number:decimal-places="2" number:min-integer-digits="1" number:grouping="true"/>
      <number:text> </number:text>
    </number:number-style>
    <number:number-style style:name="N161P1" style:volatile="true">
      <number:text> (</number:text>
      <number:number number:decimal-places="2" number:min-integer-digits="1" number:grouping="true"/>
      <number:text>)</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percentage-style style:name="N162">
      <number:number number:decimal-places="1" number:min-integer-digits="2"/>
      <number:text>%</number:text>
    </number:percentage-style>
    <number:date-style style:name="N163">
      <number:day number:style="long"/>
      <number:text>/</number:text>
      <number:month number:style="long"/>
    </number:date-style>
    <number:date-style style:name="N164">
      <number:day-of-week number:style="long"/>
      <number:text> </number:text>
      <number:day number:style="long"/>
      <number:text> </number:text>
      <number:month number:style="long" number:textual="true"/>
      <number:text> </number:text>
      <number:year number:style="long"/>
    </number:date-style>
    <number:percentage-style style:name="N165">
      <number:text>+</number:text>
      <number:number number:decimal-places="2" number:min-integer-digits="1"/>
      <number:text>%</number:text>
    </number:percentage-style>
    <number:percentage-style style:name="N166">
      <number:text>(+)</number:text>
      <number:number number:decimal-places="2" number:min-integer-digits="1"/>
      <number:text>%</number:text>
    </number:percentage-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2P0" style:volatile="true" number:language="fr" number:country="FR">
      <number:number number:decimal-places="0" number:min-integer-digits="1" number:grouping="true"/>
      <number:text>   </number:text>
    </number:number-style>
    <number:number-style style:name="N5112" number:language="fr" number:country="FR">
      <number:text>-</number:text>
      <number:number number:decimal-places="0" number:min-integer-digits="1" number:grouping="true"/>
      <number:text>   </number:text>
      <style:map style:condition="value()&gt;=0" style:apply-style-name="N5112P0"/>
    </number:number-style>
    <number:number-style style:name="N5113P0" style:volatile="true" number:language="fr" number:country="FR">
      <number:number number:decimal-places="0" number:min-integer-digits="1" number:grouping="true"/>
      <number:text>   </number:text>
    </number:number-style>
    <number:number-style style:name="N5113" number:language="fr" number:country="FR">
      <style:text-properties fo:color="#ff0000"/>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2" number:min-integer-digits="1" number:grouping="true"/>
      <number:text>   </number:text>
    </number:number-style>
    <number:number-style style:name="N5114" number:language="fr" number:country="FR">
      <number:text>-</number:text>
      <number:number number:decimal-places="2" number:min-integer-digits="1" number:grouping="true"/>
      <number:text>   </number:text>
      <style:map style:condition="value()&gt;=0" style:apply-style-name="N5114P0"/>
    </number:number-style>
    <number:number-style style:name="N5115P0" style:volatile="true" number:language="fr" number:country="FR">
      <number:number number:decimal-places="2" number:min-integer-digits="1" number:grouping="true"/>
      <number:text>   </number:text>
    </number:number-style>
    <number:number-style style:name="N5115" number:language="fr" number:country="FR">
      <style:text-properties fo:color="#ff0000"/>
      <number:text>-</number:text>
      <number:number number:decimal-places="2"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number:text>-</number:text>
      <number:number number:decimal-places="0" number:min-integer-digits="1" number:grouping="true"/>
      <number:text> €</number:text>
      <style:map style:condition="value()&gt;=0" style:apply-style-name="N5116P0"/>
    </number:number-style>
    <number:number-style style:name="N5117P0" style:volatile="true" number:language="fr" number:country="FR">
      <number:number number:decimal-places="0" number:min-integer-digits="1" number:grouping="true"/>
      <number:text> €</number:text>
    </number:number-style>
    <number:number-style style:name="N5117" number:language="fr" number:country="FR">
      <style:text-properties fo:color="#ff0000"/>
      <number:text>-</number:text>
      <number:number number:decimal-places="0" number:min-integer-digits="1" number:grouping="true"/>
      <number:text> €</number:text>
      <style:map style:condition="value()&gt;=0" style:apply-style-name="N5117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style:style style:name="Default" style:family="table-cell">
      <style:text-properties style:font-name-asian="SimSun"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6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0__5f_EnTeteDate" style:display-name="0_EnTeteDate" style:family="table-cell" style:parent-style-name="Default">
      <style:table-cell-properties fo:background-color="#b3b3b3"/>
      <style:text-properties fo:color="#2323dc" fo:font-weight="bold"/>
    </style:style>
    <style:style style:name="_30__5f_Style2" style:display-name="0_Style2" style:family="table-cell" style:parent-style-name="Default">
      <style:table-cell-properties fo:background-color="#ffff00"/>
    </style:style>
    <style:style style:name="_30__5f_Style1" style:display-name="0_Style1" style:family="table-cell" style:parent-style-name="_30__5f_Style0">
      <style:table-cell-properties fo:background-color="#23ff23"/>
    </style:style>
    <style:style style:name="_30__5f_Style0" style:display-name="0_Style0" style:family="table-cell" style:parent-style-name="Default">
      <style:table-cell-properties fo:background-color="#b3b3b3"/>
    </style:style>
    <style:style style:name="_30__5f_MesuresTHC" style:display-name="0_MesuresTHC" style:family="table-cell" style:parent-style-name="Default">
      <style:table-cell-properties fo:background-color="#666666"/>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5-29">29/05/2013</text:date>, <text:time>11:34:1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9T10:50:17.59</meta:creation-date>
    <dc:date>2013-05-29T11:34:12.34</dc:date>
    <meta:editing-duration>PT43M54S</meta:editing-duration>
    <meta:editing-cycles>3</meta:editing-cycles>
    <meta:generator>OpenOffice.org/3.4$Win32 OpenOffice.org_project/340m1$Build-9590</meta:generator>
    <meta:document-statistic meta:table-count="3" meta:cell-count="1854" meta:object-count="0"/>
  </office:meta>
</office:document-meta>
</file>